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text-properties fo:font-size="13pt" style:font-size-asian="13pt" style:font-size-complex="13pt" fo:background-color="#FFFF00"/>
    </style:style>
    <style:style style:name="P3" style:parent-style-name="Standard" style:family="paragraph">
      <style:text-properties fo:font-size="13pt" style:font-size-asian="13pt" style:font-size-complex="13pt"/>
    </style:style>
    <style:style style:name="P4" style:parent-style-name="Standard" style:family="paragraph">
      <style:text-properties fo:font-size="13pt" style:font-size-asian="13pt" style:font-size-complex="13pt"/>
    </style:style>
    <style:style style:name="P5" style:parent-style-name="Standard" style:family="paragraph">
      <style:text-properties fo:font-size="13pt" style:font-size-asian="13pt" style:font-size-complex="13pt"/>
    </style:style>
    <style:style style:name="P6" style:parent-style-name="Standard" style:family="paragraph">
      <style:text-properties fo:font-size="13pt" style:font-size-asian="13pt" style:font-size-complex="13pt"/>
    </style:style>
    <style:style style:name="P7" style:parent-style-name="Standard" style:family="paragraph">
      <style:text-properties fo:font-size="13pt" style:font-size-asian="13pt" style:font-size-complex="13pt"/>
    </style:style>
    <style:style style:name="P8" style:parent-style-name="Standard" style:family="paragraph">
      <style:text-properties fo:font-size="13pt" style:font-size-asian="13pt" style:font-size-complex="13pt"/>
    </style:style>
    <style:style style:name="P9" style:parent-style-name="Standard" style:family="paragraph">
      <style:text-properties fo:font-size="13pt" style:font-size-asian="13pt" style:font-size-complex="13pt"/>
    </style:style>
    <style:style style:name="P10" style:parent-style-name="Standard" style:family="paragraph">
      <style:text-properties fo:font-size="13pt" style:font-size-asian="13pt" style:font-size-complex="13pt"/>
    </style:style>
    <style:style style:name="P11" style:parent-style-name="Standard" style:family="paragraph">
      <style:text-properties fo:font-size="13pt" style:font-size-asian="13pt" style:font-size-complex="13pt"/>
    </style:style>
    <style:style style:name="P12" style:parent-style-name="Standard" style:family="paragraph">
      <style:text-properties fo:font-size="13pt" style:font-size-asian="13pt" style:font-size-complex="13pt"/>
    </style:style>
    <style:style style:name="P13" style:parent-style-name="Standard" style:family="paragraph">
      <style:text-properties fo:font-size="13pt" style:font-size-asian="13pt" style:font-size-complex="13pt"/>
    </style:style>
    <style:style style:name="P14" style:parent-style-name="Standard" style:family="paragraph">
      <style:text-properties fo:font-size="13pt" style:font-size-asian="13pt" style:font-size-complex="13pt"/>
    </style:style>
    <style:style style:name="P15" style:parent-style-name="Standard" style:family="paragraph">
      <style:text-properties fo:font-size="13pt" style:font-size-asian="13pt" style:font-size-complex="13pt"/>
    </style:style>
    <style:style style:name="P16" style:parent-style-name="Standard" style:family="paragraph">
      <style:text-properties fo:font-size="13pt" style:font-size-asian="13pt" style:font-size-complex="13pt"/>
    </style:style>
    <style:style style:name="P17" style:parent-style-name="Standard" style:family="paragraph">
      <style:text-properties fo:font-size="13pt" style:font-size-asian="13pt" style:font-size-complex="13pt"/>
    </style:style>
    <style:style style:name="P18" style:parent-style-name="Standard" style:family="paragraph">
      <style:text-properties fo:font-size="13pt" style:font-size-asian="13pt" style:font-size-complex="13pt"/>
    </style:style>
    <style:style style:name="P19" style:parent-style-name="Standard" style:family="paragraph">
      <style:text-properties fo:font-size="13pt" style:font-size-asian="13pt" style:font-size-complex="13pt"/>
    </style:style>
    <style:style style:name="P20" style:parent-style-name="Standard" style:family="paragraph">
      <style:text-properties fo:font-size="13pt" style:font-size-asian="13pt" style:font-size-complex="13pt"/>
    </style:style>
    <style:style style:name="P21" style:parent-style-name="Standard" style:family="paragraph">
      <style:text-properties fo:font-size="13pt" style:font-size-asian="13pt" style:font-size-complex="13pt"/>
    </style:style>
    <style:style style:name="P22" style:parent-style-name="Standard" style:family="paragraph">
      <style:text-properties fo:font-size="13pt" style:font-size-asian="13pt" style:font-size-complex="13pt" fo:background-color="#FFFF00"/>
    </style:style>
    <style:style style:name="P23" style:parent-style-name="Standard" style:family="paragraph">
      <style:text-properties fo:font-size="13pt" style:font-size-asian="13pt" style:font-size-complex="13pt"/>
    </style:style>
    <style:style style:name="P24" style:parent-style-name="Standard" style:family="paragraph">
      <style:text-properties fo:font-size="13pt" style:font-size-asian="13pt" style:font-size-complex="13pt"/>
    </style:style>
    <style:style style:name="P25" style:parent-style-name="Standard" style:family="paragraph">
      <style:text-properties fo:font-size="13pt" style:font-size-asian="13pt" style:font-size-complex="13pt"/>
    </style:style>
    <style:style style:name="P26" style:parent-style-name="Standard" style:family="paragraph">
      <style:text-properties fo:font-size="13pt" style:font-size-asian="13pt" style:font-size-complex="13pt"/>
    </style:style>
    <style:style style:name="P27" style:parent-style-name="Standard" style:family="paragraph">
      <style:text-properties fo:font-size="13pt" style:font-size-asian="13pt" style:font-size-complex="13pt"/>
    </style:style>
    <style:style style:name="P28" style:parent-style-name="Standard" style:family="paragraph">
      <style:text-properties fo:font-size="13pt" style:font-size-asian="13pt" style:font-size-complex="13pt"/>
    </style:style>
    <style:style style:name="P29" style:parent-style-name="Standard" style:family="paragraph">
      <style:text-properties fo:font-size="13pt" style:font-size-asian="13pt" style:font-size-complex="13pt"/>
    </style:style>
    <style:style style:name="P30" style:parent-style-name="Standard" style:family="paragraph">
      <style:text-properties fo:font-size="13pt" style:font-size-asian="13pt" style:font-size-complex="13pt"/>
    </style:style>
    <style:style style:name="P31" style:parent-style-name="Standard" style:family="paragraph">
      <style:text-properties fo:font-size="13pt" style:font-size-asian="13pt" style:font-size-complex="13pt"/>
    </style:style>
    <style:style style:name="P32" style:parent-style-name="Standard" style:family="paragraph">
      <style:text-properties fo:font-size="13pt" style:font-size-asian="13pt" style:font-size-complex="13pt"/>
    </style:style>
    <style:style style:name="P33" style:parent-style-name="Standard" style:family="paragraph">
      <style:text-properties fo:font-size="13pt" style:font-size-asian="13pt" style:font-size-complex="13pt"/>
    </style:style>
    <style:style style:name="P34" style:parent-style-name="Standard" style:family="paragraph">
      <style:text-properties fo:font-size="13pt" style:font-size-asian="13pt" style:font-size-complex="13pt"/>
    </style:style>
    <style:style style:name="P35" style:parent-style-name="Standard" style:family="paragraph">
      <style:text-properties fo:font-size="13pt" style:font-size-asian="13pt" style:font-size-complex="13pt"/>
    </style:style>
    <style:style style:name="P36" style:parent-style-name="Standard" style:family="paragraph">
      <style:text-properties fo:font-size="13pt" style:font-size-asian="13pt" style:font-size-complex="13pt"/>
    </style:style>
    <style:style style:name="P37" style:parent-style-name="Standard" style:family="paragraph">
      <style:text-properties fo:font-size="13pt" style:font-size-asian="13pt" style:font-size-complex="13pt" fo:background-color="#C0C0C0"/>
    </style:style>
    <style:style style:name="P38" style:parent-style-name="Standard" style:family="paragraph">
      <style:text-properties fo:font-size="13pt" style:font-size-asian="13pt" style:font-size-complex="13pt" fo:background-color="#C0C0C0"/>
    </style:style>
    <style:style style:name="P39" style:parent-style-name="Standard" style:family="paragraph">
      <style:text-properties fo:font-size="13pt" style:font-size-asian="13pt" style:font-size-complex="13pt" fo:background-color="#C0C0C0"/>
    </style:style>
    <style:style style:name="P40" style:parent-style-name="Standard" style:family="paragraph">
      <style:text-properties fo:font-size="13pt" style:font-size-asian="13pt" style:font-size-complex="13pt" fo:background-color="#C0C0C0"/>
    </style:style>
    <style:style style:name="P41" style:parent-style-name="Standard" style:family="paragraph">
      <style:text-properties fo:font-size="13pt" style:font-size-asian="13pt" style:font-size-complex="13pt" fo:background-color="#C0C0C0"/>
    </style:style>
    <style:style style:name="P42" style:parent-style-name="Standard" style:family="paragraph">
      <style:text-properties fo:font-size="13pt" style:font-size-asian="13pt" style:font-size-complex="13pt" fo:background-color="#C0C0C0"/>
    </style:style>
    <style:style style:name="P43" style:parent-style-name="Standard" style:family="paragraph">
      <style:text-properties fo:font-size="13pt" style:font-size-asian="13pt" style:font-size-complex="13pt" fo:background-color="#C0C0C0"/>
    </style:style>
    <style:style style:name="P44" style:parent-style-name="Standard" style:family="paragraph">
      <style:text-properties fo:font-size="13pt" style:font-size-asian="13pt" style:font-size-complex="13pt" fo:background-color="#C0C0C0"/>
    </style:style>
    <style:style style:name="P45" style:parent-style-name="Standard" style:family="paragraph">
      <style:text-properties fo:font-size="13pt" style:font-size-asian="13pt" style:font-size-complex="13pt" fo:background-color="#C0C0C0"/>
    </style:style>
    <style:style style:name="P46" style:parent-style-name="Standard" style:family="paragraph">
      <style:text-properties fo:font-size="13pt" style:font-size-asian="13pt" style:font-size-complex="13pt" fo:background-color="#C0C0C0"/>
    </style:style>
    <style:style style:name="P47" style:parent-style-name="Standard" style:family="paragraph">
      <style:text-properties fo:font-size="13pt" style:font-size-asian="13pt" style:font-size-complex="13pt" fo:background-color="#C0C0C0"/>
    </style:style>
    <style:style style:name="P48" style:parent-style-name="Standard" style:family="paragraph">
      <style:text-properties fo:font-size="13pt" style:font-size-asian="13pt" style:font-size-complex="13pt" fo:background-color="#C0C0C0"/>
    </style:style>
    <style:style style:name="P49" style:parent-style-name="Standard" style:family="paragraph">
      <style:text-properties fo:font-size="13pt" style:font-size-asian="13pt" style:font-size-complex="13pt" fo:background-color="#C0C0C0"/>
    </style:style>
    <style:style style:name="P50" style:parent-style-name="Standard" style:family="paragraph">
      <style:text-properties fo:font-size="13pt" style:font-size-asian="13pt" style:font-size-complex="13pt" fo:background-color="#C0C0C0"/>
    </style:style>
    <style:style style:name="P51" style:parent-style-name="Standard" style:family="paragraph">
      <style:text-properties fo:font-size="13pt" style:font-size-asian="13pt" style:font-size-complex="13pt" fo:background-color="#C0C0C0"/>
    </style:style>
    <style:style style:name="P52" style:parent-style-name="Standard" style:family="paragraph">
      <style:text-properties fo:font-size="13pt" style:font-size-asian="13pt" style:font-size-complex="13pt" fo:background-color="#C0C0C0"/>
    </style:style>
    <style:style style:name="P53" style:parent-style-name="Standard" style:family="paragraph">
      <style:text-properties fo:font-size="13pt" style:font-size-asian="13pt" style:font-size-complex="13pt" fo:background-color="#C0C0C0"/>
    </style:style>
    <style:style style:name="P54" style:parent-style-name="Standard" style:family="paragraph">
      <style:text-properties fo:font-size="13pt" style:font-size-asian="13pt" style:font-size-complex="13pt" fo:background-color="#C0C0C0"/>
    </style:style>
    <style:style style:name="P55" style:parent-style-name="Standard" style:family="paragraph">
      <style:text-properties fo:font-size="13pt" style:font-size-asian="13pt" style:font-size-complex="13pt" fo:background-color="#C0C0C0"/>
    </style:style>
    <style:style style:name="P56" style:parent-style-name="Standard" style:family="paragraph">
      <style:text-properties fo:font-size="13pt" style:font-size-asian="13pt" style:font-size-complex="13pt" fo:background-color="#C0C0C0"/>
    </style:style>
    <style:style style:name="P57" style:parent-style-name="Standard" style:family="paragraph">
      <style:text-properties fo:font-size="13pt" style:font-size-asian="13pt" style:font-size-complex="13pt" fo:background-color="#C0C0C0"/>
    </style:style>
    <style:style style:name="P58" style:parent-style-name="Standard" style:family="paragraph">
      <style:text-properties fo:font-size="13pt" style:font-size-asian="13pt" style:font-size-complex="13pt" fo:background-color="#C0C0C0"/>
    </style:style>
    <style:style style:name="P59" style:parent-style-name="Standard" style:family="paragraph">
      <style:text-properties fo:font-size="13pt" style:font-size-asian="13pt" style:font-size-complex="13pt" fo:background-color="#C0C0C0"/>
    </style:style>
    <style:style style:name="P60" style:parent-style-name="Standard" style:family="paragraph">
      <style:text-properties fo:font-size="13pt" style:font-size-asian="13pt" style:font-size-complex="13pt" fo:background-color="#C0C0C0"/>
    </style:style>
    <style:style style:name="P61" style:parent-style-name="Standard" style:family="paragraph">
      <style:text-properties fo:font-size="13pt" style:font-size-asian="13pt" style:font-size-complex="13pt" fo:background-color="#C0C0C0"/>
    </style:style>
    <style:style style:name="P62" style:parent-style-name="Standard" style:family="paragraph">
      <style:text-properties fo:font-size="13pt" style:font-size-asian="13pt" style:font-size-complex="13pt" fo:background-color="#C0C0C0"/>
    </style:style>
    <style:style style:name="P63" style:parent-style-name="Standard" style:family="paragraph">
      <style:text-properties fo:font-size="13pt" style:font-size-asian="13pt" style:font-size-complex="13pt" fo:background-color="#C0C0C0"/>
    </style:style>
    <style:style style:name="P64" style:parent-style-name="Standard" style:family="paragraph">
      <style:text-properties fo:font-size="13pt" style:font-size-asian="13pt" style:font-size-complex="13pt" fo:background-color="#C0C0C0"/>
    </style:style>
    <style:style style:name="P65" style:parent-style-name="Standard" style:family="paragraph">
      <style:text-properties fo:font-size="13pt" style:font-size-asian="13pt" style:font-size-complex="13pt" fo:background-color="#C0C0C0"/>
    </style:style>
    <style:style style:name="P66" style:parent-style-name="Standard" style:family="paragraph">
      <style:text-properties fo:font-size="13pt" style:font-size-asian="13pt" style:font-size-complex="13pt" fo:background-color="#C0C0C0"/>
    </style:style>
    <style:style style:name="P67" style:parent-style-name="Standard" style:family="paragraph">
      <style:text-properties fo:font-size="13pt" style:font-size-asian="13pt" style:font-size-complex="13pt" fo:background-color="#C0C0C0"/>
    </style:style>
    <style:style style:name="P68" style:parent-style-name="Standard" style:family="paragraph">
      <style:text-properties fo:font-size="13pt" style:font-size-asian="13pt" style:font-size-complex="13pt" fo:background-color="#C0C0C0"/>
    </style:style>
    <style:style style:name="P69" style:parent-style-name="Standard" style:family="paragraph">
      <style:text-properties fo:font-size="13pt" style:font-size-asian="13pt" style:font-size-complex="13pt" fo:background-color="#C0C0C0"/>
    </style:style>
    <style:style style:name="P70" style:parent-style-name="Standard" style:family="paragraph">
      <style:text-properties fo:font-size="13pt" style:font-size-asian="13pt" style:font-size-complex="13pt" fo:background-color="#C0C0C0"/>
    </style:style>
    <style:style style:name="P71" style:parent-style-name="Standard" style:family="paragraph">
      <style:text-properties fo:font-size="13pt" style:font-size-asian="13pt" style:font-size-complex="13pt" fo:background-color="#C0C0C0"/>
    </style:style>
    <style:style style:name="P72" style:parent-style-name="Standard" style:family="paragraph">
      <style:text-properties fo:font-size="13pt" style:font-size-asian="13pt" style:font-size-complex="13pt" fo:background-color="#C0C0C0"/>
    </style:style>
    <style:style style:name="P73" style:parent-style-name="Standard" style:family="paragraph">
      <style:text-properties fo:font-size="13pt" style:font-size-asian="13pt" style:font-size-complex="13pt" fo:background-color="#C0C0C0"/>
    </style:style>
    <style:style style:name="P74" style:parent-style-name="Standard" style:family="paragraph">
      <style:text-properties fo:font-size="13pt" style:font-size-asian="13pt" style:font-size-complex="13pt" fo:background-color="#C0C0C0"/>
    </style:style>
    <style:style style:name="P75" style:parent-style-name="Standard" style:family="paragraph">
      <style:text-properties fo:font-size="13pt" style:font-size-asian="13pt" style:font-size-complex="13pt" fo:background-color="#C0C0C0"/>
    </style:style>
    <style:style style:name="P76" style:parent-style-name="Standard" style:family="paragraph">
      <style:text-properties fo:font-size="13pt" style:font-size-asian="13pt" style:font-size-complex="13pt" fo:background-color="#C0C0C0"/>
    </style:style>
    <style:style style:name="P77" style:parent-style-name="Standard" style:family="paragraph">
      <style:text-properties fo:font-size="13pt" style:font-size-asian="13pt" style:font-size-complex="13pt" fo:background-color="#C0C0C0"/>
    </style:style>
    <style:style style:name="P78" style:parent-style-name="Standard" style:family="paragraph">
      <style:text-properties fo:font-size="13pt" style:font-size-asian="13pt" style:font-size-complex="13pt" fo:background-color="#C0C0C0"/>
    </style:style>
    <style:style style:name="P79" style:parent-style-name="Standard" style:family="paragraph">
      <style:text-properties fo:font-size="13pt" style:font-size-asian="13pt" style:font-size-complex="13pt" fo:background-color="#C0C0C0"/>
    </style:style>
    <style:style style:name="P80" style:parent-style-name="Standard" style:family="paragraph">
      <style:text-properties fo:font-size="13pt" style:font-size-asian="13pt" style:font-size-complex="13pt" fo:background-color="#C0C0C0"/>
    </style:style>
    <style:style style:name="P81" style:parent-style-name="Standard" style:family="paragraph">
      <style:text-properties fo:font-size="13pt" style:font-size-asian="13pt" style:font-size-complex="13pt" fo:background-color="#C0C0C0"/>
    </style:style>
    <style:style style:name="P82" style:parent-style-name="Standard" style:family="paragraph">
      <style:text-properties fo:font-size="13pt" style:font-size-asian="13pt" style:font-size-complex="13pt" fo:background-color="#C0C0C0"/>
    </style:style>
    <style:style style:name="P83" style:parent-style-name="Standard" style:family="paragraph">
      <style:text-properties fo:font-size="13pt" style:font-size-asian="13pt" style:font-size-complex="13pt" fo:background-color="#C0C0C0"/>
    </style:style>
    <style:style style:name="P84" style:parent-style-name="Standard" style:family="paragraph">
      <style:text-properties fo:font-size="13pt" style:font-size-asian="13pt" style:font-size-complex="13pt" fo:background-color="#C0C0C0"/>
    </style:style>
    <style:style style:name="P85" style:parent-style-name="Standard" style:family="paragraph">
      <style:text-properties fo:font-size="13pt" style:font-size-asian="13pt" style:font-size-complex="13pt" fo:background-color="#C0C0C0"/>
    </style:style>
    <style:style style:name="P86" style:parent-style-name="Standard" style:family="paragraph">
      <style:text-properties fo:font-size="13pt" style:font-size-asian="13pt" style:font-size-complex="13pt" fo:background-color="#C0C0C0"/>
    </style:style>
    <style:style style:name="P87" style:parent-style-name="Standard" style:family="paragraph">
      <style:text-properties fo:font-size="13pt" style:font-size-asian="13pt" style:font-size-complex="13pt" fo:background-color="#C0C0C0"/>
    </style:style>
    <style:style style:name="P88" style:parent-style-name="Standard" style:family="paragraph">
      <style:text-properties fo:font-size="13pt" style:font-size-asian="13pt" style:font-size-complex="13pt" fo:background-color="#C0C0C0"/>
    </style:style>
    <style:style style:name="P89" style:parent-style-name="Standard" style:family="paragraph">
      <style:text-properties fo:font-size="13pt" style:font-size-asian="13pt" style:font-size-complex="13pt" fo:background-color="#C0C0C0"/>
    </style:style>
    <style:style style:name="P90" style:parent-style-name="Standard" style:family="paragraph">
      <style:text-properties fo:font-size="13pt" style:font-size-asian="13pt" style:font-size-complex="13pt" fo:background-color="#C0C0C0"/>
    </style:style>
    <style:style style:name="P91" style:parent-style-name="Standard" style:family="paragraph">
      <style:text-properties fo:font-size="13pt" style:font-size-asian="13pt" style:font-size-complex="13pt" fo:background-color="#C0C0C0"/>
    </style:style>
    <style:style style:name="P92" style:parent-style-name="Standard" style:family="paragraph">
      <style:text-properties fo:font-size="13pt" style:font-size-asian="13pt" style:font-size-complex="13pt" fo:background-color="#C0C0C0"/>
    </style:style>
    <style:style style:name="P93" style:parent-style-name="Standard" style:family="paragraph">
      <style:text-properties fo:font-size="13pt" style:font-size-asian="13pt" style:font-size-complex="13pt" fo:background-color="#C0C0C0"/>
    </style:style>
    <style:style style:name="P94" style:parent-style-name="Standard" style:family="paragraph">
      <style:text-properties fo:font-size="13pt" style:font-size-asian="13pt" style:font-size-complex="13pt" fo:background-color="#C0C0C0"/>
    </style:style>
    <style:style style:name="P95" style:parent-style-name="Standard" style:family="paragraph">
      <style:text-properties fo:font-size="13pt" style:font-size-asian="13pt" style:font-size-complex="13pt" fo:background-color="#C0C0C0"/>
    </style:style>
    <style:style style:name="P96" style:parent-style-name="Standard" style:family="paragraph">
      <style:text-properties fo:font-size="13pt" style:font-size-asian="13pt" style:font-size-complex="13pt" fo:background-color="#C0C0C0"/>
    </style:style>
    <style:style style:name="P97" style:parent-style-name="Standard" style:family="paragraph">
      <style:text-properties fo:font-size="13pt" style:font-size-asian="13pt" style:font-size-complex="13pt" fo:background-color="#C0C0C0"/>
    </style:style>
    <style:style style:name="P98" style:parent-style-name="Standard" style:family="paragraph">
      <style:text-properties fo:font-size="13pt" style:font-size-asian="13pt" style:font-size-complex="13pt" fo:background-color="#C0C0C0"/>
    </style:style>
    <style:style style:name="P99" style:parent-style-name="Standard" style:family="paragraph">
      <style:text-properties fo:font-size="13pt" style:font-size-asian="13pt" style:font-size-complex="13pt" fo:background-color="#C0C0C0"/>
    </style:style>
    <style:style style:name="P100" style:parent-style-name="Standard" style:family="paragraph">
      <style:text-properties fo:font-size="13pt" style:font-size-asian="13pt" style:font-size-complex="13pt" fo:background-color="#C0C0C0"/>
    </style:style>
    <style:style style:name="P101" style:parent-style-name="Standard" style:family="paragraph">
      <style:text-properties fo:font-size="13pt" style:font-size-asian="13pt" style:font-size-complex="13pt" fo:background-color="#C0C0C0"/>
    </style:style>
    <style:style style:name="P102" style:parent-style-name="Standard" style:family="paragraph">
      <style:text-properties fo:font-size="13pt" style:font-size-asian="13pt" style:font-size-complex="13pt" fo:background-color="#C0C0C0"/>
    </style:style>
    <style:style style:name="P103" style:parent-style-name="Standard" style:family="paragraph">
      <style:text-properties fo:font-size="13pt" style:font-size-asian="13pt" style:font-size-complex="13pt" fo:background-color="#C0C0C0"/>
    </style:style>
    <style:style style:name="P104" style:parent-style-name="Standard" style:family="paragraph">
      <style:text-properties fo:font-size="13pt" style:font-size-asian="13pt" style:font-size-complex="13pt" fo:background-color="#C0C0C0"/>
    </style:style>
    <style:style style:name="P105" style:parent-style-name="Standard" style:family="paragraph">
      <style:text-properties fo:font-size="13pt" style:font-size-asian="13pt" style:font-size-complex="13pt" fo:background-color="#C0C0C0"/>
    </style:style>
    <style:style style:name="P106" style:parent-style-name="Standard" style:family="paragraph">
      <style:text-properties fo:font-size="13pt" style:font-size-asian="13pt" style:font-size-complex="13pt" fo:background-color="#C0C0C0"/>
    </style:style>
    <style:style style:name="P107" style:parent-style-name="Standard" style:family="paragraph">
      <style:text-properties fo:font-size="13pt" style:font-size-asian="13pt" style:font-size-complex="13pt" fo:background-color="#C0C0C0"/>
    </style:style>
    <style:style style:name="P108" style:parent-style-name="Standard" style:family="paragraph">
      <style:text-properties fo:font-size="13pt" style:font-size-asian="13pt" style:font-size-complex="13pt" fo:background-color="#C0C0C0"/>
    </style:style>
    <style:style style:name="P109" style:parent-style-name="Standard" style:family="paragraph">
      <style:text-properties fo:font-size="13pt" style:font-size-asian="13pt" style:font-size-complex="13pt" fo:background-color="#C0C0C0"/>
    </style:style>
    <style:style style:name="P110" style:parent-style-name="Standard" style:family="paragraph">
      <style:text-properties fo:font-size="13pt" style:font-size-asian="13pt" style:font-size-complex="13pt" fo:background-color="#C0C0C0"/>
    </style:style>
    <style:style style:name="P111" style:parent-style-name="Standard" style:family="paragraph">
      <style:text-properties fo:font-size="13pt" style:font-size-asian="13pt" style:font-size-complex="13pt" fo:background-color="#C0C0C0"/>
    </style:style>
    <style:style style:name="P112" style:parent-style-name="Standard" style:family="paragraph">
      <style:text-properties fo:font-size="13pt" style:font-size-asian="13pt" style:font-size-complex="13pt" fo:background-color="#C0C0C0"/>
    </style:style>
    <style:style style:name="P113" style:parent-style-name="Standard" style:family="paragraph">
      <style:text-properties fo:font-size="13pt" style:font-size-asian="13pt" style:font-size-complex="13pt" fo:background-color="#C0C0C0"/>
    </style:style>
    <style:style style:name="P114" style:parent-style-name="Standard" style:family="paragraph">
      <style:text-properties fo:font-size="13pt" style:font-size-asian="13pt" style:font-size-complex="13pt" fo:background-color="#C0C0C0"/>
    </style:style>
    <style:style style:name="P115" style:parent-style-name="Standard" style:family="paragraph">
      <style:text-properties fo:font-size="13pt" style:font-size-asian="13pt" style:font-size-complex="13pt" fo:background-color="#C0C0C0"/>
    </style:style>
    <style:style style:name="P116" style:parent-style-name="Standard" style:family="paragraph">
      <style:text-properties fo:font-size="13pt" style:font-size-asian="13pt" style:font-size-complex="13pt" fo:background-color="#C0C0C0"/>
    </style:style>
    <style:style style:name="P117" style:parent-style-name="Standard" style:family="paragraph">
      <style:text-properties fo:font-size="13pt" style:font-size-asian="13pt" style:font-size-complex="13pt" fo:background-color="#C0C0C0"/>
    </style:style>
    <style:style style:name="P118" style:parent-style-name="Standard" style:family="paragraph">
      <style:text-properties fo:font-size="13pt" style:font-size-asian="13pt" style:font-size-complex="13pt" fo:background-color="#C0C0C0"/>
    </style:style>
    <style:style style:name="P119" style:parent-style-name="Standard" style:family="paragraph">
      <style:text-properties fo:font-size="13pt" style:font-size-asian="13pt" style:font-size-complex="13pt" fo:background-color="#C0C0C0"/>
    </style:style>
    <style:style style:name="P120" style:parent-style-name="Standard" style:family="paragraph">
      <style:text-properties fo:font-size="13pt" style:font-size-asian="13pt" style:font-size-complex="13pt" fo:background-color="#C0C0C0"/>
    </style:style>
    <style:style style:name="P121" style:parent-style-name="Standard" style:family="paragraph">
      <style:text-properties fo:font-size="13pt" style:font-size-asian="13pt" style:font-size-complex="13pt" fo:background-color="#C0C0C0"/>
    </style:style>
    <style:style style:name="P122" style:parent-style-name="Standard" style:family="paragraph">
      <style:text-properties fo:font-size="13pt" style:font-size-asian="13pt" style:font-size-complex="13pt" fo:background-color="#C0C0C0"/>
    </style:style>
    <style:style style:name="P123" style:parent-style-name="Standard" style:family="paragraph">
      <style:text-properties fo:font-size="13pt" style:font-size-asian="13pt" style:font-size-complex="13pt" fo:background-color="#C0C0C0"/>
    </style:style>
    <style:style style:name="P124" style:parent-style-name="Standard" style:family="paragraph">
      <style:text-properties fo:font-size="13pt" style:font-size-asian="13pt" style:font-size-complex="13pt" fo:background-color="#C0C0C0"/>
    </style:style>
    <style:style style:name="P125" style:parent-style-name="Standard" style:family="paragraph">
      <style:text-properties fo:font-size="13pt" style:font-size-asian="13pt" style:font-size-complex="13pt" fo:background-color="#C0C0C0"/>
    </style:style>
    <style:style style:name="P126" style:parent-style-name="Standard" style:family="paragraph">
      <style:text-properties fo:font-size="13pt" style:font-size-asian="13pt" style:font-size-complex="13pt" fo:background-color="#C0C0C0"/>
    </style:style>
    <style:style style:name="P127" style:parent-style-name="Standard" style:family="paragraph">
      <style:text-properties fo:font-size="13pt" style:font-size-asian="13pt" style:font-size-complex="13pt" fo:background-color="#C0C0C0"/>
    </style:style>
    <style:style style:name="P128" style:parent-style-name="Standard" style:family="paragraph">
      <style:text-properties fo:font-size="13pt" style:font-size-asian="13pt" style:font-size-complex="13pt" fo:background-color="#C0C0C0"/>
    </style:style>
    <style:style style:name="P129" style:parent-style-name="Standard" style:family="paragraph">
      <style:text-properties fo:font-size="13pt" style:font-size-asian="13pt" style:font-size-complex="13pt" fo:background-color="#C0C0C0"/>
    </style:style>
    <style:style style:name="P130" style:parent-style-name="Standard" style:family="paragraph">
      <style:text-properties fo:font-size="13pt" style:font-size-asian="13pt" style:font-size-complex="13pt" fo:background-color="#C0C0C0"/>
    </style:style>
    <style:style style:name="P131" style:parent-style-name="Standard" style:family="paragraph">
      <style:text-properties fo:font-size="13pt" style:font-size-asian="13pt" style:font-size-complex="13pt" fo:background-color="#C0C0C0"/>
    </style:style>
    <style:style style:name="P132" style:parent-style-name="Standard" style:family="paragraph">
      <style:text-properties fo:font-size="13pt" style:font-size-asian="13pt" style:font-size-complex="13pt" fo:background-color="#C0C0C0"/>
    </style:style>
    <style:style style:name="P133" style:parent-style-name="Standard" style:family="paragraph">
      <style:text-properties fo:font-size="13pt" style:font-size-asian="13pt" style:font-size-complex="13pt" fo:background-color="#C0C0C0"/>
    </style:style>
    <style:style style:name="P134" style:parent-style-name="Standard" style:family="paragraph">
      <style:text-properties fo:font-size="13pt" style:font-size-asian="13pt" style:font-size-complex="13pt" fo:background-color="#C0C0C0"/>
    </style:style>
    <style:style style:name="P135" style:parent-style-name="Standard" style:family="paragraph">
      <style:text-properties fo:font-size="13pt" style:font-size-asian="13pt" style:font-size-complex="13pt" fo:background-color="#C0C0C0"/>
    </style:style>
    <style:style style:name="P136" style:parent-style-name="Standard" style:family="paragraph">
      <style:text-properties fo:font-size="13pt" style:font-size-asian="13pt" style:font-size-complex="13pt" fo:background-color="#C0C0C0"/>
    </style:style>
    <style:style style:name="P137" style:parent-style-name="Standard" style:family="paragraph">
      <style:text-properties fo:font-size="13pt" style:font-size-asian="13pt" style:font-size-complex="13pt" fo:background-color="#C0C0C0"/>
    </style:style>
    <style:style style:name="P138" style:parent-style-name="Standard" style:family="paragraph">
      <style:text-properties fo:font-size="13pt" style:font-size-asian="13pt" style:font-size-complex="13pt" fo:background-color="#C0C0C0"/>
    </style:style>
    <style:style style:name="P139" style:parent-style-name="Standard" style:family="paragraph">
      <style:text-properties fo:font-size="13pt" style:font-size-asian="13pt" style:font-size-complex="13pt" fo:background-color="#C0C0C0"/>
    </style:style>
    <style:style style:name="P140" style:parent-style-name="Standard" style:family="paragraph">
      <style:text-properties fo:font-size="13pt" style:font-size-asian="13pt" style:font-size-complex="13pt" fo:background-color="#C0C0C0"/>
    </style:style>
    <style:style style:name="P141" style:parent-style-name="Standard" style:family="paragraph">
      <style:text-properties fo:font-size="13pt" style:font-size-asian="13pt" style:font-size-complex="13pt" fo:background-color="#C0C0C0"/>
    </style:style>
    <style:style style:name="P142" style:parent-style-name="Standard" style:family="paragraph">
      <style:text-properties fo:font-size="13pt" style:font-size-asian="13pt" style:font-size-complex="13pt" fo:background-color="#C0C0C0"/>
    </style:style>
    <style:style style:name="P143" style:parent-style-name="Standard" style:family="paragraph">
      <style:text-properties fo:font-size="13pt" style:font-size-asian="13pt" style:font-size-complex="13pt" fo:background-color="#C0C0C0"/>
    </style:style>
    <style:style style:name="P144" style:parent-style-name="Standard" style:family="paragraph">
      <style:text-properties fo:font-size="13pt" style:font-size-asian="13pt" style:font-size-complex="13pt" fo:background-color="#C0C0C0"/>
    </style:style>
    <style:style style:name="P145" style:parent-style-name="Standard" style:family="paragraph">
      <style:text-properties fo:font-size="13pt" style:font-size-asian="13pt" style:font-size-complex="13pt" fo:background-color="#C0C0C0"/>
    </style:style>
    <style:style style:name="P146" style:parent-style-name="Standard" style:family="paragraph">
      <style:text-properties fo:font-size="13pt" style:font-size-asian="13pt" style:font-size-complex="13pt" fo:background-color="#C0C0C0"/>
    </style:style>
    <style:style style:name="P147" style:parent-style-name="Standard" style:family="paragraph">
      <style:text-properties fo:font-size="13pt" style:font-size-asian="13pt" style:font-size-complex="13pt" fo:background-color="#C0C0C0"/>
    </style:style>
    <style:style style:name="P148" style:parent-style-name="Standard" style:family="paragraph">
      <style:text-properties fo:font-size="13pt" style:font-size-asian="13pt" style:font-size-complex="13pt" fo:background-color="#C0C0C0"/>
    </style:style>
    <style:style style:name="P149" style:parent-style-name="Standard" style:family="paragraph">
      <style:text-properties fo:font-size="13pt" style:font-size-asian="13pt" style:font-size-complex="13pt" fo:background-color="#C0C0C0"/>
    </style:style>
    <style:style style:name="P150" style:parent-style-name="Standard" style:family="paragraph">
      <style:text-properties fo:font-size="13pt" style:font-size-asian="13pt" style:font-size-complex="13pt" fo:background-color="#C0C0C0"/>
    </style:style>
    <style:style style:name="P151" style:parent-style-name="Standard" style:family="paragraph">
      <style:text-properties fo:font-size="13pt" style:font-size-asian="13pt" style:font-size-complex="13pt" fo:background-color="#C0C0C0"/>
    </style:style>
    <style:style style:name="P152" style:parent-style-name="Standard" style:family="paragraph">
      <style:text-properties fo:font-size="13pt" style:font-size-asian="13pt" style:font-size-complex="13pt" fo:background-color="#C0C0C0"/>
    </style:style>
    <style:style style:name="P153" style:parent-style-name="Standard" style:family="paragraph">
      <style:text-properties fo:font-size="13pt" style:font-size-asian="13pt" style:font-size-complex="13pt" fo:background-color="#C0C0C0"/>
    </style:style>
    <style:style style:name="P154" style:parent-style-name="Standard" style:family="paragraph">
      <style:text-properties fo:font-size="13pt" style:font-size-asian="13pt" style:font-size-complex="13pt" fo:background-color="#C0C0C0"/>
    </style:style>
    <style:style style:name="P155" style:parent-style-name="Standard" style:family="paragraph">
      <style:text-properties fo:font-size="13pt" style:font-size-asian="13pt" style:font-size-complex="13pt" fo:background-color="#C0C0C0"/>
    </style:style>
    <style:style style:name="P156" style:parent-style-name="Standard" style:family="paragraph">
      <style:text-properties fo:font-size="13pt" style:font-size-asian="13pt" style:font-size-complex="13pt" fo:background-color="#C0C0C0"/>
    </style:style>
    <style:style style:name="P157" style:parent-style-name="Standard" style:family="paragraph">
      <style:text-properties fo:font-size="13pt" style:font-size-asian="13pt" style:font-size-complex="13pt" fo:background-color="#C0C0C0"/>
    </style:style>
    <style:style style:name="P158" style:parent-style-name="Standard" style:family="paragraph">
      <style:text-properties fo:font-size="13pt" style:font-size-asian="13pt" style:font-size-complex="13pt" fo:background-color="#C0C0C0"/>
    </style:style>
    <style:style style:name="P159" style:parent-style-name="Standard" style:family="paragraph">
      <style:text-properties fo:font-size="13pt" style:font-size-asian="13pt" style:font-size-complex="13pt" fo:background-color="#C0C0C0"/>
    </style:style>
    <style:style style:name="P160" style:parent-style-name="Standard" style:family="paragraph">
      <style:text-properties fo:font-size="13pt" style:font-size-asian="13pt" style:font-size-complex="13pt" fo:background-color="#C0C0C0"/>
    </style:style>
    <style:style style:name="P161" style:parent-style-name="Standard" style:family="paragraph">
      <style:text-properties fo:font-size="13pt" style:font-size-asian="13pt" style:font-size-complex="13pt" fo:background-color="#C0C0C0"/>
    </style:style>
    <style:style style:name="P162" style:parent-style-name="Standard" style:family="paragraph">
      <style:text-properties fo:font-size="13pt" style:font-size-asian="13pt" style:font-size-complex="13pt" fo:background-color="#C0C0C0"/>
    </style:style>
    <style:style style:name="P163" style:parent-style-name="Standard" style:family="paragraph">
      <style:text-properties fo:font-size="13pt" style:font-size-asian="13pt" style:font-size-complex="13pt" fo:background-color="#C0C0C0"/>
    </style:style>
    <style:style style:name="P164" style:parent-style-name="Standard" style:family="paragraph">
      <style:text-properties fo:font-size="13pt" style:font-size-asian="13pt" style:font-size-complex="13pt" fo:background-color="#C0C0C0"/>
    </style:style>
    <style:style style:name="P165" style:parent-style-name="Standard" style:family="paragraph">
      <style:text-properties fo:font-size="13pt" style:font-size-asian="13pt" style:font-size-complex="13pt" fo:background-color="#C0C0C0"/>
    </style:style>
    <style:style style:name="P166" style:parent-style-name="Standard" style:family="paragraph">
      <style:text-properties fo:font-size="13pt" style:font-size-asian="13pt" style:font-size-complex="13pt" fo:background-color="#C0C0C0"/>
    </style:style>
    <style:style style:name="P167" style:parent-style-name="Standard" style:family="paragraph">
      <style:text-properties fo:font-size="13pt" style:font-size-asian="13pt" style:font-size-complex="13pt" fo:background-color="#C0C0C0"/>
    </style:style>
    <style:style style:name="P168" style:parent-style-name="Standard" style:family="paragraph">
      <style:text-properties fo:font-size="13pt" style:font-size-asian="13pt" style:font-size-complex="13pt" fo:background-color="#C0C0C0"/>
    </style:style>
    <style:style style:name="P169" style:parent-style-name="Standard" style:family="paragraph">
      <style:text-properties fo:font-size="13pt" style:font-size-asian="13pt" style:font-size-complex="13pt" fo:background-color="#C0C0C0"/>
    </style:style>
    <style:style style:name="P170" style:parent-style-name="Standard" style:family="paragraph">
      <style:text-properties fo:font-size="13pt" style:font-size-asian="13pt" style:font-size-complex="13pt" fo:background-color="#C0C0C0"/>
    </style:style>
    <style:style style:name="P171" style:parent-style-name="Standard" style:family="paragraph">
      <style:text-properties fo:font-size="13pt" style:font-size-asian="13pt" style:font-size-complex="13pt" fo:background-color="#C0C0C0"/>
    </style:style>
    <style:style style:name="P172" style:parent-style-name="Standard" style:family="paragraph">
      <style:text-properties fo:font-size="13pt" style:font-size-asian="13pt" style:font-size-complex="13pt" fo:background-color="#C0C0C0"/>
    </style:style>
    <style:style style:name="P173" style:parent-style-name="Standard" style:family="paragraph">
      <style:text-properties fo:font-size="13pt" style:font-size-asian="13pt" style:font-size-complex="13pt" fo:background-color="#C0C0C0"/>
    </style:style>
    <style:style style:name="P174" style:parent-style-name="Standard" style:family="paragraph">
      <style:text-properties fo:font-size="13pt" style:font-size-asian="13pt" style:font-size-complex="13pt" fo:background-color="#C0C0C0"/>
    </style:style>
    <style:style style:name="P175" style:parent-style-name="Standard" style:family="paragraph">
      <style:text-properties fo:font-size="13pt" style:font-size-asian="13pt" style:font-size-complex="13pt" fo:background-color="#C0C0C0"/>
    </style:style>
    <style:style style:name="P176" style:parent-style-name="Standard" style:family="paragraph">
      <style:text-properties fo:font-size="13pt" style:font-size-asian="13pt" style:font-size-complex="13pt" fo:background-color="#C0C0C0"/>
    </style:style>
    <style:style style:name="P177" style:parent-style-name="Standard" style:family="paragraph">
      <style:text-properties fo:font-size="13pt" style:font-size-asian="13pt" style:font-size-complex="13pt" fo:background-color="#C0C0C0"/>
    </style:style>
    <style:style style:name="P178" style:parent-style-name="Standard" style:family="paragraph">
      <style:text-properties fo:font-size="13pt" style:font-size-asian="13pt" style:font-size-complex="13pt" fo:background-color="#C0C0C0"/>
    </style:style>
    <style:style style:name="P179" style:parent-style-name="Standard" style:family="paragraph">
      <style:text-properties fo:font-size="13pt" style:font-size-asian="13pt" style:font-size-complex="13pt" fo:background-color="#C0C0C0"/>
    </style:style>
    <style:style style:name="P180" style:parent-style-name="Standard" style:family="paragraph">
      <style:text-properties fo:font-size="13pt" style:font-size-asian="13pt" style:font-size-complex="13pt" fo:background-color="#C0C0C0"/>
    </style:style>
    <style:style style:name="P181" style:parent-style-name="Standard" style:family="paragraph">
      <style:text-properties fo:font-size="13pt" style:font-size-asian="13pt" style:font-size-complex="13pt" fo:background-color="#C0C0C0"/>
    </style:style>
    <style:style style:name="P182" style:parent-style-name="Standard" style:family="paragraph">
      <style:text-properties fo:font-size="13pt" style:font-size-asian="13pt" style:font-size-complex="13pt" fo:background-color="#C0C0C0"/>
    </style:style>
    <style:style style:name="P183" style:parent-style-name="Standard" style:family="paragraph">
      <style:text-properties fo:font-size="13pt" style:font-size-asian="13pt" style:font-size-complex="13pt" fo:background-color="#C0C0C0"/>
    </style:style>
    <style:style style:name="P184" style:parent-style-name="Standard" style:family="paragraph">
      <style:text-properties fo:font-size="13pt" style:font-size-asian="13pt" style:font-size-complex="13pt" fo:background-color="#C0C0C0"/>
    </style:style>
    <style:style style:name="P185" style:parent-style-name="Standard" style:family="paragraph">
      <style:text-properties fo:font-size="13pt" style:font-size-asian="13pt" style:font-size-complex="13pt" fo:background-color="#C0C0C0"/>
    </style:style>
    <style:style style:name="P186" style:parent-style-name="Standard" style:family="paragraph">
      <style:text-properties fo:font-size="13pt" style:font-size-asian="13pt" style:font-size-complex="13pt" fo:background-color="#C0C0C0"/>
    </style:style>
    <style:style style:name="P187" style:parent-style-name="Standard" style:family="paragraph">
      <style:text-properties fo:font-size="13pt" style:font-size-asian="13pt" style:font-size-complex="13pt" fo:background-color="#C0C0C0"/>
    </style:style>
    <style:style style:name="P188" style:parent-style-name="Standard" style:family="paragraph">
      <style:text-properties fo:font-size="13pt" style:font-size-asian="13pt" style:font-size-complex="13pt" fo:background-color="#C0C0C0"/>
    </style:style>
    <style:style style:name="P189" style:parent-style-name="Standard" style:family="paragraph">
      <style:text-properties fo:font-size="13pt" style:font-size-asian="13pt" style:font-size-complex="13pt" fo:background-color="#C0C0C0"/>
    </style:style>
    <style:style style:name="P190" style:parent-style-name="Standard" style:family="paragraph">
      <style:text-properties fo:font-size="13pt" style:font-size-asian="13pt" style:font-size-complex="13pt" fo:background-color="#C0C0C0"/>
    </style:style>
    <style:style style:name="P191" style:parent-style-name="Standard" style:family="paragraph">
      <style:text-properties fo:font-size="13pt" style:font-size-asian="13pt" style:font-size-complex="13pt" fo:background-color="#C0C0C0"/>
    </style:style>
    <style:style style:name="P192" style:parent-style-name="Standard" style:family="paragraph">
      <style:text-properties fo:font-size="13pt" style:font-size-asian="13pt" style:font-size-complex="13pt" fo:background-color="#C0C0C0"/>
    </style:style>
    <style:style style:name="P193" style:parent-style-name="Standard" style:family="paragraph">
      <style:text-properties fo:font-size="13pt" style:font-size-asian="13pt" style:font-size-complex="13pt" fo:background-color="#C0C0C0"/>
    </style:style>
    <style:style style:name="P194" style:parent-style-name="Standard" style:family="paragraph">
      <style:text-properties fo:font-size="13pt" style:font-size-asian="13pt" style:font-size-complex="13pt" fo:background-color="#C0C0C0"/>
    </style:style>
    <style:style style:name="P195" style:parent-style-name="Standard" style:family="paragraph">
      <style:text-properties fo:font-size="13pt" style:font-size-asian="13pt" style:font-size-complex="13pt" fo:background-color="#C0C0C0"/>
    </style:style>
    <style:style style:name="P196" style:parent-style-name="Standard" style:family="paragraph">
      <style:text-properties fo:font-size="13pt" style:font-size-asian="13pt" style:font-size-complex="13pt" fo:background-color="#C0C0C0"/>
    </style:style>
    <style:style style:name="P197" style:parent-style-name="Standard" style:family="paragraph">
      <style:text-properties fo:font-size="13pt" style:font-size-asian="13pt" style:font-size-complex="13pt" fo:background-color="#C0C0C0"/>
    </style:style>
    <style:style style:name="P198" style:parent-style-name="Standard" style:family="paragraph">
      <style:text-properties fo:font-size="13pt" style:font-size-asian="13pt" style:font-size-complex="13pt" fo:background-color="#C0C0C0"/>
    </style:style>
    <style:style style:name="P199" style:parent-style-name="Standard" style:family="paragraph">
      <style:text-properties fo:font-size="13pt" style:font-size-asian="13pt" style:font-size-complex="13pt" fo:background-color="#C0C0C0"/>
    </style:style>
    <style:style style:name="P200" style:parent-style-name="Standard" style:family="paragraph">
      <style:text-properties fo:font-size="13pt" style:font-size-asian="13pt" style:font-size-complex="13pt" fo:background-color="#C0C0C0"/>
    </style:style>
    <style:style style:name="P201" style:parent-style-name="Standard" style:family="paragraph">
      <style:text-properties fo:font-size="13pt" style:font-size-asian="13pt" style:font-size-complex="13pt" fo:background-color="#C0C0C0"/>
    </style:style>
    <style:style style:name="P202" style:parent-style-name="Standard" style:family="paragraph">
      <style:text-properties fo:font-size="13pt" style:font-size-asian="13pt" style:font-size-complex="13pt" fo:background-color="#C0C0C0"/>
    </style:style>
    <style:style style:name="P203" style:parent-style-name="Standard" style:family="paragraph">
      <style:text-properties fo:font-size="13pt" style:font-size-asian="13pt" style:font-size-complex="13pt" fo:background-color="#C0C0C0"/>
    </style:style>
    <style:style style:name="P204" style:parent-style-name="Standard" style:family="paragraph">
      <style:text-properties fo:font-size="13pt" style:font-size-asian="13pt" style:font-size-complex="13pt" fo:background-color="#C0C0C0"/>
    </style:style>
    <style:style style:name="P205" style:parent-style-name="Standard" style:family="paragraph">
      <style:text-properties fo:font-size="13pt" style:font-size-asian="13pt" style:font-size-complex="13pt" fo:background-color="#C0C0C0"/>
    </style:style>
    <style:style style:name="P206" style:parent-style-name="Standard" style:family="paragraph">
      <style:text-properties fo:font-size="13pt" style:font-size-asian="13pt" style:font-size-complex="13pt" fo:background-color="#C0C0C0"/>
    </style:style>
    <style:style style:name="P207" style:parent-style-name="Standard" style:family="paragraph">
      <style:text-properties fo:font-size="13pt" style:font-size-asian="13pt" style:font-size-complex="13pt" fo:background-color="#C0C0C0"/>
    </style:style>
    <style:style style:name="P208" style:parent-style-name="Standard" style:family="paragraph">
      <style:text-properties fo:font-size="13pt" style:font-size-asian="13pt" style:font-size-complex="13pt" fo:background-color="#C0C0C0"/>
    </style:style>
    <style:style style:name="P209" style:parent-style-name="Standard" style:family="paragraph">
      <style:text-properties fo:font-size="13pt" style:font-size-asian="13pt" style:font-size-complex="13pt" fo:background-color="#C0C0C0"/>
    </style:style>
    <style:style style:name="P210" style:parent-style-name="Standard" style:family="paragraph">
      <style:text-properties fo:font-size="13pt" style:font-size-asian="13pt" style:font-size-complex="13pt" fo:background-color="#C0C0C0"/>
    </style:style>
    <style:style style:name="P211" style:parent-style-name="Standard" style:family="paragraph">
      <style:text-properties fo:font-size="13pt" style:font-size-asian="13pt" style:font-size-complex="13pt" fo:background-color="#C0C0C0"/>
    </style:style>
    <style:style style:name="P212" style:parent-style-name="Standard" style:family="paragraph">
      <style:text-properties fo:font-size="13pt" style:font-size-asian="13pt" style:font-size-complex="13pt" fo:background-color="#C0C0C0"/>
    </style:style>
    <style:style style:name="P213" style:parent-style-name="Standard" style:family="paragraph">
      <style:text-properties fo:font-size="13pt" style:font-size-asian="13pt" style:font-size-complex="13pt" fo:background-color="#C0C0C0"/>
    </style:style>
    <style:style style:name="P214" style:parent-style-name="Standard" style:family="paragraph">
      <style:text-properties fo:font-size="13pt" style:font-size-asian="13pt" style:font-size-complex="13pt" fo:background-color="#C0C0C0"/>
    </style:style>
    <style:style style:name="P215" style:parent-style-name="Standard" style:family="paragraph">
      <style:text-properties fo:font-size="13pt" style:font-size-asian="13pt" style:font-size-complex="13pt" fo:background-color="#C0C0C0"/>
    </style:style>
    <style:style style:name="P216" style:parent-style-name="Standard" style:family="paragraph">
      <style:text-properties fo:font-size="13pt" style:font-size-asian="13pt" style:font-size-complex="13pt" fo:background-color="#C0C0C0"/>
    </style:style>
    <style:style style:name="P217" style:parent-style-name="Standard" style:family="paragraph">
      <style:text-properties fo:font-size="13pt" style:font-size-asian="13pt" style:font-size-complex="13pt" fo:background-color="#C0C0C0"/>
    </style:style>
    <style:style style:name="P218" style:parent-style-name="Standard" style:family="paragraph">
      <style:text-properties fo:font-size="13pt" style:font-size-asian="13pt" style:font-size-complex="13pt" fo:background-color="#C0C0C0"/>
    </style:style>
    <style:style style:name="P219" style:parent-style-name="Standard" style:family="paragraph">
      <style:text-properties fo:font-size="13pt" style:font-size-asian="13pt" style:font-size-complex="13pt" fo:background-color="#C0C0C0"/>
    </style:style>
    <style:style style:name="P220" style:parent-style-name="Standard" style:family="paragraph">
      <style:text-properties fo:font-size="13pt" style:font-size-asian="13pt" style:font-size-complex="13pt" fo:background-color="#C0C0C0"/>
    </style:style>
    <style:style style:name="P221" style:parent-style-name="Standard" style:family="paragraph">
      <style:text-properties fo:font-size="13pt" style:font-size-asian="13pt" style:font-size-complex="13pt" fo:background-color="#C0C0C0"/>
    </style:style>
    <style:style style:name="P222" style:parent-style-name="Standard" style:family="paragraph">
      <style:text-properties fo:font-size="13pt" style:font-size-asian="13pt" style:font-size-complex="13pt" fo:background-color="#C0C0C0"/>
    </style:style>
    <style:style style:name="P223" style:parent-style-name="Standard" style:family="paragraph">
      <style:text-properties fo:font-size="13pt" style:font-size-asian="13pt" style:font-size-complex="13pt" fo:background-color="#C0C0C0"/>
    </style:style>
    <style:style style:name="P224" style:parent-style-name="Standard" style:family="paragraph">
      <style:text-properties fo:font-size="13pt" style:font-size-asian="13pt" style:font-size-complex="13pt" fo:background-color="#C0C0C0"/>
    </style:style>
    <style:style style:name="P225" style:parent-style-name="Standard" style:family="paragraph">
      <style:text-properties fo:font-size="13pt" style:font-size-asian="13pt" style:font-size-complex="13pt" fo:background-color="#C0C0C0"/>
    </style:style>
    <style:style style:name="P226" style:parent-style-name="Standard" style:family="paragraph">
      <style:text-properties fo:font-size="13pt" style:font-size-asian="13pt" style:font-size-complex="13pt" fo:background-color="#C0C0C0"/>
    </style:style>
    <style:style style:name="P227" style:parent-style-name="Standard" style:family="paragraph">
      <style:text-properties fo:font-size="13pt" style:font-size-asian="13pt" style:font-size-complex="13pt" fo:background-color="#C0C0C0"/>
    </style:style>
    <style:style style:name="P228" style:parent-style-name="Standard" style:family="paragraph">
      <style:text-properties fo:font-size="13pt" style:font-size-asian="13pt" style:font-size-complex="13pt" fo:background-color="#C0C0C0"/>
    </style:style>
    <style:style style:name="P229" style:parent-style-name="Standard" style:family="paragraph">
      <style:text-properties fo:font-size="13pt" style:font-size-asian="13pt" style:font-size-complex="13pt" fo:background-color="#C0C0C0"/>
    </style:style>
    <style:style style:name="P230" style:parent-style-name="Standard" style:family="paragraph">
      <style:text-properties fo:font-size="13pt" style:font-size-asian="13pt" style:font-size-complex="13pt" fo:background-color="#C0C0C0"/>
    </style:style>
    <style:style style:name="P231" style:parent-style-name="Standard" style:family="paragraph">
      <style:text-properties fo:font-size="13pt" style:font-size-asian="13pt" style:font-size-complex="13pt" fo:background-color="#C0C0C0"/>
    </style:style>
    <style:style style:name="P232" style:parent-style-name="Standard" style:family="paragraph">
      <style:text-properties fo:font-size="13pt" style:font-size-asian="13pt" style:font-size-complex="13pt" fo:background-color="#C0C0C0"/>
    </style:style>
    <style:style style:name="P233" style:parent-style-name="Standard" style:family="paragraph">
      <style:text-properties fo:font-size="13pt" style:font-size-asian="13pt" style:font-size-complex="13pt" fo:background-color="#C0C0C0"/>
    </style:style>
    <style:style style:name="P234" style:parent-style-name="Standard" style:family="paragraph">
      <style:text-properties fo:font-size="13pt" style:font-size-asian="13pt" style:font-size-complex="13pt" fo:background-color="#C0C0C0"/>
    </style:style>
    <style:style style:name="P235" style:parent-style-name="Standard" style:family="paragraph">
      <style:text-properties fo:font-size="13pt" style:font-size-asian="13pt" style:font-size-complex="13pt" fo:background-color="#C0C0C0"/>
    </style:style>
    <style:style style:name="P236" style:parent-style-name="Standard" style:family="paragraph">
      <style:text-properties fo:font-size="13pt" style:font-size-asian="13pt" style:font-size-complex="13pt" fo:background-color="#C0C0C0"/>
    </style:style>
    <style:style style:name="P237" style:parent-style-name="Standard" style:family="paragraph">
      <style:text-properties fo:font-size="13pt" style:font-size-asian="13pt" style:font-size-complex="13pt" fo:background-color="#C0C0C0"/>
    </style:style>
    <style:style style:name="P238" style:parent-style-name="Standard" style:family="paragraph">
      <style:text-properties fo:font-size="13pt" style:font-size-asian="13pt" style:font-size-complex="13pt" fo:background-color="#C0C0C0"/>
    </style:style>
    <style:style style:name="P239" style:parent-style-name="Standard" style:family="paragraph">
      <style:text-properties fo:font-size="13pt" style:font-size-asian="13pt" style:font-size-complex="13pt" fo:background-color="#C0C0C0"/>
    </style:style>
    <style:style style:name="P240" style:parent-style-name="Standard" style:family="paragraph">
      <style:text-properties fo:font-size="13pt" style:font-size-asian="13pt" style:font-size-complex="13pt" fo:background-color="#C0C0C0"/>
    </style:style>
    <style:style style:name="P241" style:parent-style-name="Standard" style:family="paragraph">
      <style:text-properties fo:font-size="13pt" style:font-size-asian="13pt" style:font-size-complex="13pt" fo:background-color="#C0C0C0"/>
    </style:style>
    <style:style style:name="P242" style:parent-style-name="Standard" style:family="paragraph">
      <style:text-properties fo:font-size="13pt" style:font-size-asian="13pt" style:font-size-complex="13pt" fo:background-color="#C0C0C0"/>
    </style:style>
    <style:style style:name="P243" style:parent-style-name="Standard" style:family="paragraph">
      <style:text-properties fo:font-size="13pt" style:font-size-asian="13pt" style:font-size-complex="13pt" fo:background-color="#C0C0C0"/>
    </style:style>
    <style:style style:name="P244" style:parent-style-name="Standard" style:family="paragraph">
      <style:text-properties fo:font-size="13pt" style:font-size-asian="13pt" style:font-size-complex="13pt" fo:background-color="#C0C0C0"/>
    </style:style>
    <style:style style:name="P245" style:parent-style-name="Standard" style:family="paragraph">
      <style:text-properties fo:font-size="13pt" style:font-size-asian="13pt" style:font-size-complex="13pt" fo:background-color="#C0C0C0"/>
    </style:style>
    <style:style style:name="P246" style:parent-style-name="Standard" style:family="paragraph">
      <style:text-properties fo:font-size="13pt" style:font-size-asian="13pt" style:font-size-complex="13pt" fo:background-color="#C0C0C0"/>
    </style:style>
    <style:style style:name="P247" style:parent-style-name="Standard" style:family="paragraph">
      <style:text-properties fo:font-size="13pt" style:font-size-asian="13pt" style:font-size-complex="13pt" fo:background-color="#C0C0C0"/>
    </style:style>
    <style:style style:name="P248" style:parent-style-name="Standard" style:family="paragraph">
      <style:text-properties fo:font-size="13pt" style:font-size-asian="13pt" style:font-size-complex="13pt" fo:background-color="#C0C0C0"/>
    </style:style>
    <style:style style:name="P249" style:parent-style-name="Standard" style:family="paragraph">
      <style:text-properties fo:font-size="13pt" style:font-size-asian="13pt" style:font-size-complex="13pt" fo:background-color="#C0C0C0"/>
    </style:style>
    <style:style style:name="P250" style:parent-style-name="Standard" style:family="paragraph">
      <style:text-properties fo:font-size="13pt" style:font-size-asian="13pt" style:font-size-complex="13pt" fo:background-color="#C0C0C0"/>
    </style:style>
    <style:style style:name="P251" style:parent-style-name="Standard" style:family="paragraph">
      <style:text-properties fo:font-size="13pt" style:font-size-asian="13pt" style:font-size-complex="13pt" fo:background-color="#C0C0C0"/>
    </style:style>
    <style:style style:name="P252" style:parent-style-name="Standard" style:family="paragraph">
      <style:text-properties fo:font-size="13pt" style:font-size-asian="13pt" style:font-size-complex="13pt" fo:background-color="#C0C0C0"/>
    </style:style>
    <style:style style:name="P253" style:parent-style-name="Standard" style:family="paragraph">
      <style:text-properties fo:font-size="13pt" style:font-size-asian="13pt" style:font-size-complex="13pt" fo:background-color="#C0C0C0"/>
    </style:style>
    <style:style style:name="P254" style:parent-style-name="Standard" style:family="paragraph">
      <style:text-properties fo:font-size="13pt" style:font-size-asian="13pt" style:font-size-complex="13pt" fo:background-color="#C0C0C0"/>
    </style:style>
    <style:style style:name="P255" style:parent-style-name="Standard" style:family="paragraph">
      <style:text-properties fo:font-size="13pt" style:font-size-asian="13pt" style:font-size-complex="13pt" fo:background-color="#C0C0C0"/>
    </style:style>
    <style:style style:name="P256" style:parent-style-name="Standard" style:family="paragraph">
      <style:text-properties fo:font-size="13pt" style:font-size-asian="13pt" style:font-size-complex="13pt" fo:background-color="#C0C0C0"/>
    </style:style>
    <style:style style:name="P257" style:parent-style-name="Standard" style:family="paragraph">
      <style:text-properties fo:font-size="13pt" style:font-size-asian="13pt" style:font-size-complex="13pt" fo:background-color="#C0C0C0"/>
    </style:style>
    <style:style style:name="P258" style:parent-style-name="Standard" style:family="paragraph">
      <style:text-properties fo:font-size="13pt" style:font-size-asian="13pt" style:font-size-complex="13pt" fo:background-color="#C0C0C0"/>
    </style:style>
    <style:style style:name="P259" style:parent-style-name="Standard" style:family="paragraph">
      <style:text-properties fo:font-size="13pt" style:font-size-asian="13pt" style:font-size-complex="13pt" fo:background-color="#C0C0C0"/>
    </style:style>
    <style:style style:name="P260" style:parent-style-name="Standard" style:family="paragraph">
      <style:text-properties fo:font-size="13pt" style:font-size-asian="13pt" style:font-size-complex="13pt" fo:background-color="#C0C0C0"/>
    </style:style>
    <style:style style:name="P261" style:parent-style-name="Standard" style:family="paragraph">
      <style:text-properties fo:font-size="13pt" style:font-size-asian="13pt" style:font-size-complex="13pt" fo:background-color="#C0C0C0"/>
    </style:style>
    <style:style style:name="P262" style:parent-style-name="Standard" style:family="paragraph">
      <style:text-properties fo:font-size="13pt" style:font-size-asian="13pt" style:font-size-complex="13pt" fo:background-color="#C0C0C0"/>
    </style:style>
    <style:style style:name="P263" style:parent-style-name="Standard" style:family="paragraph">
      <style:text-properties fo:font-size="13pt" style:font-size-asian="13pt" style:font-size-complex="13pt" fo:background-color="#C0C0C0"/>
    </style:style>
    <style:style style:name="P264" style:parent-style-name="Standard" style:family="paragraph">
      <style:text-properties fo:font-size="13pt" style:font-size-asian="13pt" style:font-size-complex="13pt" fo:background-color="#C0C0C0"/>
    </style:style>
    <style:style style:name="P265" style:parent-style-name="Standard" style:family="paragraph">
      <style:text-properties fo:font-size="13pt" style:font-size-asian="13pt" style:font-size-complex="13pt" fo:background-color="#C0C0C0"/>
    </style:style>
    <style:style style:name="P266" style:parent-style-name="Standard" style:family="paragraph">
      <style:text-properties fo:font-size="13pt" style:font-size-asian="13pt" style:font-size-complex="13pt" fo:background-color="#C0C0C0"/>
    </style:style>
    <style:style style:name="P267" style:parent-style-name="Standard" style:family="paragraph">
      <style:text-properties fo:font-size="13pt" style:font-size-asian="13pt" style:font-size-complex="13pt" fo:background-color="#C0C0C0"/>
    </style:style>
    <style:style style:name="P268" style:parent-style-name="Standard" style:family="paragraph">
      <style:text-properties fo:font-size="13pt" style:font-size-asian="13pt" style:font-size-complex="13pt" fo:background-color="#C0C0C0"/>
    </style:style>
    <style:style style:name="P269" style:parent-style-name="Standard" style:family="paragraph">
      <style:text-properties fo:font-size="13pt" style:font-size-asian="13pt" style:font-size-complex="13pt" fo:background-color="#C0C0C0"/>
    </style:style>
    <style:style style:name="P270" style:parent-style-name="Standard" style:family="paragraph">
      <style:text-properties fo:font-size="13pt" style:font-size-asian="13pt" style:font-size-complex="13pt" fo:background-color="#C0C0C0"/>
    </style:style>
    <style:style style:name="P271" style:parent-style-name="Standard" style:family="paragraph">
      <style:text-properties fo:font-size="13pt" style:font-size-asian="13pt" style:font-size-complex="13pt" fo:background-color="#C0C0C0"/>
    </style:style>
    <style:style style:name="P272" style:parent-style-name="Standard" style:family="paragraph">
      <style:text-properties fo:font-size="13pt" style:font-size-asian="13pt" style:font-size-complex="13pt" fo:background-color="#C0C0C0"/>
    </style:style>
    <style:style style:name="P273" style:parent-style-name="Standard" style:family="paragraph">
      <style:text-properties fo:font-size="13pt" style:font-size-asian="13pt" style:font-size-complex="13pt" fo:background-color="#C0C0C0"/>
    </style:style>
    <style:style style:name="P274" style:parent-style-name="Standard" style:family="paragraph">
      <style:text-properties fo:font-size="13pt" style:font-size-asian="13pt" style:font-size-complex="13pt" fo:background-color="#C0C0C0"/>
    </style:style>
    <style:style style:name="P275" style:parent-style-name="Standard" style:family="paragraph">
      <style:text-properties fo:font-size="13pt" style:font-size-asian="13pt" style:font-size-complex="13pt" fo:background-color="#C0C0C0"/>
    </style:style>
    <style:style style:name="P276" style:parent-style-name="Standard" style:family="paragraph">
      <style:text-properties fo:font-size="13pt" style:font-size-asian="13pt" style:font-size-complex="13pt" fo:background-color="#C0C0C0"/>
    </style:style>
    <style:style style:name="P277" style:parent-style-name="Standard" style:family="paragraph">
      <style:text-properties fo:font-size="13pt" style:font-size-asian="13pt" style:font-size-complex="13pt" fo:background-color="#C0C0C0"/>
    </style:style>
    <style:style style:name="P278" style:parent-style-name="Standard" style:family="paragraph">
      <style:text-properties fo:font-size="13pt" style:font-size-asian="13pt" style:font-size-complex="13pt" fo:background-color="#C0C0C0"/>
    </style:style>
    <style:style style:name="P279" style:parent-style-name="Standard" style:family="paragraph">
      <style:text-properties fo:font-size="13pt" style:font-size-asian="13pt" style:font-size-complex="13pt" fo:background-color="#C0C0C0"/>
    </style:style>
    <style:style style:name="P280" style:parent-style-name="Standard" style:family="paragraph">
      <style:text-properties fo:font-size="13pt" style:font-size-asian="13pt" style:font-size-complex="13pt" fo:background-color="#C0C0C0"/>
    </style:style>
    <style:style style:name="P281" style:parent-style-name="Standard" style:family="paragraph">
      <style:text-properties fo:font-size="13pt" style:font-size-asian="13pt" style:font-size-complex="13pt" fo:background-color="#C0C0C0"/>
    </style:style>
    <style:style style:name="P282" style:parent-style-name="Standard" style:family="paragraph">
      <style:text-properties fo:font-size="13pt" style:font-size-asian="13pt" style:font-size-complex="13pt" fo:background-color="#C0C0C0"/>
    </style:style>
    <style:style style:name="P283" style:parent-style-name="Standard" style:family="paragraph">
      <style:text-properties fo:font-size="13pt" style:font-size-asian="13pt" style:font-size-complex="13pt" fo:background-color="#C0C0C0"/>
    </style:style>
    <style:style style:name="P284" style:parent-style-name="Standard" style:family="paragraph">
      <style:text-properties fo:font-size="13pt" style:font-size-asian="13pt" style:font-size-complex="13pt" fo:background-color="#C0C0C0"/>
    </style:style>
    <style:style style:name="P285" style:parent-style-name="Standard" style:family="paragraph">
      <style:text-properties fo:font-size="13pt" style:font-size-asian="13pt" style:font-size-complex="13pt" fo:background-color="#C0C0C0"/>
    </style:style>
    <style:style style:name="P286" style:parent-style-name="Standard" style:family="paragraph">
      <style:text-properties fo:font-size="13pt" style:font-size-asian="13pt" style:font-size-complex="13pt" fo:background-color="#C0C0C0"/>
    </style:style>
    <style:style style:name="P287" style:parent-style-name="Standard" style:family="paragraph">
      <style:text-properties fo:font-size="13pt" style:font-size-asian="13pt" style:font-size-complex="13pt" fo:background-color="#C0C0C0"/>
    </style:style>
    <style:style style:name="P288" style:parent-style-name="Standard" style:family="paragraph">
      <style:text-properties fo:font-size="13pt" style:font-size-asian="13pt" style:font-size-complex="13pt" fo:background-color="#C0C0C0"/>
    </style:style>
    <style:style style:name="P289" style:parent-style-name="Standard" style:family="paragraph">
      <style:text-properties fo:font-size="13pt" style:font-size-asian="13pt" style:font-size-complex="13pt" fo:background-color="#C0C0C0"/>
    </style:style>
    <style:style style:name="P290" style:parent-style-name="Standard" style:family="paragraph">
      <style:text-properties fo:font-size="13pt" style:font-size-asian="13pt" style:font-size-complex="13pt" fo:background-color="#C0C0C0"/>
    </style:style>
    <style:style style:name="P291" style:parent-style-name="Standard" style:family="paragraph">
      <style:text-properties fo:font-size="13pt" style:font-size-asian="13pt" style:font-size-complex="13pt" fo:background-color="#C0C0C0"/>
    </style:style>
    <style:style style:name="P292" style:parent-style-name="Standard" style:family="paragraph">
      <style:text-properties fo:font-size="13pt" style:font-size-asian="13pt" style:font-size-complex="13pt" fo:background-color="#C0C0C0"/>
    </style:style>
    <style:style style:name="P293" style:parent-style-name="Standard" style:family="paragraph">
      <style:text-properties fo:font-size="13pt" style:font-size-asian="13pt" style:font-size-complex="13pt" fo:background-color="#C0C0C0"/>
    </style:style>
    <style:style style:name="P294" style:parent-style-name="Standard" style:family="paragraph">
      <style:text-properties fo:font-size="13pt" style:font-size-asian="13pt" style:font-size-complex="13pt" fo:background-color="#C0C0C0"/>
    </style:style>
    <style:style style:name="P295" style:parent-style-name="Standard" style:family="paragraph">
      <style:text-properties fo:font-size="13pt" style:font-size-asian="13pt" style:font-size-complex="13pt" fo:background-color="#C0C0C0"/>
    </style:style>
    <style:style style:name="P296" style:parent-style-name="Standard" style:family="paragraph">
      <style:text-properties fo:font-size="13pt" style:font-size-asian="13pt" style:font-size-complex="13pt" fo:background-color="#C0C0C0"/>
    </style:style>
    <style:style style:name="P297" style:parent-style-name="Standard" style:family="paragraph">
      <style:text-properties fo:font-size="13pt" style:font-size-asian="13pt" style:font-size-complex="13pt" fo:background-color="#C0C0C0"/>
    </style:style>
    <style:style style:name="P298" style:parent-style-name="Standard" style:family="paragraph">
      <style:text-properties fo:font-size="13pt" style:font-size-asian="13pt" style:font-size-complex="13pt" fo:background-color="#C0C0C0"/>
    </style:style>
    <style:style style:name="P299" style:parent-style-name="Standard" style:family="paragraph">
      <style:text-properties fo:font-size="13pt" style:font-size-asian="13pt" style:font-size-complex="13pt" fo:background-color="#C0C0C0"/>
    </style:style>
    <style:style style:name="P300" style:parent-style-name="Standard" style:family="paragraph">
      <style:text-properties fo:font-size="13pt" style:font-size-asian="13pt" style:font-size-complex="13pt" fo:background-color="#C0C0C0"/>
    </style:style>
    <style:style style:name="P301" style:parent-style-name="Standard" style:family="paragraph">
      <style:text-properties fo:font-size="13pt" style:font-size-asian="13pt" style:font-size-complex="13pt" fo:background-color="#C0C0C0"/>
    </style:style>
    <style:style style:name="P302" style:parent-style-name="Standard" style:family="paragraph">
      <style:text-properties fo:font-size="13pt" style:font-size-asian="13pt" style:font-size-complex="13pt" fo:background-color="#C0C0C0"/>
    </style:style>
    <style:style style:name="P303" style:parent-style-name="Standard" style:family="paragraph">
      <style:text-properties fo:font-size="13pt" style:font-size-asian="13pt" style:font-size-complex="13pt" fo:background-color="#C0C0C0"/>
    </style:style>
    <style:style style:name="P304" style:parent-style-name="Standard" style:family="paragraph">
      <style:text-properties fo:font-size="13pt" style:font-size-asian="13pt" style:font-size-complex="13pt" fo:background-color="#C0C0C0"/>
    </style:style>
    <style:style style:name="P305" style:parent-style-name="Standard" style:family="paragraph">
      <style:text-properties fo:font-size="13pt" style:font-size-asian="13pt" style:font-size-complex="13pt" fo:background-color="#C0C0C0"/>
    </style:style>
    <style:style style:name="P306" style:parent-style-name="Standard" style:family="paragraph">
      <style:text-properties fo:font-size="13pt" style:font-size-asian="13pt" style:font-size-complex="13pt" fo:background-color="#C0C0C0"/>
    </style:style>
    <style:style style:name="P307" style:parent-style-name="Standard" style:family="paragraph">
      <style:text-properties fo:font-size="13pt" style:font-size-asian="13pt" style:font-size-complex="13pt" fo:background-color="#C0C0C0"/>
    </style:style>
    <style:style style:name="P308" style:parent-style-name="Standard" style:family="paragraph">
      <style:text-properties fo:font-size="13pt" style:font-size-asian="13pt" style:font-size-complex="13pt" fo:background-color="#C0C0C0"/>
    </style:style>
    <style:style style:name="P309" style:parent-style-name="Standard" style:family="paragraph">
      <style:text-properties fo:font-size="13pt" style:font-size-asian="13pt" style:font-size-complex="13pt" fo:background-color="#C0C0C0"/>
    </style:style>
    <style:style style:name="P310" style:parent-style-name="Standard" style:family="paragraph">
      <style:text-properties fo:font-size="13pt" style:font-size-asian="13pt" style:font-size-complex="13pt" fo:background-color="#C0C0C0"/>
    </style:style>
    <style:style style:name="P311" style:parent-style-name="Standard" style:family="paragraph">
      <style:text-properties fo:font-size="13pt" style:font-size-asian="13pt" style:font-size-complex="13pt" fo:background-color="#C0C0C0"/>
    </style:style>
    <style:style style:name="P312" style:parent-style-name="Standard" style:family="paragraph">
      <style:text-properties fo:font-size="13pt" style:font-size-asian="13pt" style:font-size-complex="13pt" fo:background-color="#C0C0C0"/>
    </style:style>
    <style:style style:name="P313" style:parent-style-name="Standard" style:family="paragraph">
      <style:text-properties fo:font-size="13pt" style:font-size-asian="13pt" style:font-size-complex="13pt" fo:background-color="#C0C0C0"/>
    </style:style>
    <style:style style:name="P314" style:parent-style-name="Standard" style:family="paragraph">
      <style:text-properties fo:font-size="13pt" style:font-size-asian="13pt" style:font-size-complex="13pt" fo:background-color="#C0C0C0"/>
    </style:style>
    <style:style style:name="P315" style:parent-style-name="Standard" style:family="paragraph">
      <style:text-properties fo:font-size="13pt" style:font-size-asian="13pt" style:font-size-complex="13pt" fo:background-color="#C0C0C0"/>
    </style:style>
    <style:style style:name="P316" style:parent-style-name="Standard" style:family="paragraph">
      <style:text-properties fo:font-size="13pt" style:font-size-asian="13pt" style:font-size-complex="13pt" fo:background-color="#C0C0C0"/>
    </style:style>
    <style:style style:name="P317" style:parent-style-name="Standard" style:family="paragraph">
      <style:text-properties fo:font-size="13pt" style:font-size-asian="13pt" style:font-size-complex="13pt" fo:background-color="#C0C0C0"/>
    </style:style>
    <style:style style:name="P318" style:parent-style-name="Standard" style:family="paragraph">
      <style:text-properties fo:font-size="13pt" style:font-size-asian="13pt" style:font-size-complex="13pt" fo:background-color="#C0C0C0"/>
    </style:style>
    <style:style style:name="P319" style:parent-style-name="Standard" style:family="paragraph">
      <style:text-properties fo:font-size="13pt" style:font-size-asian="13pt" style:font-size-complex="13pt" fo:background-color="#C0C0C0"/>
    </style:style>
    <style:style style:name="P320" style:parent-style-name="Standard" style:family="paragraph">
      <style:text-properties fo:font-size="13pt" style:font-size-asian="13pt" style:font-size-complex="13pt" fo:background-color="#C0C0C0"/>
    </style:style>
    <style:style style:name="P321" style:parent-style-name="Standard" style:family="paragraph">
      <style:text-properties fo:font-size="13pt" style:font-size-asian="13pt" style:font-size-complex="13pt" fo:background-color="#C0C0C0"/>
    </style:style>
    <style:style style:name="P322" style:parent-style-name="Standard" style:family="paragraph">
      <style:text-properties fo:font-size="13pt" style:font-size-asian="13pt" style:font-size-complex="13pt" fo:background-color="#C0C0C0"/>
    </style:style>
    <style:style style:name="P323" style:parent-style-name="Standard" style:family="paragraph">
      <style:text-properties fo:font-size="13pt" style:font-size-asian="13pt" style:font-size-complex="13pt" fo:background-color="#C0C0C0"/>
    </style:style>
    <style:style style:name="P324" style:parent-style-name="Standard" style:family="paragraph">
      <style:text-properties fo:font-size="13pt" style:font-size-asian="13pt" style:font-size-complex="13pt" fo:background-color="#C0C0C0"/>
    </style:style>
    <style:style style:name="P325" style:parent-style-name="Standard" style:family="paragraph">
      <style:text-properties fo:font-size="13pt" style:font-size-asian="13pt" style:font-size-complex="13pt" fo:background-color="#C0C0C0"/>
    </style:style>
    <style:style style:name="P326" style:parent-style-name="Standard" style:family="paragraph">
      <style:text-properties fo:font-size="13pt" style:font-size-asian="13pt" style:font-size-complex="13pt" fo:background-color="#C0C0C0"/>
    </style:style>
    <style:style style:name="P327" style:parent-style-name="Standard" style:family="paragraph">
      <style:text-properties fo:font-size="13pt" style:font-size-asian="13pt" style:font-size-complex="13pt" fo:background-color="#C0C0C0"/>
    </style:style>
    <style:style style:name="P328" style:parent-style-name="Standard" style:family="paragraph">
      <style:text-properties fo:font-size="13pt" style:font-size-asian="13pt" style:font-size-complex="13pt" fo:background-color="#C0C0C0"/>
    </style:style>
    <style:style style:name="P329" style:parent-style-name="Standard" style:family="paragraph">
      <style:text-properties fo:font-size="13pt" style:font-size-asian="13pt" style:font-size-complex="13pt" fo:background-color="#C0C0C0"/>
    </style:style>
    <style:style style:name="P330" style:parent-style-name="Standard" style:family="paragraph">
      <style:text-properties fo:font-size="13pt" style:font-size-asian="13pt" style:font-size-complex="13pt" fo:background-color="#C0C0C0"/>
    </style:style>
    <style:style style:name="P331" style:parent-style-name="Standard" style:family="paragraph">
      <style:text-properties fo:font-size="13pt" style:font-size-asian="13pt" style:font-size-complex="13pt" fo:background-color="#C0C0C0"/>
    </style:style>
    <style:style style:name="P332" style:parent-style-name="Standard" style:family="paragraph">
      <style:text-properties fo:font-size="13pt" style:font-size-asian="13pt" style:font-size-complex="13pt" fo:background-color="#C0C0C0"/>
    </style:style>
    <style:style style:name="P333" style:parent-style-name="Standard" style:family="paragraph">
      <style:text-properties fo:font-size="13pt" style:font-size-asian="13pt" style:font-size-complex="13pt" fo:background-color="#C0C0C0"/>
    </style:style>
    <style:style style:name="P334" style:parent-style-name="Standard" style:family="paragraph">
      <style:text-properties fo:font-size="13pt" style:font-size-asian="13pt" style:font-size-complex="13pt" fo:background-color="#C0C0C0"/>
    </style:style>
    <style:style style:name="P335" style:parent-style-name="Standard" style:family="paragraph">
      <style:text-properties fo:font-size="13pt" style:font-size-asian="13pt" style:font-size-complex="13pt" fo:background-color="#C0C0C0"/>
    </style:style>
    <style:style style:name="P336" style:parent-style-name="Standard" style:family="paragraph">
      <style:text-properties fo:font-size="13pt" style:font-size-asian="13pt" style:font-size-complex="13pt" fo:background-color="#C0C0C0"/>
    </style:style>
    <style:style style:name="P337" style:parent-style-name="Standard" style:family="paragraph">
      <style:text-properties fo:font-size="13pt" style:font-size-asian="13pt" style:font-size-complex="13pt" fo:background-color="#C0C0C0"/>
    </style:style>
    <style:style style:name="P338" style:parent-style-name="Standard" style:family="paragraph">
      <style:text-properties fo:font-size="13pt" style:font-size-asian="13pt" style:font-size-complex="13pt" fo:background-color="#C0C0C0"/>
    </style:style>
    <style:style style:name="P339" style:parent-style-name="Standard" style:family="paragraph">
      <style:text-properties fo:font-size="13pt" style:font-size-asian="13pt" style:font-size-complex="13pt" fo:background-color="#C0C0C0"/>
    </style:style>
    <style:style style:name="P340" style:parent-style-name="Standard" style:family="paragraph">
      <style:text-properties fo:font-size="13pt" style:font-size-asian="13pt" style:font-size-complex="13pt" fo:background-color="#C0C0C0"/>
    </style:style>
    <style:style style:name="P341" style:parent-style-name="Standard" style:family="paragraph">
      <style:text-properties fo:font-size="13pt" style:font-size-asian="13pt" style:font-size-complex="13pt" fo:background-color="#C0C0C0"/>
    </style:style>
    <style:style style:name="P342" style:parent-style-name="Standard" style:family="paragraph">
      <style:text-properties fo:font-size="13pt" style:font-size-asian="13pt" style:font-size-complex="13pt" fo:background-color="#C0C0C0"/>
    </style:style>
    <style:style style:name="P343" style:parent-style-name="Standard" style:family="paragraph">
      <style:text-properties fo:font-size="13pt" style:font-size-asian="13pt" style:font-size-complex="13pt" fo:background-color="#C0C0C0"/>
    </style:style>
    <style:style style:name="P344" style:parent-style-name="Standard" style:family="paragraph">
      <style:text-properties fo:font-size="13pt" style:font-size-asian="13pt" style:font-size-complex="13pt" fo:background-color="#C0C0C0"/>
    </style:style>
    <style:style style:name="P345" style:parent-style-name="Standard" style:family="paragraph">
      <style:text-properties fo:font-size="13pt" style:font-size-asian="13pt" style:font-size-complex="13pt" fo:background-color="#C0C0C0"/>
    </style:style>
    <style:style style:name="P346" style:parent-style-name="Standard" style:family="paragraph">
      <style:text-properties fo:font-size="13pt" style:font-size-asian="13pt" style:font-size-complex="13pt" fo:background-color="#C0C0C0"/>
    </style:style>
    <style:style style:name="P347" style:parent-style-name="Standard" style:family="paragraph">
      <style:text-properties fo:font-size="13pt" style:font-size-asian="13pt" style:font-size-complex="13pt" fo:background-color="#C0C0C0"/>
    </style:style>
    <style:style style:name="P348" style:parent-style-name="Standard" style:family="paragraph">
      <style:text-properties fo:font-size="13pt" style:font-size-asian="13pt" style:font-size-complex="13pt" fo:background-color="#C0C0C0"/>
    </style:style>
    <style:style style:name="P349" style:parent-style-name="Standard" style:family="paragraph">
      <style:text-properties fo:font-size="13pt" style:font-size-asian="13pt" style:font-size-complex="13pt" fo:background-color="#C0C0C0"/>
    </style:style>
    <style:style style:name="P350" style:parent-style-name="Standard" style:family="paragraph">
      <style:text-properties fo:font-size="13pt" style:font-size-asian="13pt" style:font-size-complex="13pt" fo:background-color="#C0C0C0"/>
    </style:style>
    <style:style style:name="P351" style:parent-style-name="Standard" style:family="paragraph">
      <style:text-properties fo:font-size="13pt" style:font-size-asian="13pt" style:font-size-complex="13pt" fo:background-color="#C0C0C0"/>
    </style:style>
    <style:style style:name="P352" style:parent-style-name="Standard" style:family="paragraph">
      <style:text-properties fo:font-size="13pt" style:font-size-asian="13pt" style:font-size-complex="13pt" fo:background-color="#C0C0C0"/>
    </style:style>
    <style:style style:name="P353" style:parent-style-name="Standard" style:family="paragraph">
      <style:text-properties fo:font-size="13pt" style:font-size-asian="13pt" style:font-size-complex="13pt" fo:background-color="#C0C0C0"/>
    </style:style>
    <style:style style:name="P354" style:parent-style-name="Standard" style:family="paragraph">
      <style:text-properties fo:font-size="13pt" style:font-size-asian="13pt" style:font-size-complex="13pt" fo:background-color="#C0C0C0"/>
    </style:style>
    <style:style style:name="P355" style:parent-style-name="Standard" style:family="paragraph">
      <style:text-properties fo:font-size="13pt" style:font-size-asian="13pt" style:font-size-complex="13pt" fo:background-color="#C0C0C0"/>
    </style:style>
    <style:style style:name="P356" style:parent-style-name="Standard" style:family="paragraph">
      <style:text-properties fo:font-size="13pt" style:font-size-asian="13pt" style:font-size-complex="13pt" fo:background-color="#C0C0C0"/>
    </style:style>
    <style:style style:name="P357" style:parent-style-name="Standard" style:family="paragraph">
      <style:text-properties fo:font-size="13pt" style:font-size-asian="13pt" style:font-size-complex="13pt" fo:background-color="#C0C0C0"/>
    </style:style>
    <style:style style:name="P358" style:parent-style-name="Standard" style:family="paragraph">
      <style:text-properties fo:font-size="13pt" style:font-size-asian="13pt" style:font-size-complex="13pt" fo:background-color="#C0C0C0"/>
    </style:style>
    <style:style style:name="P359" style:parent-style-name="Standard" style:family="paragraph">
      <style:text-properties fo:font-size="13pt" style:font-size-asian="13pt" style:font-size-complex="13pt" fo:background-color="#C0C0C0"/>
    </style:style>
    <style:style style:name="P360" style:parent-style-name="Standard" style:family="paragraph">
      <style:text-properties fo:font-size="13pt" style:font-size-asian="13pt" style:font-size-complex="13pt" fo:background-color="#C0C0C0"/>
    </style:style>
    <style:style style:name="P361" style:parent-style-name="Standard" style:family="paragraph">
      <style:text-properties fo:font-size="13pt" style:font-size-asian="13pt" style:font-size-complex="13pt" fo:background-color="#C0C0C0"/>
    </style:style>
    <style:style style:name="P362" style:parent-style-name="Standard" style:family="paragraph">
      <style:text-properties fo:font-size="13pt" style:font-size-asian="13pt" style:font-size-complex="13pt" fo:background-color="#C0C0C0"/>
    </style:style>
    <style:style style:name="P363" style:parent-style-name="Standard" style:family="paragraph">
      <style:text-properties fo:font-size="13pt" style:font-size-asian="13pt" style:font-size-complex="13pt" fo:background-color="#C0C0C0"/>
    </style:style>
    <style:style style:name="P364" style:parent-style-name="Standard" style:family="paragraph">
      <style:text-properties fo:font-size="13pt" style:font-size-asian="13pt" style:font-size-complex="13pt" fo:background-color="#C0C0C0"/>
    </style:style>
    <style:style style:name="P365" style:parent-style-name="Standard" style:family="paragraph">
      <style:text-properties fo:font-size="13pt" style:font-size-asian="13pt" style:font-size-complex="13pt" fo:background-color="#C0C0C0"/>
    </style:style>
    <style:style style:name="P366" style:parent-style-name="Standard" style:family="paragraph">
      <style:text-properties fo:font-size="13pt" style:font-size-asian="13pt" style:font-size-complex="13pt" fo:background-color="#C0C0C0"/>
    </style:style>
    <style:style style:name="P367" style:parent-style-name="Standard" style:family="paragraph">
      <style:text-properties fo:font-size="13pt" style:font-size-asian="13pt" style:font-size-complex="13pt" fo:background-color="#C0C0C0"/>
    </style:style>
    <style:style style:name="P368" style:parent-style-name="Standard" style:family="paragraph">
      <style:text-properties fo:font-size="13pt" style:font-size-asian="13pt" style:font-size-complex="13pt" fo:background-color="#C0C0C0"/>
    </style:style>
    <style:style style:name="P369" style:parent-style-name="Standard" style:family="paragraph">
      <style:text-properties fo:font-size="13pt" style:font-size-asian="13pt" style:font-size-complex="13pt" fo:background-color="#C0C0C0"/>
    </style:style>
    <style:style style:name="P370" style:parent-style-name="Standard" style:family="paragraph">
      <style:text-properties fo:font-size="13pt" style:font-size-asian="13pt" style:font-size-complex="13pt" fo:background-color="#C0C0C0"/>
    </style:style>
    <style:style style:name="P371" style:parent-style-name="Standard" style:family="paragraph">
      <style:text-properties fo:font-size="13pt" style:font-size-asian="13pt" style:font-size-complex="13pt" fo:background-color="#C0C0C0"/>
    </style:style>
    <style:style style:name="P372" style:parent-style-name="Standard" style:family="paragraph">
      <style:text-properties fo:font-size="13pt" style:font-size-asian="13pt" style:font-size-complex="13pt" fo:background-color="#C0C0C0"/>
    </style:style>
    <style:style style:name="P373" style:parent-style-name="Standard" style:family="paragraph">
      <style:text-properties fo:font-size="13pt" style:font-size-asian="13pt" style:font-size-complex="13pt" fo:background-color="#C0C0C0"/>
    </style:style>
    <style:style style:name="P374" style:parent-style-name="Standard" style:family="paragraph">
      <style:text-properties fo:font-size="13pt" style:font-size-asian="13pt" style:font-size-complex="13pt" fo:background-color="#C0C0C0"/>
    </style:style>
    <style:style style:name="P375" style:parent-style-name="Standard" style:family="paragraph">
      <style:text-properties fo:font-size="13pt" style:font-size-asian="13pt" style:font-size-complex="13pt" fo:background-color="#C0C0C0"/>
    </style:style>
    <style:style style:name="P376" style:parent-style-name="Standard" style:family="paragraph">
      <style:text-properties fo:font-size="13pt" style:font-size-asian="13pt" style:font-size-complex="13pt" fo:background-color="#C0C0C0"/>
    </style:style>
    <style:style style:name="P377" style:parent-style-name="Standard" style:family="paragraph">
      <style:text-properties fo:font-size="13pt" style:font-size-asian="13pt" style:font-size-complex="13pt" fo:background-color="#C0C0C0"/>
    </style:style>
    <style:style style:name="P378" style:parent-style-name="Standard" style:family="paragraph">
      <style:text-properties fo:font-size="13pt" style:font-size-asian="13pt" style:font-size-complex="13pt" fo:background-color="#C0C0C0"/>
    </style:style>
    <style:style style:name="P379" style:parent-style-name="Standard" style:family="paragraph">
      <style:text-properties fo:font-size="13pt" style:font-size-asian="13pt" style:font-size-complex="13pt" fo:background-color="#C0C0C0"/>
    </style:style>
    <style:style style:name="P380" style:parent-style-name="Standard" style:family="paragraph">
      <style:text-properties fo:font-size="13pt" style:font-size-asian="13pt" style:font-size-complex="13pt" fo:background-color="#C0C0C0"/>
    </style:style>
    <style:style style:name="P381" style:parent-style-name="Standard" style:family="paragraph">
      <style:text-properties fo:font-size="13pt" style:font-size-asian="13pt" style:font-size-complex="13pt" fo:background-color="#C0C0C0"/>
    </style:style>
    <style:style style:name="P382" style:parent-style-name="Standard" style:family="paragraph">
      <style:text-properties fo:font-size="13pt" style:font-size-asian="13pt" style:font-size-complex="13pt" fo:background-color="#C0C0C0"/>
    </style:style>
    <style:style style:name="P383" style:parent-style-name="Standard" style:family="paragraph">
      <style:text-properties fo:font-size="13pt" style:font-size-asian="13pt" style:font-size-complex="13pt" fo:background-color="#C0C0C0"/>
    </style:style>
    <style:style style:name="P384" style:parent-style-name="Standard" style:family="paragraph">
      <style:text-properties fo:font-size="13pt" style:font-size-asian="13pt" style:font-size-complex="13pt" fo:background-color="#C0C0C0"/>
    </style:style>
    <style:style style:name="P385" style:parent-style-name="Standard" style:family="paragraph">
      <style:text-properties fo:font-size="13pt" style:font-size-asian="13pt" style:font-size-complex="13pt" fo:background-color="#C0C0C0"/>
    </style:style>
    <style:style style:name="P386" style:parent-style-name="Standard" style:family="paragraph">
      <style:text-properties fo:font-size="13pt" style:font-size-asian="13pt" style:font-size-complex="13pt" fo:background-color="#C0C0C0"/>
    </style:style>
    <style:style style:name="P387" style:parent-style-name="Standard" style:family="paragraph">
      <style:text-properties fo:font-size="13pt" style:font-size-asian="13pt" style:font-size-complex="13pt" fo:background-color="#C0C0C0"/>
    </style:style>
    <style:style style:name="P388" style:parent-style-name="Standard" style:family="paragraph">
      <style:text-properties fo:font-size="13pt" style:font-size-asian="13pt" style:font-size-complex="13pt" fo:background-color="#C0C0C0"/>
    </style:style>
    <style:style style:name="P389" style:parent-style-name="Standard" style:family="paragraph">
      <style:text-properties fo:font-size="13pt" style:font-size-asian="13pt" style:font-size-complex="13pt" fo:background-color="#C0C0C0"/>
    </style:style>
    <style:style style:name="P390" style:parent-style-name="Standard" style:family="paragraph">
      <style:text-properties fo:font-size="13pt" style:font-size-asian="13pt" style:font-size-complex="13pt" fo:background-color="#C0C0C0"/>
    </style:style>
    <style:style style:name="P391" style:parent-style-name="Standard" style:family="paragraph">
      <style:text-properties fo:font-size="13pt" style:font-size-asian="13pt" style:font-size-complex="13pt" fo:background-color="#C0C0C0"/>
    </style:style>
    <style:style style:name="P392" style:parent-style-name="Standard" style:family="paragraph">
      <style:text-properties fo:font-size="13pt" style:font-size-asian="13pt" style:font-size-complex="13pt" fo:background-color="#C0C0C0"/>
    </style:style>
    <style:style style:name="P393" style:parent-style-name="Standard" style:family="paragraph">
      <style:text-properties fo:font-size="13pt" style:font-size-asian="13pt" style:font-size-complex="13pt" fo:background-color="#C0C0C0"/>
    </style:style>
    <style:style style:name="P394" style:parent-style-name="Standard" style:family="paragraph">
      <style:text-properties fo:font-size="13pt" style:font-size-asian="13pt" style:font-size-complex="13pt" fo:background-color="#C0C0C0"/>
    </style:style>
    <style:style style:name="P395" style:parent-style-name="Standard" style:family="paragraph">
      <style:text-properties fo:font-size="13pt" style:font-size-asian="13pt" style:font-size-complex="13pt" fo:background-color="#C0C0C0"/>
    </style:style>
    <style:style style:name="P396" style:parent-style-name="Standard" style:family="paragraph">
      <style:text-properties fo:font-size="13pt" style:font-size-asian="13pt" style:font-size-complex="13pt" fo:background-color="#C0C0C0"/>
    </style:style>
    <style:style style:name="P397" style:parent-style-name="Standard" style:family="paragraph">
      <style:text-properties fo:font-size="13pt" style:font-size-asian="13pt" style:font-size-complex="13pt" fo:background-color="#C0C0C0"/>
    </style:style>
    <style:style style:name="P398" style:parent-style-name="Standard" style:family="paragraph">
      <style:text-properties fo:font-size="13pt" style:font-size-asian="13pt" style:font-size-complex="13pt" fo:background-color="#C0C0C0"/>
    </style:style>
    <style:style style:name="P399" style:parent-style-name="Standard" style:family="paragraph">
      <style:text-properties fo:font-size="13pt" style:font-size-asian="13pt" style:font-size-complex="13pt" fo:background-color="#C0C0C0"/>
    </style:style>
    <style:style style:name="P400" style:parent-style-name="Standard" style:family="paragraph">
      <style:text-properties fo:font-size="13pt" style:font-size-asian="13pt" style:font-size-complex="13pt" fo:background-color="#C0C0C0"/>
    </style:style>
    <style:style style:name="P401" style:parent-style-name="Standard" style:family="paragraph">
      <style:text-properties fo:font-size="13pt" style:font-size-asian="13pt" style:font-size-complex="13pt" fo:background-color="#C0C0C0"/>
    </style:style>
    <style:style style:name="P402" style:parent-style-name="Standard" style:family="paragraph">
      <style:text-properties fo:font-size="13pt" style:font-size-asian="13pt" style:font-size-complex="13pt" fo:background-color="#C0C0C0"/>
    </style:style>
    <style:style style:name="P403" style:parent-style-name="Standard" style:family="paragraph">
      <style:text-properties fo:font-size="13pt" style:font-size-asian="13pt" style:font-size-complex="13pt" fo:background-color="#C0C0C0"/>
    </style:style>
    <style:style style:name="P404" style:parent-style-name="Standard" style:family="paragraph">
      <style:text-properties fo:font-size="13pt" style:font-size-asian="13pt" style:font-size-complex="13pt" fo:background-color="#C0C0C0"/>
    </style:style>
    <style:style style:name="P405" style:parent-style-name="Standard" style:family="paragraph">
      <style:text-properties fo:font-size="13pt" style:font-size-asian="13pt" style:font-size-complex="13pt" fo:background-color="#C0C0C0"/>
    </style:style>
    <style:style style:name="P406" style:parent-style-name="Standard" style:family="paragraph">
      <style:text-properties fo:font-size="13pt" style:font-size-asian="13pt" style:font-size-complex="13pt" fo:background-color="#C0C0C0"/>
    </style:style>
    <style:style style:name="P407" style:parent-style-name="Standard" style:family="paragraph">
      <style:text-properties fo:font-size="13pt" style:font-size-asian="13pt" style:font-size-complex="13pt" fo:background-color="#C0C0C0"/>
    </style:style>
    <style:style style:name="P408" style:parent-style-name="Standard" style:family="paragraph">
      <style:text-properties fo:font-size="13pt" style:font-size-asian="13pt" style:font-size-complex="13pt" fo:background-color="#C0C0C0"/>
    </style:style>
    <style:style style:name="P409" style:parent-style-name="Standard" style:family="paragraph">
      <style:text-properties fo:font-size="13pt" style:font-size-asian="13pt" style:font-size-complex="13pt" fo:background-color="#C0C0C0"/>
    </style:style>
    <style:style style:name="P410" style:parent-style-name="Standard" style:family="paragraph">
      <style:text-properties fo:font-size="13pt" style:font-size-asian="13pt" style:font-size-complex="13pt" fo:background-color="#C0C0C0"/>
    </style:style>
    <style:style style:name="P411" style:parent-style-name="Standard" style:family="paragraph">
      <style:text-properties fo:font-size="13pt" style:font-size-asian="13pt" style:font-size-complex="13pt" fo:background-color="#C0C0C0"/>
    </style:style>
    <style:style style:name="P412" style:parent-style-name="Standard" style:family="paragraph">
      <style:text-properties fo:font-size="13pt" style:font-size-asian="13pt" style:font-size-complex="13pt" fo:background-color="#C0C0C0"/>
    </style:style>
    <style:style style:name="P413" style:parent-style-name="Standard" style:family="paragraph">
      <style:text-properties fo:font-size="13pt" style:font-size-asian="13pt" style:font-size-complex="13pt" fo:background-color="#C0C0C0"/>
    </style:style>
    <style:style style:name="P414" style:parent-style-name="Standard" style:family="paragraph">
      <style:text-properties fo:font-size="13pt" style:font-size-asian="13pt" style:font-size-complex="13pt" fo:background-color="#C0C0C0"/>
    </style:style>
    <style:style style:name="P415" style:parent-style-name="Standard" style:family="paragraph">
      <style:text-properties fo:font-size="13pt" style:font-size-asian="13pt" style:font-size-complex="13pt" fo:background-color="#C0C0C0"/>
    </style:style>
    <style:style style:name="P416" style:parent-style-name="Standard" style:family="paragraph">
      <style:text-properties fo:font-size="13pt" style:font-size-asian="13pt" style:font-size-complex="13pt" fo:background-color="#C0C0C0"/>
    </style:style>
    <style:style style:name="P417" style:parent-style-name="Standard" style:family="paragraph">
      <style:text-properties fo:font-size="13pt" style:font-size-asian="13pt" style:font-size-complex="13pt" fo:background-color="#C0C0C0"/>
    </style:style>
    <style:style style:name="P418" style:parent-style-name="Standard" style:family="paragraph">
      <style:text-properties fo:font-size="13pt" style:font-size-asian="13pt" style:font-size-complex="13pt" fo:background-color="#C0C0C0"/>
    </style:style>
    <style:style style:name="P419" style:parent-style-name="Standard" style:family="paragraph">
      <style:text-properties fo:font-size="13pt" style:font-size-asian="13pt" style:font-size-complex="13pt" fo:background-color="#C0C0C0"/>
    </style:style>
    <style:style style:name="P420" style:parent-style-name="Standard" style:family="paragraph">
      <style:text-properties fo:font-size="13pt" style:font-size-asian="13pt" style:font-size-complex="13pt" fo:background-color="#C0C0C0"/>
    </style:style>
    <style:style style:name="P421" style:parent-style-name="Standard" style:family="paragraph">
      <style:text-properties fo:font-size="13pt" style:font-size-asian="13pt" style:font-size-complex="13pt" fo:background-color="#C0C0C0"/>
    </style:style>
    <style:style style:name="P422" style:parent-style-name="Standard" style:family="paragraph">
      <style:text-properties fo:font-size="13pt" style:font-size-asian="13pt" style:font-size-complex="13pt" fo:background-color="#C0C0C0"/>
    </style:style>
    <style:style style:name="P423" style:parent-style-name="Standard" style:family="paragraph">
      <style:text-properties fo:font-size="13pt" style:font-size-asian="13pt" style:font-size-complex="13pt" fo:background-color="#C0C0C0"/>
    </style:style>
    <style:style style:name="P424" style:parent-style-name="Standard" style:family="paragraph">
      <style:text-properties fo:font-size="13pt" style:font-size-asian="13pt" style:font-size-complex="13pt" fo:background-color="#C0C0C0"/>
    </style:style>
    <style:style style:name="P425" style:parent-style-name="Standard" style:family="paragraph">
      <style:text-properties fo:font-size="13pt" style:font-size-asian="13pt" style:font-size-complex="13pt" fo:background-color="#C0C0C0"/>
    </style:style>
    <style:style style:name="P426" style:parent-style-name="Standard" style:family="paragraph">
      <style:text-properties fo:font-size="13pt" style:font-size-asian="13pt" style:font-size-complex="13pt" fo:background-color="#C0C0C0"/>
    </style:style>
    <style:style style:name="P427" style:parent-style-name="Standard" style:family="paragraph">
      <style:text-properties fo:font-size="13pt" style:font-size-asian="13pt" style:font-size-complex="13pt" fo:background-color="#C0C0C0"/>
    </style:style>
    <style:style style:name="P428" style:parent-style-name="Standard" style:family="paragraph">
      <style:text-properties fo:font-size="13pt" style:font-size-asian="13pt" style:font-size-complex="13pt" fo:background-color="#C0C0C0"/>
    </style:style>
    <style:style style:name="P429" style:parent-style-name="Standard" style:family="paragraph">
      <style:text-properties fo:font-size="13pt" style:font-size-asian="13pt" style:font-size-complex="13pt" fo:background-color="#C0C0C0"/>
    </style:style>
    <style:style style:name="P430" style:parent-style-name="Standard" style:family="paragraph">
      <style:text-properties fo:font-size="13pt" style:font-size-asian="13pt" style:font-size-complex="13pt" fo:background-color="#C0C0C0"/>
    </style:style>
    <style:style style:name="P431" style:parent-style-name="Standard" style:family="paragraph">
      <style:text-properties fo:font-size="13pt" style:font-size-asian="13pt" style:font-size-complex="13pt" fo:background-color="#C0C0C0"/>
    </style:style>
    <style:style style:name="P432" style:parent-style-name="Standard" style:family="paragraph">
      <style:text-properties fo:font-size="13pt" style:font-size-asian="13pt" style:font-size-complex="13pt" fo:background-color="#C0C0C0"/>
    </style:style>
    <style:style style:name="P433" style:parent-style-name="Standard" style:family="paragraph">
      <style:text-properties fo:font-size="13pt" style:font-size-asian="13pt" style:font-size-complex="13pt" fo:background-color="#C0C0C0"/>
    </style:style>
    <style:style style:name="P434" style:parent-style-name="Standard" style:family="paragraph">
      <style:text-properties fo:font-size="13pt" style:font-size-asian="13pt" style:font-size-complex="13pt" fo:background-color="#C0C0C0"/>
    </style:style>
    <style:style style:name="P435" style:parent-style-name="Standard" style:family="paragraph">
      <style:text-properties fo:font-size="13pt" style:font-size-asian="13pt" style:font-size-complex="13pt" fo:background-color="#C0C0C0"/>
    </style:style>
    <style:style style:name="P436" style:parent-style-name="Standard" style:family="paragraph">
      <style:text-properties fo:font-size="13pt" style:font-size-asian="13pt" style:font-size-complex="13pt" fo:background-color="#C0C0C0"/>
    </style:style>
    <style:style style:name="P437" style:parent-style-name="Standard" style:family="paragraph">
      <style:text-properties fo:font-size="13pt" style:font-size-asian="13pt" style:font-size-complex="13pt" fo:background-color="#C0C0C0"/>
    </style:style>
    <style:style style:name="P438" style:parent-style-name="Standard" style:family="paragraph">
      <style:text-properties fo:font-size="13pt" style:font-size-asian="13pt" style:font-size-complex="13pt" fo:background-color="#C0C0C0"/>
    </style:style>
    <style:style style:name="P439" style:parent-style-name="Standard" style:family="paragraph">
      <style:text-properties fo:font-size="13pt" style:font-size-asian="13pt" style:font-size-complex="13pt" fo:background-color="#C0C0C0"/>
    </style:style>
    <style:style style:name="P440" style:parent-style-name="Standard" style:family="paragraph">
      <style:text-properties fo:font-size="13pt" style:font-size-asian="13pt" style:font-size-complex="13pt" fo:background-color="#C0C0C0"/>
    </style:style>
    <style:style style:name="P441" style:parent-style-name="Standard" style:family="paragraph">
      <style:text-properties fo:font-size="13pt" style:font-size-asian="13pt" style:font-size-complex="13pt" fo:background-color="#C0C0C0"/>
    </style:style>
    <style:style style:name="P442" style:parent-style-name="Standard" style:family="paragraph">
      <style:text-properties fo:font-size="13pt" style:font-size-asian="13pt" style:font-size-complex="13pt" fo:background-color="#C0C0C0"/>
    </style:style>
    <style:style style:name="P443" style:parent-style-name="Standard" style:family="paragraph">
      <style:text-properties fo:font-size="13pt" style:font-size-asian="13pt" style:font-size-complex="13pt" fo:background-color="#C0C0C0"/>
    </style:style>
    <style:style style:name="P444" style:parent-style-name="Standard" style:family="paragraph">
      <style:text-properties fo:font-size="13pt" style:font-size-asian="13pt" style:font-size-complex="13pt" fo:background-color="#C0C0C0"/>
    </style:style>
    <style:style style:name="P445" style:parent-style-name="Standard" style:family="paragraph">
      <style:text-properties fo:font-size="13pt" style:font-size-asian="13pt" style:font-size-complex="13pt" fo:background-color="#C0C0C0"/>
    </style:style>
    <style:style style:name="P446" style:parent-style-name="Standard" style:family="paragraph">
      <style:text-properties fo:font-size="13pt" style:font-size-asian="13pt" style:font-size-complex="13pt" fo:background-color="#C0C0C0"/>
    </style:style>
    <style:style style:name="P447" style:parent-style-name="Standard" style:family="paragraph">
      <style:text-properties fo:font-size="13pt" style:font-size-asian="13pt" style:font-size-complex="13pt" fo:background-color="#C0C0C0"/>
    </style:style>
    <style:style style:name="P448" style:parent-style-name="Standard" style:family="paragraph">
      <style:text-properties fo:font-size="13pt" style:font-size-asian="13pt" style:font-size-complex="13pt" fo:background-color="#C0C0C0"/>
    </style:style>
    <style:style style:name="P449" style:parent-style-name="Standard" style:family="paragraph">
      <style:text-properties fo:font-size="13pt" style:font-size-asian="13pt" style:font-size-complex="13pt" fo:background-color="#C0C0C0"/>
    </style:style>
    <style:style style:name="P450" style:parent-style-name="Standard" style:family="paragraph">
      <style:text-properties fo:font-size="13pt" style:font-size-asian="13pt" style:font-size-complex="13pt" fo:background-color="#C0C0C0"/>
    </style:style>
    <style:style style:name="P451" style:parent-style-name="Standard" style:family="paragraph">
      <style:text-properties fo:font-size="13pt" style:font-size-asian="13pt" style:font-size-complex="13pt" fo:background-color="#C0C0C0"/>
    </style:style>
    <style:style style:name="P452" style:parent-style-name="Standard" style:family="paragraph">
      <style:text-properties fo:font-size="13pt" style:font-size-asian="13pt" style:font-size-complex="13pt" fo:background-color="#C0C0C0"/>
    </style:style>
    <style:style style:name="P453" style:parent-style-name="Standard" style:family="paragraph">
      <style:text-properties fo:font-size="13pt" style:font-size-asian="13pt" style:font-size-complex="13pt" fo:background-color="#C0C0C0"/>
    </style:style>
    <style:style style:name="P454" style:parent-style-name="Standard" style:family="paragraph">
      <style:text-properties fo:font-size="13pt" style:font-size-asian="13pt" style:font-size-complex="13pt" fo:background-color="#C0C0C0"/>
    </style:style>
    <style:style style:name="P455" style:parent-style-name="Standard" style:family="paragraph">
      <style:text-properties fo:font-size="13pt" style:font-size-asian="13pt" style:font-size-complex="13pt" fo:background-color="#C0C0C0"/>
    </style:style>
    <style:style style:name="P456" style:parent-style-name="Standard" style:family="paragraph">
      <style:text-properties fo:font-size="13pt" style:font-size-asian="13pt" style:font-size-complex="13pt" fo:background-color="#C0C0C0"/>
    </style:style>
    <style:style style:name="P457" style:parent-style-name="Standard" style:family="paragraph">
      <style:text-properties fo:font-size="13pt" style:font-size-asian="13pt" style:font-size-complex="13pt" fo:background-color="#C0C0C0"/>
    </style:style>
    <style:style style:name="P458" style:parent-style-name="Standard" style:family="paragraph">
      <style:text-properties fo:font-size="13pt" style:font-size-asian="13pt" style:font-size-complex="13pt" fo:background-color="#C0C0C0"/>
    </style:style>
    <style:style style:name="P459" style:parent-style-name="Standard" style:family="paragraph">
      <style:text-properties fo:font-size="13pt" style:font-size-asian="13pt" style:font-size-complex="13pt" fo:background-color="#C0C0C0"/>
    </style:style>
    <style:style style:name="P460" style:parent-style-name="Standard" style:family="paragraph">
      <style:text-properties fo:font-size="13pt" style:font-size-asian="13pt" style:font-size-complex="13pt" fo:background-color="#C0C0C0"/>
    </style:style>
    <style:style style:name="P461" style:parent-style-name="Standard" style:family="paragraph">
      <style:text-properties fo:font-size="13pt" style:font-size-asian="13pt" style:font-size-complex="13pt" fo:background-color="#C0C0C0"/>
    </style:style>
    <style:style style:name="P462" style:parent-style-name="Standard" style:family="paragraph">
      <style:text-properties fo:font-size="13pt" style:font-size-asian="13pt" style:font-size-complex="13pt" fo:background-color="#C0C0C0"/>
    </style:style>
    <style:style style:name="P463" style:parent-style-name="Standard" style:family="paragraph">
      <style:text-properties fo:font-size="13pt" style:font-size-asian="13pt" style:font-size-complex="13pt" fo:background-color="#C0C0C0"/>
    </style:style>
    <style:style style:name="P464" style:parent-style-name="Standard" style:family="paragraph">
      <style:text-properties fo:font-size="13pt" style:font-size-asian="13pt" style:font-size-complex="13pt" fo:background-color="#C0C0C0"/>
    </style:style>
    <style:style style:name="P465" style:parent-style-name="Standard" style:family="paragraph">
      <style:text-properties fo:font-size="13pt" style:font-size-asian="13pt" style:font-size-complex="13pt" fo:background-color="#C0C0C0"/>
    </style:style>
    <style:style style:name="P466" style:parent-style-name="Standard" style:family="paragraph">
      <style:text-properties fo:font-size="13pt" style:font-size-asian="13pt" style:font-size-complex="13pt" fo:background-color="#C0C0C0"/>
    </style:style>
    <style:style style:name="P467" style:parent-style-name="Standard" style:family="paragraph">
      <style:text-properties fo:font-size="13pt" style:font-size-asian="13pt" style:font-size-complex="13pt" fo:background-color="#C0C0C0"/>
    </style:style>
    <style:style style:name="P468" style:parent-style-name="Standard" style:family="paragraph">
      <style:text-properties fo:font-size="13pt" style:font-size-asian="13pt" style:font-size-complex="13pt" fo:background-color="#C0C0C0"/>
    </style:style>
    <style:style style:name="P469" style:parent-style-name="Standard" style:family="paragraph">
      <style:text-properties fo:font-size="13pt" style:font-size-asian="13pt" style:font-size-complex="13pt" fo:background-color="#C0C0C0"/>
    </style:style>
    <style:style style:name="P470" style:parent-style-name="Standard" style:family="paragraph">
      <style:text-properties fo:font-size="13pt" style:font-size-asian="13pt" style:font-size-complex="13pt" fo:background-color="#C0C0C0"/>
    </style:style>
    <style:style style:name="P471" style:parent-style-name="Standard" style:family="paragraph">
      <style:text-properties fo:font-size="13pt" style:font-size-asian="13pt" style:font-size-complex="13pt" fo:background-color="#C0C0C0"/>
    </style:style>
    <style:style style:name="P472" style:parent-style-name="Standard" style:family="paragraph">
      <style:text-properties fo:font-size="13pt" style:font-size-asian="13pt" style:font-size-complex="13pt" fo:background-color="#C0C0C0"/>
    </style:style>
    <style:style style:name="P473" style:parent-style-name="Standard" style:family="paragraph">
      <style:text-properties fo:font-size="13pt" style:font-size-asian="13pt" style:font-size-complex="13pt" fo:background-color="#C0C0C0"/>
    </style:style>
    <style:style style:name="P474" style:parent-style-name="Standard" style:family="paragraph">
      <style:text-properties fo:font-size="13pt" style:font-size-asian="13pt" style:font-size-complex="13pt" fo:background-color="#C0C0C0"/>
    </style:style>
    <style:style style:name="P475" style:parent-style-name="Standard" style:family="paragraph">
      <style:text-properties fo:font-size="13pt" style:font-size-asian="13pt" style:font-size-complex="13pt" fo:background-color="#C0C0C0"/>
    </style:style>
    <style:style style:name="P476" style:parent-style-name="Standard" style:family="paragraph">
      <style:text-properties fo:font-size="13pt" style:font-size-asian="13pt" style:font-size-complex="13pt" fo:background-color="#C0C0C0"/>
    </style:style>
    <style:style style:name="P477" style:parent-style-name="Standard" style:family="paragraph">
      <style:text-properties fo:font-size="13pt" style:font-size-asian="13pt" style:font-size-complex="13pt" fo:background-color="#C0C0C0"/>
    </style:style>
    <style:style style:name="P478" style:parent-style-name="Standard" style:family="paragraph">
      <style:text-properties fo:font-size="13pt" style:font-size-asian="13pt" style:font-size-complex="13pt" fo:background-color="#C0C0C0"/>
    </style:style>
    <style:style style:name="P479" style:parent-style-name="Standard" style:family="paragraph">
      <style:text-properties fo:font-size="13pt" style:font-size-asian="13pt" style:font-size-complex="13pt" fo:background-color="#C0C0C0"/>
    </style:style>
    <style:style style:name="P480" style:parent-style-name="Standard" style:family="paragraph">
      <style:text-properties fo:font-size="13pt" style:font-size-asian="13pt" style:font-size-complex="13pt" fo:background-color="#C0C0C0"/>
    </style:style>
    <style:style style:name="P481" style:parent-style-name="Standard" style:family="paragraph">
      <style:text-properties fo:font-size="13pt" style:font-size-asian="13pt" style:font-size-complex="13pt" fo:background-color="#C0C0C0"/>
    </style:style>
    <style:style style:name="P482" style:parent-style-name="Standard" style:family="paragraph">
      <style:text-properties fo:font-size="13pt" style:font-size-asian="13pt" style:font-size-complex="13pt" fo:background-color="#C0C0C0"/>
    </style:style>
    <style:style style:name="P483" style:parent-style-name="Standard" style:family="paragraph">
      <style:text-properties fo:font-size="13pt" style:font-size-asian="13pt" style:font-size-complex="13pt" fo:background-color="#C0C0C0"/>
    </style:style>
    <style:style style:name="P484" style:parent-style-name="Standard" style:family="paragraph">
      <style:text-properties fo:font-size="13pt" style:font-size-asian="13pt" style:font-size-complex="13pt" fo:background-color="#C0C0C0"/>
    </style:style>
    <style:style style:name="P485" style:parent-style-name="Standard" style:family="paragraph">
      <style:text-properties fo:font-size="13pt" style:font-size-asian="13pt" style:font-size-complex="13pt" fo:background-color="#C0C0C0"/>
    </style:style>
    <style:style style:name="P486" style:parent-style-name="Standard" style:family="paragraph">
      <style:text-properties fo:font-size="13pt" style:font-size-asian="13pt" style:font-size-complex="13pt" fo:background-color="#C0C0C0"/>
    </style:style>
    <style:style style:name="P487" style:parent-style-name="Standard" style:family="paragraph">
      <style:text-properties fo:font-size="13pt" style:font-size-asian="13pt" style:font-size-complex="13pt" fo:background-color="#C0C0C0"/>
    </style:style>
    <style:style style:name="P488" style:parent-style-name="Standard" style:family="paragraph">
      <style:text-properties fo:font-size="13pt" style:font-size-asian="13pt" style:font-size-complex="13pt" fo:background-color="#C0C0C0"/>
    </style:style>
    <style:style style:name="P489" style:parent-style-name="Standard" style:family="paragraph">
      <style:text-properties fo:font-size="13pt" style:font-size-asian="13pt" style:font-size-complex="13pt" fo:background-color="#C0C0C0"/>
    </style:style>
    <style:style style:name="P490" style:parent-style-name="Standard" style:family="paragraph">
      <style:text-properties fo:font-size="13pt" style:font-size-asian="13pt" style:font-size-complex="13pt" fo:background-color="#C0C0C0"/>
    </style:style>
    <style:style style:name="P491" style:parent-style-name="Standard" style:family="paragraph">
      <style:text-properties fo:font-size="13pt" style:font-size-asian="13pt" style:font-size-complex="13pt" fo:background-color="#C0C0C0"/>
    </style:style>
    <style:style style:name="P492" style:parent-style-name="Standard" style:family="paragraph">
      <style:text-properties fo:font-size="13pt" style:font-size-asian="13pt" style:font-size-complex="13pt" fo:background-color="#C0C0C0"/>
    </style:style>
    <style:style style:name="P493" style:parent-style-name="Standard" style:family="paragraph">
      <style:text-properties fo:font-size="13pt" style:font-size-asian="13pt" style:font-size-complex="13pt" fo:background-color="#C0C0C0"/>
    </style:style>
    <style:style style:name="P494" style:parent-style-name="Standard" style:family="paragraph">
      <style:text-properties fo:font-size="13pt" style:font-size-asian="13pt" style:font-size-complex="13pt" fo:background-color="#C0C0C0"/>
    </style:style>
    <style:style style:name="P495" style:parent-style-name="Standard" style:family="paragraph">
      <style:text-properties fo:font-size="13pt" style:font-size-asian="13pt" style:font-size-complex="13pt" fo:background-color="#C0C0C0"/>
    </style:style>
    <style:style style:name="P496" style:parent-style-name="Standard" style:family="paragraph">
      <style:text-properties fo:font-size="13pt" style:font-size-asian="13pt" style:font-size-complex="13pt" fo:background-color="#C0C0C0"/>
    </style:style>
    <style:style style:name="P497" style:parent-style-name="Standard" style:family="paragraph">
      <style:text-properties fo:font-size="13pt" style:font-size-asian="13pt" style:font-size-complex="13pt" fo:background-color="#C0C0C0"/>
    </style:style>
    <style:style style:name="P498" style:parent-style-name="Standard" style:family="paragraph">
      <style:text-properties fo:font-size="13pt" style:font-size-asian="13pt" style:font-size-complex="13pt" fo:background-color="#C0C0C0"/>
    </style:style>
    <style:style style:name="P499" style:parent-style-name="Standard" style:family="paragraph">
      <style:text-properties fo:font-size="13pt" style:font-size-asian="13pt" style:font-size-complex="13pt" fo:background-color="#C0C0C0"/>
    </style:style>
    <style:style style:name="P500" style:parent-style-name="Standard" style:family="paragraph">
      <style:text-properties fo:font-size="13pt" style:font-size-asian="13pt" style:font-size-complex="13pt" fo:background-color="#C0C0C0"/>
    </style:style>
    <style:style style:name="P501" style:parent-style-name="Standard" style:family="paragraph">
      <style:text-properties fo:font-size="13pt" style:font-size-asian="13pt" style:font-size-complex="13pt" fo:background-color="#C0C0C0"/>
    </style:style>
    <style:style style:name="P502" style:parent-style-name="Standard" style:family="paragraph">
      <style:text-properties fo:font-size="13pt" style:font-size-asian="13pt" style:font-size-complex="13pt" fo:background-color="#C0C0C0"/>
    </style:style>
    <style:style style:name="P503" style:parent-style-name="Standard" style:family="paragraph">
      <style:text-properties fo:font-size="13pt" style:font-size-asian="13pt" style:font-size-complex="13pt" fo:background-color="#C0C0C0"/>
    </style:style>
    <style:style style:name="P504" style:parent-style-name="Standard" style:family="paragraph">
      <style:text-properties fo:font-size="13pt" style:font-size-asian="13pt" style:font-size-complex="13pt" fo:background-color="#C0C0C0"/>
    </style:style>
    <style:style style:name="P505" style:parent-style-name="Standard" style:family="paragraph">
      <style:text-properties fo:font-size="13pt" style:font-size-asian="13pt" style:font-size-complex="13pt" fo:background-color="#C0C0C0"/>
    </style:style>
    <style:style style:name="P506" style:parent-style-name="Standard" style:family="paragraph">
      <style:text-properties fo:font-size="13pt" style:font-size-asian="13pt" style:font-size-complex="13pt" fo:background-color="#C0C0C0"/>
    </style:style>
    <style:style style:name="P507" style:parent-style-name="Standard" style:family="paragraph">
      <style:text-properties fo:font-size="13pt" style:font-size-asian="13pt" style:font-size-complex="13pt" fo:background-color="#C0C0C0"/>
    </style:style>
    <style:style style:name="P508" style:parent-style-name="Standard" style:family="paragraph">
      <style:text-properties fo:font-size="13pt" style:font-size-asian="13pt" style:font-size-complex="13pt" fo:background-color="#C0C0C0"/>
    </style:style>
    <style:style style:name="P509" style:parent-style-name="Standard" style:family="paragraph">
      <style:text-properties fo:font-size="13pt" style:font-size-asian="13pt" style:font-size-complex="13pt" fo:background-color="#C0C0C0"/>
    </style:style>
    <style:style style:name="P510" style:parent-style-name="Standard" style:family="paragraph">
      <style:text-properties fo:font-size="13pt" style:font-size-asian="13pt" style:font-size-complex="13pt" fo:background-color="#C0C0C0"/>
    </style:style>
    <style:style style:name="P511" style:parent-style-name="Standard" style:family="paragraph">
      <style:text-properties fo:font-size="13pt" style:font-size-asian="13pt" style:font-size-complex="13pt" fo:background-color="#C0C0C0"/>
    </style:style>
    <style:style style:name="P512" style:parent-style-name="Standard" style:family="paragraph">
      <style:text-properties fo:font-size="13pt" style:font-size-asian="13pt" style:font-size-complex="13pt" fo:background-color="#C0C0C0"/>
    </style:style>
    <style:style style:name="P513" style:parent-style-name="Standard" style:family="paragraph">
      <style:text-properties fo:font-size="13pt" style:font-size-asian="13pt" style:font-size-complex="13pt" fo:background-color="#C0C0C0"/>
    </style:style>
    <style:style style:name="P514" style:parent-style-name="Standard" style:family="paragraph">
      <style:text-properties fo:font-size="13pt" style:font-size-asian="13pt" style:font-size-complex="13pt" fo:background-color="#C0C0C0"/>
    </style:style>
    <style:style style:name="P515" style:parent-style-name="Standard" style:family="paragraph">
      <style:text-properties fo:font-size="13pt" style:font-size-asian="13pt" style:font-size-complex="13pt" fo:background-color="#C0C0C0"/>
    </style:style>
    <style:style style:name="P516" style:parent-style-name="Standard" style:family="paragraph">
      <style:text-properties fo:font-size="13pt" style:font-size-asian="13pt" style:font-size-complex="13pt" fo:background-color="#C0C0C0"/>
    </style:style>
    <style:style style:name="P517" style:parent-style-name="Standard" style:family="paragraph">
      <style:text-properties fo:font-size="13pt" style:font-size-asian="13pt" style:font-size-complex="13pt" fo:background-color="#C0C0C0"/>
    </style:style>
    <style:style style:name="P518" style:parent-style-name="Standard" style:family="paragraph">
      <style:text-properties fo:font-size="13pt" style:font-size-asian="13pt" style:font-size-complex="13pt" fo:background-color="#C0C0C0"/>
    </style:style>
    <style:style style:name="P519" style:parent-style-name="Standard" style:family="paragraph">
      <style:text-properties fo:font-size="13pt" style:font-size-asian="13pt" style:font-size-complex="13pt" fo:background-color="#C0C0C0"/>
    </style:style>
    <style:style style:name="P520" style:parent-style-name="Standard" style:family="paragraph">
      <style:text-properties fo:font-size="13pt" style:font-size-asian="13pt" style:font-size-complex="13pt" fo:background-color="#C0C0C0"/>
    </style:style>
    <style:style style:name="P521" style:parent-style-name="Standard" style:family="paragraph">
      <style:text-properties fo:font-size="13pt" style:font-size-asian="13pt" style:font-size-complex="13pt" fo:background-color="#C0C0C0"/>
    </style:style>
    <style:style style:name="P522" style:parent-style-name="Standard" style:family="paragraph">
      <style:text-properties fo:font-size="13pt" style:font-size-asian="13pt" style:font-size-complex="13pt" fo:background-color="#C0C0C0"/>
    </style:style>
    <style:style style:name="P523" style:parent-style-name="Standard" style:family="paragraph">
      <style:text-properties fo:font-size="13pt" style:font-size-asian="13pt" style:font-size-complex="13pt" fo:background-color="#C0C0C0"/>
    </style:style>
    <style:style style:name="P524" style:parent-style-name="Standard" style:family="paragraph">
      <style:text-properties fo:font-size="13pt" style:font-size-asian="13pt" style:font-size-complex="13pt" fo:background-color="#C0C0C0"/>
    </style:style>
    <style:style style:name="P525" style:parent-style-name="Standard" style:family="paragraph">
      <style:text-properties fo:font-size="13pt" style:font-size-asian="13pt" style:font-size-complex="13pt" fo:background-color="#C0C0C0"/>
    </style:style>
    <style:style style:name="P526" style:parent-style-name="Standard" style:family="paragraph">
      <style:text-properties fo:font-size="13pt" style:font-size-asian="13pt" style:font-size-complex="13pt" fo:background-color="#C0C0C0"/>
    </style:style>
    <style:style style:name="P527" style:parent-style-name="Standard" style:family="paragraph">
      <style:text-properties fo:font-size="13pt" style:font-size-asian="13pt" style:font-size-complex="13pt" fo:background-color="#C0C0C0"/>
    </style:style>
    <style:style style:name="P528" style:parent-style-name="Standard" style:family="paragraph">
      <style:text-properties fo:font-size="13pt" style:font-size-asian="13pt" style:font-size-complex="13pt" fo:background-color="#C0C0C0"/>
    </style:style>
    <style:style style:name="P529" style:parent-style-name="Standard" style:family="paragraph">
      <style:text-properties fo:font-size="13pt" style:font-size-asian="13pt" style:font-size-complex="13pt" fo:background-color="#C0C0C0"/>
    </style:style>
    <style:style style:name="P530" style:parent-style-name="Standard" style:family="paragraph">
      <style:text-properties fo:font-size="13pt" style:font-size-asian="13pt" style:font-size-complex="13pt" fo:background-color="#C0C0C0"/>
    </style:style>
    <style:style style:name="P531" style:parent-style-name="Standard" style:family="paragraph">
      <style:text-properties fo:font-size="13pt" style:font-size-asian="13pt" style:font-size-complex="13pt" fo:background-color="#C0C0C0"/>
    </style:style>
    <style:style style:name="P532" style:parent-style-name="Standard" style:family="paragraph">
      <style:text-properties fo:font-size="13pt" style:font-size-asian="13pt" style:font-size-complex="13pt" fo:background-color="#C0C0C0"/>
    </style:style>
    <style:style style:name="P533" style:parent-style-name="Standard" style:family="paragraph">
      <style:text-properties fo:font-size="13pt" style:font-size-asian="13pt" style:font-size-complex="13pt" fo:background-color="#C0C0C0"/>
    </style:style>
    <style:style style:name="P534" style:parent-style-name="Standard" style:family="paragraph">
      <style:text-properties fo:font-size="13pt" style:font-size-asian="13pt" style:font-size-complex="13pt" fo:background-color="#C0C0C0"/>
    </style:style>
    <style:style style:name="P535" style:parent-style-name="Standard" style:family="paragraph">
      <style:text-properties fo:font-size="13pt" style:font-size-asian="13pt" style:font-size-complex="13pt" fo:background-color="#C0C0C0"/>
    </style:style>
    <style:style style:name="P536" style:parent-style-name="Standard" style:family="paragraph">
      <style:text-properties fo:font-size="13pt" style:font-size-asian="13pt" style:font-size-complex="13pt" fo:background-color="#C0C0C0"/>
    </style:style>
    <style:style style:name="P537" style:parent-style-name="Standard" style:family="paragraph">
      <style:text-properties fo:font-size="13pt" style:font-size-asian="13pt" style:font-size-complex="13pt" fo:background-color="#C0C0C0"/>
    </style:style>
    <style:style style:name="P538" style:parent-style-name="Standard" style:family="paragraph">
      <style:text-properties fo:font-size="13pt" style:font-size-asian="13pt" style:font-size-complex="13pt" fo:background-color="#C0C0C0"/>
    </style:style>
    <style:style style:name="P539" style:parent-style-name="Standard" style:family="paragraph">
      <style:text-properties fo:font-size="13pt" style:font-size-asian="13pt" style:font-size-complex="13pt" fo:background-color="#C0C0C0"/>
    </style:style>
    <style:style style:name="P540" style:parent-style-name="Standard" style:family="paragraph">
      <style:text-properties fo:font-size="13pt" style:font-size-asian="13pt" style:font-size-complex="13pt" fo:background-color="#C0C0C0"/>
    </style:style>
    <style:style style:name="P541" style:parent-style-name="Standard" style:family="paragraph">
      <style:text-properties fo:font-size="13pt" style:font-size-asian="13pt" style:font-size-complex="13pt" fo:background-color="#C0C0C0"/>
    </style:style>
    <style:style style:name="P542" style:parent-style-name="Standard" style:family="paragraph">
      <style:text-properties fo:font-size="13pt" style:font-size-asian="13pt" style:font-size-complex="13pt" fo:background-color="#C0C0C0"/>
    </style:style>
    <style:style style:name="P543" style:parent-style-name="Standard" style:family="paragraph">
      <style:text-properties fo:font-size="13pt" style:font-size-asian="13pt" style:font-size-complex="13pt" fo:background-color="#C0C0C0"/>
    </style:style>
    <style:style style:name="P544" style:parent-style-name="Standard" style:family="paragraph">
      <style:text-properties fo:font-size="13pt" style:font-size-asian="13pt" style:font-size-complex="13pt" fo:background-color="#C0C0C0"/>
    </style:style>
    <style:style style:name="P545" style:parent-style-name="Standard" style:family="paragraph">
      <style:text-properties fo:font-size="13pt" style:font-size-asian="13pt" style:font-size-complex="13pt" fo:background-color="#C0C0C0"/>
    </style:style>
    <style:style style:name="P546" style:parent-style-name="Standard" style:family="paragraph">
      <style:text-properties fo:font-size="13pt" style:font-size-asian="13pt" style:font-size-complex="13pt" fo:background-color="#C0C0C0"/>
    </style:style>
    <style:style style:name="P547" style:parent-style-name="Standard" style:family="paragraph">
      <style:text-properties fo:font-size="13pt" style:font-size-asian="13pt" style:font-size-complex="13pt" fo:background-color="#C0C0C0"/>
    </style:style>
    <style:style style:name="P548" style:parent-style-name="Standard" style:family="paragraph">
      <style:text-properties fo:font-size="13pt" style:font-size-asian="13pt" style:font-size-complex="13pt" fo:background-color="#C0C0C0"/>
    </style:style>
    <style:style style:name="P549" style:parent-style-name="Standard" style:family="paragraph">
      <style:text-properties fo:font-size="13pt" style:font-size-asian="13pt" style:font-size-complex="13pt" fo:background-color="#C0C0C0"/>
    </style:style>
    <style:style style:name="P550" style:parent-style-name="Standard" style:family="paragraph">
      <style:text-properties fo:font-size="13pt" style:font-size-asian="13pt" style:font-size-complex="13pt" fo:background-color="#C0C0C0"/>
    </style:style>
    <style:style style:name="P551" style:parent-style-name="Standard" style:family="paragraph">
      <style:text-properties fo:font-size="13pt" style:font-size-asian="13pt" style:font-size-complex="13pt" fo:background-color="#C0C0C0"/>
    </style:style>
    <style:style style:name="P552" style:parent-style-name="Standard" style:family="paragraph">
      <style:text-properties fo:font-size="13pt" style:font-size-asian="13pt" style:font-size-complex="13pt" fo:background-color="#C0C0C0"/>
    </style:style>
    <style:style style:name="P553" style:parent-style-name="Standard" style:family="paragraph">
      <style:text-properties fo:font-size="13pt" style:font-size-asian="13pt" style:font-size-complex="13pt" fo:background-color="#C0C0C0"/>
    </style:style>
    <style:style style:name="P554" style:parent-style-name="Standard" style:family="paragraph">
      <style:text-properties fo:font-size="13pt" style:font-size-asian="13pt" style:font-size-complex="13pt" fo:background-color="#C0C0C0"/>
    </style:style>
    <style:style style:name="P555" style:parent-style-name="Standard" style:family="paragraph">
      <style:text-properties fo:font-size="13pt" style:font-size-asian="13pt" style:font-size-complex="13pt" fo:background-color="#C0C0C0"/>
    </style:style>
    <style:style style:name="P556" style:parent-style-name="Standard" style:family="paragraph">
      <style:text-properties fo:font-size="13pt" style:font-size-asian="13pt" style:font-size-complex="13pt" fo:background-color="#C0C0C0"/>
    </style:style>
    <style:style style:name="P557" style:parent-style-name="Standard" style:family="paragraph">
      <style:text-properties fo:font-size="13pt" style:font-size-asian="13pt" style:font-size-complex="13pt" fo:background-color="#C0C0C0"/>
    </style:style>
    <style:style style:name="P558" style:parent-style-name="Standard" style:family="paragraph">
      <style:text-properties fo:font-size="13pt" style:font-size-asian="13pt" style:font-size-complex="13pt" fo:background-color="#C0C0C0"/>
    </style:style>
    <style:style style:name="P559" style:parent-style-name="Standard" style:family="paragraph">
      <style:text-properties fo:font-size="13pt" style:font-size-asian="13pt" style:font-size-complex="13pt" fo:background-color="#C0C0C0"/>
    </style:style>
    <style:style style:name="P560" style:parent-style-name="Standard" style:family="paragraph">
      <style:text-properties fo:font-size="13pt" style:font-size-asian="13pt" style:font-size-complex="13pt" fo:background-color="#C0C0C0"/>
    </style:style>
    <style:style style:name="P561" style:parent-style-name="Standard" style:family="paragraph">
      <style:text-properties fo:font-size="13pt" style:font-size-asian="13pt" style:font-size-complex="13pt" fo:background-color="#C0C0C0"/>
    </style:style>
    <style:style style:name="P562" style:parent-style-name="Standard" style:family="paragraph">
      <style:text-properties fo:font-size="13pt" style:font-size-asian="13pt" style:font-size-complex="13pt" fo:background-color="#C0C0C0"/>
    </style:style>
    <style:style style:name="P563" style:parent-style-name="Standard" style:family="paragraph">
      <style:text-properties fo:font-size="13pt" style:font-size-asian="13pt" style:font-size-complex="13pt" fo:background-color="#C0C0C0"/>
    </style:style>
    <style:style style:name="P564" style:parent-style-name="Standard" style:family="paragraph">
      <style:text-properties fo:font-size="13pt" style:font-size-asian="13pt" style:font-size-complex="13pt" fo:background-color="#C0C0C0"/>
    </style:style>
    <style:style style:name="P565" style:parent-style-name="Standard" style:family="paragraph">
      <style:text-properties fo:font-size="13pt" style:font-size-asian="13pt" style:font-size-complex="13pt" fo:background-color="#C0C0C0"/>
    </style:style>
    <style:style style:name="P566" style:parent-style-name="Standard" style:family="paragraph">
      <style:text-properties fo:font-size="13pt" style:font-size-asian="13pt" style:font-size-complex="13pt" fo:background-color="#C0C0C0"/>
    </style:style>
    <style:style style:name="P567" style:parent-style-name="Standard" style:family="paragraph">
      <style:text-properties fo:font-size="13pt" style:font-size-asian="13pt" style:font-size-complex="13pt" fo:background-color="#C0C0C0"/>
    </style:style>
    <style:style style:name="P568" style:parent-style-name="Standard" style:family="paragraph">
      <style:text-properties fo:font-size="13pt" style:font-size-asian="13pt" style:font-size-complex="13pt" fo:background-color="#C0C0C0"/>
    </style:style>
    <style:style style:name="P569" style:parent-style-name="Standard" style:family="paragraph">
      <style:text-properties fo:font-size="13pt" style:font-size-asian="13pt" style:font-size-complex="13pt" fo:background-color="#C0C0C0"/>
    </style:style>
    <style:style style:name="P570" style:parent-style-name="Standard" style:family="paragraph">
      <style:text-properties fo:font-size="13pt" style:font-size-asian="13pt" style:font-size-complex="13pt" fo:background-color="#C0C0C0"/>
    </style:style>
    <style:style style:name="P571" style:parent-style-name="Standard" style:family="paragraph">
      <style:text-properties fo:font-size="13pt" style:font-size-asian="13pt" style:font-size-complex="13pt" fo:background-color="#C0C0C0"/>
    </style:style>
    <style:style style:name="P572" style:parent-style-name="Standard" style:family="paragraph">
      <style:text-properties fo:font-size="13pt" style:font-size-asian="13pt" style:font-size-complex="13pt" fo:background-color="#C0C0C0"/>
    </style:style>
    <style:style style:name="P573" style:parent-style-name="Standard" style:family="paragraph">
      <style:text-properties fo:font-size="13pt" style:font-size-asian="13pt" style:font-size-complex="13pt" fo:background-color="#C0C0C0"/>
    </style:style>
    <style:style style:name="P574" style:parent-style-name="Standard" style:family="paragraph">
      <style:text-properties fo:font-size="13pt" style:font-size-asian="13pt" style:font-size-complex="13pt" fo:background-color="#C0C0C0"/>
    </style:style>
    <style:style style:name="P575" style:parent-style-name="Standard" style:family="paragraph">
      <style:text-properties fo:font-size="13pt" style:font-size-asian="13pt" style:font-size-complex="13pt" fo:background-color="#C0C0C0"/>
    </style:style>
    <style:style style:name="P576" style:parent-style-name="Standard" style:family="paragraph">
      <style:text-properties fo:font-size="13pt" style:font-size-asian="13pt" style:font-size-complex="13pt" fo:background-color="#C0C0C0"/>
    </style:style>
    <style:style style:name="P577" style:parent-style-name="Standard" style:family="paragraph">
      <style:text-properties fo:font-size="13pt" style:font-size-asian="13pt" style:font-size-complex="13pt" fo:background-color="#C0C0C0"/>
    </style:style>
    <style:style style:name="P578" style:parent-style-name="Standard" style:family="paragraph">
      <style:text-properties fo:font-size="13pt" style:font-size-asian="13pt" style:font-size-complex="13pt" fo:background-color="#C0C0C0"/>
    </style:style>
    <style:style style:name="P579" style:parent-style-name="Standard" style:family="paragraph">
      <style:text-properties fo:font-size="13pt" style:font-size-asian="13pt" style:font-size-complex="13pt" fo:background-color="#C0C0C0"/>
    </style:style>
    <style:style style:name="P580" style:parent-style-name="Standard" style:family="paragraph">
      <style:text-properties fo:font-size="13pt" style:font-size-asian="13pt" style:font-size-complex="13pt" fo:background-color="#C0C0C0"/>
    </style:style>
    <style:style style:name="P581" style:parent-style-name="Standard" style:family="paragraph">
      <style:text-properties fo:font-size="13pt" style:font-size-asian="13pt" style:font-size-complex="13pt" fo:background-color="#C0C0C0"/>
    </style:style>
    <style:style style:name="P582" style:parent-style-name="Standard" style:family="paragraph">
      <style:text-properties fo:font-size="13pt" style:font-size-asian="13pt" style:font-size-complex="13pt" fo:background-color="#C0C0C0"/>
    </style:style>
    <style:style style:name="P583" style:parent-style-name="Standard" style:family="paragraph">
      <style:text-properties fo:font-size="13pt" style:font-size-asian="13pt" style:font-size-complex="13pt" fo:background-color="#C0C0C0"/>
    </style:style>
    <style:style style:name="P584" style:parent-style-name="Standard" style:family="paragraph">
      <style:text-properties fo:font-size="13pt" style:font-size-asian="13pt" style:font-size-complex="13pt" fo:background-color="#C0C0C0"/>
    </style:style>
    <style:style style:name="P585" style:parent-style-name="Standard" style:family="paragraph">
      <style:text-properties fo:font-size="13pt" style:font-size-asian="13pt" style:font-size-complex="13pt" fo:background-color="#C0C0C0"/>
    </style:style>
    <style:style style:name="P586" style:parent-style-name="Standard" style:family="paragraph">
      <style:text-properties fo:font-size="13pt" style:font-size-asian="13pt" style:font-size-complex="13pt" fo:background-color="#C0C0C0"/>
    </style:style>
    <style:style style:name="P587" style:parent-style-name="Standard" style:family="paragraph">
      <style:text-properties fo:font-size="13pt" style:font-size-asian="13pt" style:font-size-complex="13pt" fo:background-color="#C0C0C0"/>
    </style:style>
    <style:style style:name="P588" style:parent-style-name="Standard" style:family="paragraph">
      <style:text-properties fo:font-size="13pt" style:font-size-asian="13pt" style:font-size-complex="13pt" fo:background-color="#C0C0C0"/>
    </style:style>
    <style:style style:name="P589" style:parent-style-name="Standard" style:family="paragraph">
      <style:text-properties fo:font-size="13pt" style:font-size-asian="13pt" style:font-size-complex="13pt" fo:background-color="#C0C0C0"/>
    </style:style>
    <style:style style:name="P590" style:parent-style-name="Standard" style:family="paragraph">
      <style:text-properties fo:font-size="13pt" style:font-size-asian="13pt" style:font-size-complex="13pt" fo:background-color="#C0C0C0"/>
    </style:style>
    <style:style style:name="P591" style:parent-style-name="Standard" style:family="paragraph">
      <style:text-properties fo:font-size="13pt" style:font-size-asian="13pt" style:font-size-complex="13pt" fo:background-color="#C0C0C0"/>
    </style:style>
    <style:style style:name="P592" style:parent-style-name="Standard" style:family="paragraph">
      <style:text-properties fo:font-size="13pt" style:font-size-asian="13pt" style:font-size-complex="13pt" fo:background-color="#C0C0C0"/>
    </style:style>
    <style:style style:name="P593" style:parent-style-name="Standard" style:family="paragraph">
      <style:text-properties fo:font-size="13pt" style:font-size-asian="13pt" style:font-size-complex="13pt" fo:background-color="#C0C0C0"/>
    </style:style>
    <style:style style:name="P594" style:parent-style-name="Standard" style:family="paragraph">
      <style:text-properties fo:font-size="13pt" style:font-size-asian="13pt" style:font-size-complex="13pt" fo:background-color="#C0C0C0"/>
    </style:style>
    <style:style style:name="P595" style:parent-style-name="Standard" style:family="paragraph">
      <style:text-properties fo:font-size="13pt" style:font-size-asian="13pt" style:font-size-complex="13pt" fo:background-color="#C0C0C0"/>
    </style:style>
    <style:style style:name="P596" style:parent-style-name="Standard" style:family="paragraph">
      <style:text-properties fo:font-size="13pt" style:font-size-asian="13pt" style:font-size-complex="13pt" fo:background-color="#C0C0C0"/>
    </style:style>
    <style:style style:name="P597" style:parent-style-name="Standard" style:family="paragraph">
      <style:text-properties fo:font-size="13pt" style:font-size-asian="13pt" style:font-size-complex="13pt" fo:background-color="#C0C0C0"/>
    </style:style>
    <style:style style:name="P598" style:parent-style-name="Standard" style:family="paragraph">
      <style:text-properties fo:font-size="13pt" style:font-size-asian="13pt" style:font-size-complex="13pt" fo:background-color="#C0C0C0"/>
    </style:style>
    <style:style style:name="P599" style:parent-style-name="Standard" style:family="paragraph">
      <style:text-properties fo:font-size="13pt" style:font-size-asian="13pt" style:font-size-complex="13pt" fo:background-color="#C0C0C0"/>
    </style:style>
    <style:style style:name="P600" style:parent-style-name="Standard" style:family="paragraph">
      <style:text-properties fo:font-size="13pt" style:font-size-asian="13pt" style:font-size-complex="13pt" fo:background-color="#C0C0C0"/>
    </style:style>
    <style:style style:name="P601" style:parent-style-name="Standard" style:family="paragraph">
      <style:text-properties fo:font-size="13pt" style:font-size-asian="13pt" style:font-size-complex="13pt" fo:background-color="#C0C0C0"/>
    </style:style>
    <style:style style:name="P602" style:parent-style-name="Standard" style:family="paragraph">
      <style:text-properties fo:font-size="13pt" style:font-size-asian="13pt" style:font-size-complex="13pt" fo:background-color="#C0C0C0"/>
    </style:style>
    <style:style style:name="P603" style:parent-style-name="Standard" style:family="paragraph">
      <style:text-properties fo:font-size="13pt" style:font-size-asian="13pt" style:font-size-complex="13pt" fo:background-color="#C0C0C0"/>
    </style:style>
    <style:style style:name="P604" style:parent-style-name="Standard" style:family="paragraph">
      <style:text-properties fo:font-size="13pt" style:font-size-asian="13pt" style:font-size-complex="13pt" fo:background-color="#C0C0C0"/>
    </style:style>
    <style:style style:name="P605" style:parent-style-name="Standard" style:family="paragraph">
      <style:text-properties fo:font-size="13pt" style:font-size-asian="13pt" style:font-size-complex="13pt" fo:background-color="#C0C0C0"/>
    </style:style>
    <style:style style:name="P606" style:parent-style-name="Standard" style:family="paragraph">
      <style:text-properties fo:font-size="13pt" style:font-size-asian="13pt" style:font-size-complex="13pt" fo:background-color="#C0C0C0"/>
    </style:style>
    <style:style style:name="P607" style:parent-style-name="Standard" style:family="paragraph">
      <style:text-properties fo:font-size="13pt" style:font-size-asian="13pt" style:font-size-complex="13pt" fo:background-color="#C0C0C0"/>
    </style:style>
    <style:style style:name="P608" style:parent-style-name="Standard" style:family="paragraph">
      <style:text-properties fo:font-size="13pt" style:font-size-asian="13pt" style:font-size-complex="13pt" fo:background-color="#C0C0C0"/>
    </style:style>
    <style:style style:name="P609" style:parent-style-name="Standard" style:family="paragraph">
      <style:text-properties fo:font-size="13pt" style:font-size-asian="13pt" style:font-size-complex="13pt" fo:background-color="#C0C0C0"/>
    </style:style>
    <style:style style:name="P610" style:parent-style-name="Standard" style:family="paragraph">
      <style:text-properties fo:font-size="13pt" style:font-size-asian="13pt" style:font-size-complex="13pt" fo:background-color="#C0C0C0"/>
    </style:style>
    <style:style style:name="P611" style:parent-style-name="Standard" style:family="paragraph">
      <style:text-properties fo:font-size="13pt" style:font-size-asian="13pt" style:font-size-complex="13pt" fo:background-color="#C0C0C0"/>
    </style:style>
    <style:style style:name="P612" style:parent-style-name="Standard" style:family="paragraph">
      <style:text-properties fo:font-size="13pt" style:font-size-asian="13pt" style:font-size-complex="13pt" fo:background-color="#C0C0C0"/>
    </style:style>
    <style:style style:name="P613" style:parent-style-name="Standard" style:family="paragraph">
      <style:text-properties fo:font-size="13pt" style:font-size-asian="13pt" style:font-size-complex="13pt" fo:background-color="#C0C0C0"/>
    </style:style>
    <style:style style:name="P614" style:parent-style-name="Standard" style:family="paragraph">
      <style:text-properties fo:font-size="13pt" style:font-size-asian="13pt" style:font-size-complex="13pt" fo:background-color="#C0C0C0"/>
    </style:style>
    <style:style style:name="P615" style:parent-style-name="Standard" style:family="paragraph">
      <style:text-properties fo:font-size="13pt" style:font-size-asian="13pt" style:font-size-complex="13pt" fo:background-color="#C0C0C0"/>
    </style:style>
    <style:style style:name="P616" style:parent-style-name="Standard" style:family="paragraph">
      <style:text-properties fo:font-size="13pt" style:font-size-asian="13pt" style:font-size-complex="13pt" fo:background-color="#C0C0C0"/>
    </style:style>
    <style:style style:name="P617" style:parent-style-name="Standard" style:family="paragraph">
      <style:text-properties fo:font-size="13pt" style:font-size-asian="13pt" style:font-size-complex="13pt" fo:background-color="#C0C0C0"/>
    </style:style>
    <style:style style:name="P618" style:parent-style-name="Standard" style:family="paragraph">
      <style:text-properties fo:font-size="13pt" style:font-size-asian="13pt" style:font-size-complex="13pt" fo:background-color="#C0C0C0"/>
    </style:style>
    <style:style style:name="P619" style:parent-style-name="Standard" style:family="paragraph">
      <style:text-properties fo:font-size="13pt" style:font-size-asian="13pt" style:font-size-complex="13pt" fo:background-color="#C0C0C0"/>
    </style:style>
    <style:style style:name="P620" style:parent-style-name="Standard" style:family="paragraph">
      <style:text-properties fo:font-size="13pt" style:font-size-asian="13pt" style:font-size-complex="13pt" fo:background-color="#C0C0C0"/>
    </style:style>
    <style:style style:name="P621" style:parent-style-name="Standard" style:family="paragraph">
      <style:text-properties fo:font-size="13pt" style:font-size-asian="13pt" style:font-size-complex="13pt" fo:background-color="#C0C0C0"/>
    </style:style>
    <style:style style:name="P622" style:parent-style-name="Standard" style:family="paragraph">
      <style:text-properties fo:font-size="13pt" style:font-size-asian="13pt" style:font-size-complex="13pt" fo:background-color="#C0C0C0"/>
    </style:style>
    <style:style style:name="P623" style:parent-style-name="Standard" style:family="paragraph">
      <style:text-properties fo:font-size="13pt" style:font-size-asian="13pt" style:font-size-complex="13pt" fo:background-color="#C0C0C0"/>
    </style:style>
    <style:style style:name="P624" style:parent-style-name="Standard" style:family="paragraph">
      <style:text-properties fo:font-size="13pt" style:font-size-asian="13pt" style:font-size-complex="13pt" fo:background-color="#C0C0C0"/>
    </style:style>
    <style:style style:name="P625" style:parent-style-name="Standard" style:family="paragraph">
      <style:text-properties fo:font-size="13pt" style:font-size-asian="13pt" style:font-size-complex="13pt" fo:background-color="#C0C0C0"/>
    </style:style>
    <style:style style:name="P626" style:parent-style-name="Standard" style:family="paragraph">
      <style:text-properties fo:font-size="13pt" style:font-size-asian="13pt" style:font-size-complex="13pt" fo:background-color="#C0C0C0"/>
    </style:style>
    <style:style style:name="P627" style:parent-style-name="Standard" style:family="paragraph">
      <style:text-properties fo:font-size="13pt" style:font-size-asian="13pt" style:font-size-complex="13pt" fo:background-color="#C0C0C0"/>
    </style:style>
    <style:style style:name="P628" style:parent-style-name="Standard" style:family="paragraph">
      <style:text-properties fo:font-size="13pt" style:font-size-asian="13pt" style:font-size-complex="13pt" fo:background-color="#C0C0C0"/>
    </style:style>
    <style:style style:name="P629" style:parent-style-name="Standard" style:family="paragraph">
      <style:text-properties fo:font-size="13pt" style:font-size-asian="13pt" style:font-size-complex="13pt" fo:background-color="#C0C0C0"/>
    </style:style>
    <style:style style:name="P630" style:parent-style-name="Standard" style:family="paragraph">
      <style:text-properties fo:font-size="13pt" style:font-size-asian="13pt" style:font-size-complex="13pt" fo:background-color="#C0C0C0"/>
    </style:style>
    <style:style style:name="P631" style:parent-style-name="Standard" style:family="paragraph">
      <style:text-properties fo:font-size="13pt" style:font-size-asian="13pt" style:font-size-complex="13pt" fo:background-color="#C0C0C0"/>
    </style:style>
    <style:style style:name="P632" style:parent-style-name="Standard" style:family="paragraph">
      <style:text-properties fo:font-size="13pt" style:font-size-asian="13pt" style:font-size-complex="13pt" fo:background-color="#C0C0C0"/>
    </style:style>
    <style:style style:name="P633" style:parent-style-name="Standard" style:family="paragraph">
      <style:text-properties fo:font-size="13pt" style:font-size-asian="13pt" style:font-size-complex="13pt" fo:background-color="#C0C0C0"/>
    </style:style>
    <style:style style:name="P634" style:parent-style-name="Standard" style:family="paragraph">
      <style:text-properties fo:font-size="13pt" style:font-size-asian="13pt" style:font-size-complex="13pt" fo:background-color="#C0C0C0"/>
    </style:style>
    <style:style style:name="P635" style:parent-style-name="Standard" style:family="paragraph">
      <style:text-properties fo:font-size="13pt" style:font-size-asian="13pt" style:font-size-complex="13pt" fo:background-color="#C0C0C0"/>
    </style:style>
    <style:style style:name="P636" style:parent-style-name="Standard" style:family="paragraph">
      <style:text-properties fo:font-size="13pt" style:font-size-asian="13pt" style:font-size-complex="13pt" fo:background-color="#C0C0C0"/>
    </style:style>
    <style:style style:name="P637" style:parent-style-name="Standard" style:family="paragraph">
      <style:text-properties fo:font-size="13pt" style:font-size-asian="13pt" style:font-size-complex="13pt" fo:background-color="#C0C0C0"/>
    </style:style>
    <style:style style:name="P638" style:parent-style-name="Standard" style:family="paragraph">
      <style:text-properties fo:font-size="13pt" style:font-size-asian="13pt" style:font-size-complex="13pt" fo:background-color="#C0C0C0"/>
    </style:style>
    <style:style style:name="P639" style:parent-style-name="Standard" style:family="paragraph">
      <style:text-properties fo:font-size="13pt" style:font-size-asian="13pt" style:font-size-complex="13pt" fo:background-color="#C0C0C0"/>
    </style:style>
    <style:style style:name="P640" style:parent-style-name="Standard" style:family="paragraph">
      <style:text-properties fo:font-size="13pt" style:font-size-asian="13pt" style:font-size-complex="13pt" fo:background-color="#C0C0C0"/>
    </style:style>
    <style:style style:name="P641" style:parent-style-name="Standard" style:family="paragraph">
      <style:text-properties fo:font-size="13pt" style:font-size-asian="13pt" style:font-size-complex="13pt" fo:background-color="#C0C0C0"/>
    </style:style>
    <style:style style:name="P642" style:parent-style-name="Standard" style:family="paragraph">
      <style:text-properties fo:font-size="13pt" style:font-size-asian="13pt" style:font-size-complex="13pt" fo:background-color="#C0C0C0"/>
    </style:style>
    <style:style style:name="P643" style:parent-style-name="Standard" style:family="paragraph">
      <style:text-properties fo:font-size="13pt" style:font-size-asian="13pt" style:font-size-complex="13pt" fo:background-color="#C0C0C0"/>
    </style:style>
    <style:style style:name="P644" style:parent-style-name="Standard" style:family="paragraph">
      <style:text-properties fo:font-size="13pt" style:font-size-asian="13pt" style:font-size-complex="13pt" fo:background-color="#C0C0C0"/>
    </style:style>
    <style:style style:name="P645" style:parent-style-name="Standard" style:family="paragraph">
      <style:text-properties fo:font-size="13pt" style:font-size-asian="13pt" style:font-size-complex="13pt" fo:background-color="#C0C0C0"/>
    </style:style>
    <style:style style:name="P646" style:parent-style-name="Standard" style:family="paragraph">
      <style:text-properties fo:font-size="13pt" style:font-size-asian="13pt" style:font-size-complex="13pt" fo:background-color="#C0C0C0"/>
    </style:style>
    <style:style style:name="P647" style:parent-style-name="Standard" style:family="paragraph">
      <style:text-properties fo:font-size="13pt" style:font-size-asian="13pt" style:font-size-complex="13pt" fo:background-color="#C0C0C0"/>
    </style:style>
    <style:style style:name="P648" style:parent-style-name="Standard" style:family="paragraph">
      <style:text-properties fo:font-size="13pt" style:font-size-asian="13pt" style:font-size-complex="13pt" fo:background-color="#C0C0C0"/>
    </style:style>
    <style:style style:name="P649" style:parent-style-name="Standard" style:family="paragraph">
      <style:text-properties fo:font-size="13pt" style:font-size-asian="13pt" style:font-size-complex="13pt" fo:background-color="#C0C0C0"/>
    </style:style>
    <style:style style:name="P650" style:parent-style-name="Standard" style:family="paragraph">
      <style:text-properties fo:font-size="13pt" style:font-size-asian="13pt" style:font-size-complex="13pt" fo:background-color="#C0C0C0"/>
    </style:style>
    <style:style style:name="P651" style:parent-style-name="Standard" style:family="paragraph">
      <style:text-properties fo:font-size="13pt" style:font-size-asian="13pt" style:font-size-complex="13pt" fo:background-color="#C0C0C0"/>
    </style:style>
    <style:style style:name="P652" style:parent-style-name="Standard" style:family="paragraph">
      <style:text-properties fo:font-size="13pt" style:font-size-asian="13pt" style:font-size-complex="13pt" fo:background-color="#C0C0C0"/>
    </style:style>
    <style:style style:name="P653" style:parent-style-name="Standard" style:family="paragraph">
      <style:text-properties fo:font-size="13pt" style:font-size-asian="13pt" style:font-size-complex="13pt" fo:background-color="#C0C0C0"/>
    </style:style>
    <style:style style:name="P654" style:parent-style-name="Standard" style:family="paragraph">
      <style:text-properties fo:font-size="13pt" style:font-size-asian="13pt" style:font-size-complex="13pt" fo:background-color="#C0C0C0"/>
    </style:style>
    <style:style style:name="P655" style:parent-style-name="Standard" style:family="paragraph">
      <style:text-properties fo:font-size="13pt" style:font-size-asian="13pt" style:font-size-complex="13pt" fo:background-color="#C0C0C0"/>
    </style:style>
    <style:style style:name="P656" style:parent-style-name="Standard" style:family="paragraph">
      <style:text-properties fo:font-size="13pt" style:font-size-asian="13pt" style:font-size-complex="13pt" fo:background-color="#C0C0C0"/>
    </style:style>
    <style:style style:name="P657" style:parent-style-name="Standard" style:family="paragraph">
      <style:text-properties fo:font-size="13pt" style:font-size-asian="13pt" style:font-size-complex="13pt" fo:background-color="#C0C0C0"/>
    </style:style>
    <style:style style:name="P658" style:parent-style-name="Standard" style:family="paragraph">
      <style:text-properties fo:font-size="13pt" style:font-size-asian="13pt" style:font-size-complex="13pt" fo:background-color="#C0C0C0"/>
    </style:style>
    <style:style style:name="P659" style:parent-style-name="Standard" style:family="paragraph">
      <style:text-properties fo:font-size="13pt" style:font-size-asian="13pt" style:font-size-complex="13pt" fo:background-color="#C0C0C0"/>
    </style:style>
    <style:style style:name="P660" style:parent-style-name="Standard" style:family="paragraph">
      <style:text-properties fo:font-size="13pt" style:font-size-asian="13pt" style:font-size-complex="13pt" fo:background-color="#C0C0C0"/>
    </style:style>
    <style:style style:name="P661" style:parent-style-name="Standard" style:family="paragraph">
      <style:text-properties fo:font-size="13pt" style:font-size-asian="13pt" style:font-size-complex="13pt" fo:background-color="#C0C0C0"/>
    </style:style>
    <style:style style:name="P662" style:parent-style-name="Standard" style:family="paragraph">
      <style:text-properties fo:font-size="13pt" style:font-size-asian="13pt" style:font-size-complex="13pt" fo:background-color="#C0C0C0"/>
    </style:style>
    <style:style style:name="P663" style:parent-style-name="Standard" style:family="paragraph">
      <style:text-properties fo:font-size="13pt" style:font-size-asian="13pt" style:font-size-complex="13pt" fo:background-color="#C0C0C0"/>
    </style:style>
    <style:style style:name="P664" style:parent-style-name="Standard" style:family="paragraph">
      <style:text-properties fo:font-size="13pt" style:font-size-asian="13pt" style:font-size-complex="13pt" fo:background-color="#C0C0C0"/>
    </style:style>
    <style:style style:name="P665" style:parent-style-name="Standard" style:family="paragraph">
      <style:text-properties fo:font-size="13pt" style:font-size-asian="13pt" style:font-size-complex="13pt" fo:background-color="#C0C0C0"/>
    </style:style>
    <style:style style:name="P666" style:parent-style-name="Standard" style:family="paragraph">
      <style:text-properties fo:font-size="13pt" style:font-size-asian="13pt" style:font-size-complex="13pt" fo:background-color="#C0C0C0"/>
    </style:style>
    <style:style style:name="P667" style:parent-style-name="Standard" style:family="paragraph">
      <style:text-properties fo:font-size="13pt" style:font-size-asian="13pt" style:font-size-complex="13pt" fo:background-color="#C0C0C0"/>
    </style:style>
    <style:style style:name="P668" style:parent-style-name="Standard" style:family="paragraph">
      <style:text-properties fo:font-size="13pt" style:font-size-asian="13pt" style:font-size-complex="13pt" fo:background-color="#C0C0C0"/>
    </style:style>
    <style:style style:name="P669" style:parent-style-name="Standard" style:family="paragraph">
      <style:text-properties fo:font-size="13pt" style:font-size-asian="13pt" style:font-size-complex="13pt" fo:background-color="#C0C0C0"/>
    </style:style>
    <style:style style:name="P670" style:parent-style-name="Standard" style:family="paragraph">
      <style:text-properties fo:font-size="13pt" style:font-size-asian="13pt" style:font-size-complex="13pt" fo:background-color="#C0C0C0"/>
    </style:style>
    <style:style style:name="P671" style:parent-style-name="Standard" style:family="paragraph">
      <style:text-properties fo:font-size="13pt" style:font-size-asian="13pt" style:font-size-complex="13pt" fo:background-color="#C0C0C0"/>
    </style:style>
    <style:style style:name="P672" style:parent-style-name="Standard" style:family="paragraph">
      <style:text-properties fo:font-size="13pt" style:font-size-asian="13pt" style:font-size-complex="13pt" fo:background-color="#C0C0C0"/>
    </style:style>
    <style:style style:name="P673" style:parent-style-name="Standard" style:family="paragraph">
      <style:text-properties fo:font-size="13pt" style:font-size-asian="13pt" style:font-size-complex="13pt" fo:background-color="#C0C0C0"/>
    </style:style>
    <style:style style:name="P674" style:parent-style-name="Standard" style:family="paragraph">
      <style:text-properties fo:font-size="13pt" style:font-size-asian="13pt" style:font-size-complex="13pt" fo:background-color="#C0C0C0"/>
    </style:style>
    <style:style style:name="P675" style:parent-style-name="Standard" style:family="paragraph">
      <style:text-properties fo:font-size="13pt" style:font-size-asian="13pt" style:font-size-complex="13pt" fo:background-color="#C0C0C0"/>
    </style:style>
    <style:style style:name="P676" style:parent-style-name="Standard" style:family="paragraph">
      <style:text-properties fo:font-size="13pt" style:font-size-asian="13pt" style:font-size-complex="13pt" fo:background-color="#C0C0C0"/>
    </style:style>
    <style:style style:name="P677" style:parent-style-name="Standard" style:family="paragraph">
      <style:text-properties fo:font-size="13pt" style:font-size-asian="13pt" style:font-size-complex="13pt" fo:background-color="#C0C0C0"/>
    </style:style>
    <style:style style:name="P678" style:parent-style-name="Standard" style:family="paragraph">
      <style:text-properties fo:font-size="13pt" style:font-size-asian="13pt" style:font-size-complex="13pt" fo:background-color="#C0C0C0"/>
    </style:style>
    <style:style style:name="P679" style:parent-style-name="Standard" style:family="paragraph">
      <style:text-properties fo:font-size="13pt" style:font-size-asian="13pt" style:font-size-complex="13pt" fo:background-color="#C0C0C0"/>
    </style:style>
    <style:style style:name="P680" style:parent-style-name="Standard" style:family="paragraph">
      <style:text-properties fo:font-size="13pt" style:font-size-asian="13pt" style:font-size-complex="13pt" fo:background-color="#C0C0C0"/>
    </style:style>
    <style:style style:name="P681" style:parent-style-name="Standard" style:family="paragraph">
      <style:text-properties fo:font-size="13pt" style:font-size-asian="13pt" style:font-size-complex="13pt" fo:background-color="#C0C0C0"/>
    </style:style>
    <style:style style:name="P682" style:parent-style-name="Standard" style:family="paragraph">
      <style:text-properties fo:font-size="13pt" style:font-size-asian="13pt" style:font-size-complex="13pt" fo:background-color="#C0C0C0"/>
    </style:style>
    <style:style style:name="P683" style:parent-style-name="Standard" style:family="paragraph">
      <style:text-properties fo:font-size="13pt" style:font-size-asian="13pt" style:font-size-complex="13pt" fo:background-color="#C0C0C0"/>
    </style:style>
    <style:style style:name="P684" style:parent-style-name="Standard" style:family="paragraph">
      <style:text-properties fo:font-size="13pt" style:font-size-asian="13pt" style:font-size-complex="13pt" fo:background-color="#C0C0C0"/>
    </style:style>
    <style:style style:name="P685" style:parent-style-name="Standard" style:family="paragraph">
      <style:text-properties fo:font-size="13pt" style:font-size-asian="13pt" style:font-size-complex="13pt" fo:background-color="#C0C0C0"/>
    </style:style>
    <style:style style:name="P686" style:parent-style-name="Standard" style:family="paragraph">
      <style:text-properties fo:font-size="13pt" style:font-size-asian="13pt" style:font-size-complex="13pt" fo:background-color="#C0C0C0"/>
    </style:style>
    <style:style style:name="P687" style:parent-style-name="Standard" style:family="paragraph">
      <style:text-properties fo:font-size="13pt" style:font-size-asian="13pt" style:font-size-complex="13pt" fo:background-color="#C0C0C0"/>
    </style:style>
    <style:style style:name="P688" style:parent-style-name="Standard" style:family="paragraph">
      <style:text-properties fo:font-size="13pt" style:font-size-asian="13pt" style:font-size-complex="13pt" fo:background-color="#C0C0C0"/>
    </style:style>
    <style:style style:name="P689" style:parent-style-name="Standard" style:family="paragraph">
      <style:text-properties fo:font-size="13pt" style:font-size-asian="13pt" style:font-size-complex="13pt" fo:background-color="#C0C0C0"/>
    </style:style>
    <style:style style:name="P690" style:parent-style-name="Standard" style:family="paragraph">
      <style:text-properties fo:font-size="13pt" style:font-size-asian="13pt" style:font-size-complex="13pt" fo:background-color="#C0C0C0"/>
    </style:style>
    <style:style style:name="P691" style:parent-style-name="Standard" style:family="paragraph">
      <style:text-properties fo:font-size="13pt" style:font-size-asian="13pt" style:font-size-complex="13pt" fo:background-color="#C0C0C0"/>
    </style:style>
    <style:style style:name="P692" style:parent-style-name="Standard" style:family="paragraph">
      <style:text-properties fo:font-size="13pt" style:font-size-asian="13pt" style:font-size-complex="13pt" fo:background-color="#C0C0C0"/>
    </style:style>
    <style:style style:name="P693" style:parent-style-name="Standard" style:family="paragraph">
      <style:text-properties fo:font-size="13pt" style:font-size-asian="13pt" style:font-size-complex="13pt" fo:background-color="#C0C0C0"/>
    </style:style>
    <style:style style:name="P694" style:parent-style-name="Standard" style:family="paragraph">
      <style:text-properties fo:font-size="13pt" style:font-size-asian="13pt" style:font-size-complex="13pt" fo:background-color="#C0C0C0"/>
    </style:style>
    <style:style style:name="P695" style:parent-style-name="Standard" style:family="paragraph">
      <style:text-properties fo:font-size="13pt" style:font-size-asian="13pt" style:font-size-complex="13pt" fo:background-color="#C0C0C0"/>
    </style:style>
    <style:style style:name="P696" style:parent-style-name="Standard" style:family="paragraph">
      <style:text-properties fo:font-size="13pt" style:font-size-asian="13pt" style:font-size-complex="13pt" fo:background-color="#C0C0C0"/>
    </style:style>
    <style:style style:name="P697" style:parent-style-name="Standard" style:family="paragraph">
      <style:text-properties fo:font-size="13pt" style:font-size-asian="13pt" style:font-size-complex="13pt" fo:background-color="#C0C0C0"/>
    </style:style>
    <style:style style:name="P698" style:parent-style-name="Standard" style:family="paragraph">
      <style:text-properties fo:font-size="13pt" style:font-size-asian="13pt" style:font-size-complex="13pt" fo:background-color="#C0C0C0"/>
    </style:style>
    <style:style style:name="P699" style:parent-style-name="Standard" style:family="paragraph">
      <style:text-properties fo:font-size="13pt" style:font-size-asian="13pt" style:font-size-complex="13pt" fo:background-color="#C0C0C0"/>
    </style:style>
    <style:style style:name="P700" style:parent-style-name="Standard" style:family="paragraph">
      <style:text-properties fo:font-size="13pt" style:font-size-asian="13pt" style:font-size-complex="13pt" fo:background-color="#C0C0C0"/>
    </style:style>
    <style:style style:name="P701" style:parent-style-name="Standard" style:family="paragraph">
      <style:text-properties fo:font-size="13pt" style:font-size-asian="13pt" style:font-size-complex="13pt" fo:background-color="#C0C0C0"/>
    </style:style>
    <style:style style:name="P702" style:parent-style-name="Standard" style:family="paragraph">
      <style:text-properties fo:font-size="13pt" style:font-size-asian="13pt" style:font-size-complex="13pt" fo:background-color="#C0C0C0"/>
    </style:style>
    <style:style style:name="P703" style:parent-style-name="Standard" style:family="paragraph">
      <style:text-properties fo:font-size="13pt" style:font-size-asian="13pt" style:font-size-complex="13pt" fo:background-color="#C0C0C0"/>
    </style:style>
    <style:style style:name="P704" style:parent-style-name="Standard" style:family="paragraph">
      <style:text-properties fo:font-size="13pt" style:font-size-asian="13pt" style:font-size-complex="13pt" fo:background-color="#C0C0C0"/>
    </style:style>
    <style:style style:name="P705" style:parent-style-name="Standard" style:family="paragraph">
      <style:text-properties fo:font-size="13pt" style:font-size-asian="13pt" style:font-size-complex="13pt" fo:background-color="#C0C0C0"/>
    </style:style>
    <style:style style:name="P706" style:parent-style-name="Standard" style:family="paragraph">
      <style:text-properties fo:font-size="13pt" style:font-size-asian="13pt" style:font-size-complex="13pt" fo:background-color="#C0C0C0"/>
    </style:style>
    <style:style style:name="P707" style:parent-style-name="Standard" style:family="paragraph">
      <style:text-properties fo:font-size="13pt" style:font-size-asian="13pt" style:font-size-complex="13pt" fo:background-color="#C0C0C0"/>
    </style:style>
    <style:style style:name="P708" style:parent-style-name="Standard" style:family="paragraph">
      <style:text-properties fo:font-size="13pt" style:font-size-asian="13pt" style:font-size-complex="13pt" fo:background-color="#C0C0C0"/>
    </style:style>
    <style:style style:name="P709" style:parent-style-name="Standard" style:family="paragraph">
      <style:text-properties fo:font-size="13pt" style:font-size-asian="13pt" style:font-size-complex="13pt" fo:background-color="#C0C0C0"/>
    </style:style>
    <style:style style:name="P710" style:parent-style-name="Standard" style:family="paragraph">
      <style:text-properties fo:font-size="13pt" style:font-size-asian="13pt" style:font-size-complex="13pt" fo:background-color="#C0C0C0"/>
    </style:style>
    <style:style style:name="P711" style:parent-style-name="Standard" style:family="paragraph">
      <style:text-properties fo:font-size="13pt" style:font-size-asian="13pt" style:font-size-complex="13pt" fo:background-color="#C0C0C0"/>
    </style:style>
    <style:style style:name="P712" style:parent-style-name="Standard" style:family="paragraph">
      <style:text-properties fo:font-size="13pt" style:font-size-asian="13pt" style:font-size-complex="13pt" fo:background-color="#C0C0C0"/>
    </style:style>
    <style:style style:name="P713" style:parent-style-name="Standard" style:family="paragraph">
      <style:text-properties fo:font-size="13pt" style:font-size-asian="13pt" style:font-size-complex="13pt" fo:background-color="#C0C0C0"/>
    </style:style>
    <style:style style:name="P714" style:parent-style-name="Standard" style:family="paragraph">
      <style:text-properties fo:font-size="13pt" style:font-size-asian="13pt" style:font-size-complex="13pt" fo:background-color="#C0C0C0"/>
    </style:style>
    <style:style style:name="P715" style:parent-style-name="Standard" style:family="paragraph">
      <style:text-properties fo:font-size="13pt" style:font-size-asian="13pt" style:font-size-complex="13pt" fo:background-color="#C0C0C0"/>
    </style:style>
    <style:style style:name="P716" style:parent-style-name="Standard" style:family="paragraph">
      <style:text-properties fo:font-size="13pt" style:font-size-asian="13pt" style:font-size-complex="13pt" fo:background-color="#C0C0C0"/>
    </style:style>
    <style:style style:name="P717" style:parent-style-name="Standard" style:family="paragraph">
      <style:text-properties fo:font-size="13pt" style:font-size-asian="13pt" style:font-size-complex="13pt" fo:background-color="#C0C0C0"/>
    </style:style>
    <style:style style:name="P718" style:parent-style-name="Standard" style:family="paragraph">
      <style:text-properties fo:font-size="13pt" style:font-size-asian="13pt" style:font-size-complex="13pt" fo:background-color="#C0C0C0"/>
    </style:style>
    <style:style style:name="P719" style:parent-style-name="Standard" style:family="paragraph">
      <style:text-properties fo:font-size="13pt" style:font-size-asian="13pt" style:font-size-complex="13pt" fo:background-color="#C0C0C0"/>
    </style:style>
    <style:style style:name="P720" style:parent-style-name="Standard" style:family="paragraph">
      <style:text-properties fo:font-size="13pt" style:font-size-asian="13pt" style:font-size-complex="13pt" fo:background-color="#C0C0C0"/>
    </style:style>
    <style:style style:name="P721" style:parent-style-name="Standard" style:family="paragraph">
      <style:text-properties fo:font-size="13pt" style:font-size-asian="13pt" style:font-size-complex="13pt" fo:background-color="#C0C0C0"/>
    </style:style>
    <style:style style:name="P722" style:parent-style-name="Standard" style:family="paragraph">
      <style:text-properties fo:font-size="13pt" style:font-size-asian="13pt" style:font-size-complex="13pt" fo:background-color="#C0C0C0"/>
    </style:style>
    <style:style style:name="P723" style:parent-style-name="Standard" style:family="paragraph">
      <style:text-properties fo:font-size="13pt" style:font-size-asian="13pt" style:font-size-complex="13pt" fo:background-color="#C0C0C0"/>
    </style:style>
    <style:style style:name="P724" style:parent-style-name="Standard" style:family="paragraph">
      <style:text-properties fo:font-size="13pt" style:font-size-asian="13pt" style:font-size-complex="13pt" fo:background-color="#C0C0C0"/>
    </style:style>
    <style:style style:name="P725" style:parent-style-name="Standard" style:family="paragraph">
      <style:text-properties fo:font-size="13pt" style:font-size-asian="13pt" style:font-size-complex="13pt" fo:background-color="#C0C0C0"/>
    </style:style>
    <style:style style:name="P726" style:parent-style-name="Standard" style:family="paragraph">
      <style:text-properties fo:font-size="13pt" style:font-size-asian="13pt" style:font-size-complex="13pt" fo:background-color="#C0C0C0"/>
    </style:style>
    <style:style style:name="P727" style:parent-style-name="Standard" style:family="paragraph">
      <style:text-properties fo:font-size="13pt" style:font-size-asian="13pt" style:font-size-complex="13pt" fo:background-color="#C0C0C0"/>
    </style:style>
    <style:style style:name="P728" style:parent-style-name="Standard" style:family="paragraph">
      <style:text-properties fo:font-size="13pt" style:font-size-asian="13pt" style:font-size-complex="13pt" fo:background-color="#C0C0C0"/>
    </style:style>
    <style:style style:name="P729" style:parent-style-name="Standard" style:family="paragraph">
      <style:text-properties fo:font-size="13pt" style:font-size-asian="13pt" style:font-size-complex="13pt" fo:background-color="#C0C0C0"/>
    </style:style>
    <style:style style:name="P730" style:parent-style-name="Standard" style:family="paragraph">
      <style:text-properties fo:font-size="13pt" style:font-size-asian="13pt" style:font-size-complex="13pt" fo:background-color="#C0C0C0"/>
    </style:style>
    <style:style style:name="P731" style:parent-style-name="Standard" style:family="paragraph">
      <style:text-properties fo:font-size="13pt" style:font-size-asian="13pt" style:font-size-complex="13pt" fo:background-color="#C0C0C0"/>
    </style:style>
    <style:style style:name="P732" style:parent-style-name="Standard" style:family="paragraph">
      <style:text-properties fo:font-size="13pt" style:font-size-asian="13pt" style:font-size-complex="13pt" fo:background-color="#C0C0C0"/>
    </style:style>
    <style:style style:name="P733" style:parent-style-name="Standard" style:family="paragraph">
      <style:text-properties fo:font-size="13pt" style:font-size-asian="13pt" style:font-size-complex="13pt" fo:background-color="#C0C0C0"/>
    </style:style>
    <style:style style:name="P734" style:parent-style-name="Standard" style:family="paragraph">
      <style:text-properties fo:font-size="13pt" style:font-size-asian="13pt" style:font-size-complex="13pt" fo:background-color="#C0C0C0"/>
    </style:style>
    <style:style style:name="P735" style:parent-style-name="Standard" style:family="paragraph">
      <style:text-properties fo:font-size="13pt" style:font-size-asian="13pt" style:font-size-complex="13pt" fo:background-color="#C0C0C0"/>
    </style:style>
    <style:style style:name="P736" style:parent-style-name="Standard" style:family="paragraph">
      <style:text-properties fo:font-size="13pt" style:font-size-asian="13pt" style:font-size-complex="13pt" fo:background-color="#C0C0C0"/>
    </style:style>
    <style:style style:name="P737" style:parent-style-name="Standard" style:family="paragraph">
      <style:text-properties fo:font-size="13pt" style:font-size-asian="13pt" style:font-size-complex="13pt" fo:background-color="#C0C0C0"/>
    </style:style>
    <style:style style:name="P738" style:parent-style-name="Standard" style:family="paragraph">
      <style:text-properties fo:font-size="13pt" style:font-size-asian="13pt" style:font-size-complex="13pt" fo:background-color="#C0C0C0"/>
    </style:style>
    <style:style style:name="P739" style:parent-style-name="Standard" style:family="paragraph">
      <style:text-properties fo:font-size="13pt" style:font-size-asian="13pt" style:font-size-complex="13pt" fo:background-color="#C0C0C0"/>
    </style:style>
    <style:style style:name="P740" style:parent-style-name="Standard" style:family="paragraph">
      <style:text-properties fo:font-size="13pt" style:font-size-asian="13pt" style:font-size-complex="13pt" fo:background-color="#C0C0C0"/>
    </style:style>
    <style:style style:name="P741" style:parent-style-name="Standard" style:family="paragraph">
      <style:text-properties fo:font-size="13pt" style:font-size-asian="13pt" style:font-size-complex="13pt" fo:background-color="#C0C0C0"/>
    </style:style>
    <style:style style:name="P742" style:parent-style-name="Standard" style:family="paragraph">
      <style:text-properties fo:font-size="13pt" style:font-size-asian="13pt" style:font-size-complex="13pt" fo:background-color="#C0C0C0"/>
    </style:style>
    <style:style style:name="P743" style:parent-style-name="Standard" style:family="paragraph">
      <style:text-properties fo:font-size="13pt" style:font-size-asian="13pt" style:font-size-complex="13pt" fo:background-color="#C0C0C0"/>
    </style:style>
    <style:style style:name="P744" style:parent-style-name="Standard" style:family="paragraph">
      <style:text-properties fo:font-size="13pt" style:font-size-asian="13pt" style:font-size-complex="13pt" fo:background-color="#C0C0C0"/>
    </style:style>
    <style:style style:name="P745" style:parent-style-name="Standard" style:family="paragraph">
      <style:text-properties fo:font-size="13pt" style:font-size-asian="13pt" style:font-size-complex="13pt" fo:background-color="#C0C0C0"/>
    </style:style>
    <style:style style:name="P746" style:parent-style-name="Standard" style:family="paragraph">
      <style:text-properties fo:font-size="13pt" style:font-size-asian="13pt" style:font-size-complex="13pt" fo:background-color="#C0C0C0"/>
    </style:style>
    <style:style style:name="P747" style:parent-style-name="Standard" style:family="paragraph">
      <style:text-properties fo:font-size="13pt" style:font-size-asian="13pt" style:font-size-complex="13pt" fo:background-color="#C0C0C0"/>
    </style:style>
    <style:style style:name="P748" style:parent-style-name="Standard" style:family="paragraph">
      <style:text-properties fo:font-size="13pt" style:font-size-asian="13pt" style:font-size-complex="13pt" fo:background-color="#C0C0C0"/>
    </style:style>
    <style:style style:name="P749" style:parent-style-name="Standard" style:family="paragraph">
      <style:text-properties fo:font-size="13pt" style:font-size-asian="13pt" style:font-size-complex="13pt" fo:background-color="#C0C0C0"/>
    </style:style>
    <style:style style:name="P750" style:parent-style-name="Standard" style:family="paragraph">
      <style:text-properties fo:font-size="13pt" style:font-size-asian="13pt" style:font-size-complex="13pt" fo:background-color="#C0C0C0"/>
    </style:style>
    <style:style style:name="P751" style:parent-style-name="Standard" style:family="paragraph">
      <style:text-properties fo:font-size="13pt" style:font-size-asian="13pt" style:font-size-complex="13pt" fo:background-color="#C0C0C0"/>
    </style:style>
    <style:style style:name="P752" style:parent-style-name="Standard" style:family="paragraph">
      <style:text-properties fo:font-size="13pt" style:font-size-asian="13pt" style:font-size-complex="13pt" fo:background-color="#C0C0C0"/>
    </style:style>
    <style:style style:name="P753" style:parent-style-name="Standard" style:family="paragraph">
      <style:text-properties fo:font-size="13pt" style:font-size-asian="13pt" style:font-size-complex="13pt" fo:background-color="#C0C0C0"/>
    </style:style>
    <style:style style:name="P754" style:parent-style-name="Standard" style:family="paragraph">
      <style:text-properties fo:font-size="13pt" style:font-size-asian="13pt" style:font-size-complex="13pt" fo:background-color="#C0C0C0"/>
    </style:style>
    <style:style style:name="P755" style:parent-style-name="Standard" style:family="paragraph">
      <style:text-properties fo:font-size="13pt" style:font-size-asian="13pt" style:font-size-complex="13pt" fo:background-color="#C0C0C0"/>
    </style:style>
    <style:style style:name="P756" style:parent-style-name="Standard" style:family="paragraph">
      <style:text-properties fo:font-size="13pt" style:font-size-asian="13pt" style:font-size-complex="13pt" fo:background-color="#C0C0C0"/>
    </style:style>
    <style:style style:name="P757" style:parent-style-name="Standard" style:family="paragraph">
      <style:text-properties fo:font-size="13pt" style:font-size-asian="13pt" style:font-size-complex="13pt" fo:background-color="#C0C0C0"/>
    </style:style>
    <style:style style:name="P758" style:parent-style-name="Standard" style:family="paragraph">
      <style:text-properties fo:font-size="13pt" style:font-size-asian="13pt" style:font-size-complex="13pt" fo:background-color="#C0C0C0"/>
    </style:style>
    <style:style style:name="P759" style:parent-style-name="Standard" style:family="paragraph">
      <style:text-properties fo:font-size="13pt" style:font-size-asian="13pt" style:font-size-complex="13pt" fo:background-color="#C0C0C0"/>
    </style:style>
    <style:style style:name="P760" style:parent-style-name="Standard" style:family="paragraph">
      <style:text-properties fo:font-size="13pt" style:font-size-asian="13pt" style:font-size-complex="13pt" fo:background-color="#C0C0C0"/>
    </style:style>
    <style:style style:name="P761" style:parent-style-name="Standard" style:family="paragraph">
      <style:text-properties fo:font-size="13pt" style:font-size-asian="13pt" style:font-size-complex="13pt" fo:background-color="#C0C0C0"/>
    </style:style>
    <style:style style:name="P762" style:parent-style-name="Standard" style:family="paragraph">
      <style:text-properties fo:font-size="13pt" style:font-size-asian="13pt" style:font-size-complex="13pt" fo:background-color="#C0C0C0"/>
    </style:style>
    <style:style style:name="P763" style:parent-style-name="Standard" style:family="paragraph">
      <style:text-properties fo:font-size="13pt" style:font-size-asian="13pt" style:font-size-complex="13pt" fo:background-color="#C0C0C0"/>
    </style:style>
    <style:style style:name="P764" style:parent-style-name="Standard" style:family="paragraph">
      <style:text-properties fo:font-size="13pt" style:font-size-asian="13pt" style:font-size-complex="13pt" fo:background-color="#C0C0C0"/>
    </style:style>
    <style:style style:name="P765" style:parent-style-name="Standard" style:family="paragraph">
      <style:text-properties fo:font-size="13pt" style:font-size-asian="13pt" style:font-size-complex="13pt" fo:background-color="#C0C0C0"/>
    </style:style>
    <style:style style:name="P766" style:parent-style-name="Standard" style:family="paragraph">
      <style:text-properties fo:font-size="13pt" style:font-size-asian="13pt" style:font-size-complex="13pt" fo:background-color="#C0C0C0"/>
    </style:style>
    <style:style style:name="P767" style:parent-style-name="Standard" style:family="paragraph">
      <style:text-properties fo:font-size="13pt" style:font-size-asian="13pt" style:font-size-complex="13pt" fo:background-color="#C0C0C0"/>
    </style:style>
    <style:style style:name="P768" style:parent-style-name="Standard" style:family="paragraph">
      <style:text-properties fo:font-size="13pt" style:font-size-asian="13pt" style:font-size-complex="13pt" fo:background-color="#C0C0C0"/>
    </style:style>
    <style:style style:name="P769" style:parent-style-name="Standard" style:family="paragraph">
      <style:text-properties fo:font-size="13pt" style:font-size-asian="13pt" style:font-size-complex="13pt" fo:background-color="#C0C0C0"/>
    </style:style>
    <style:style style:name="P770" style:parent-style-name="Standard" style:family="paragraph">
      <style:text-properties fo:font-size="13pt" style:font-size-asian="13pt" style:font-size-complex="13pt" fo:background-color="#C0C0C0"/>
    </style:style>
    <style:style style:name="P771" style:parent-style-name="Standard" style:family="paragraph">
      <style:text-properties fo:font-size="13pt" style:font-size-asian="13pt" style:font-size-complex="13pt" fo:background-color="#C0C0C0"/>
    </style:style>
    <style:style style:name="P772" style:parent-style-name="Standard" style:family="paragraph">
      <style:text-properties fo:font-size="13pt" style:font-size-asian="13pt" style:font-size-complex="13pt" fo:background-color="#C0C0C0"/>
    </style:style>
    <style:style style:name="P773" style:parent-style-name="Standard" style:family="paragraph">
      <style:text-properties fo:font-size="13pt" style:font-size-asian="13pt" style:font-size-complex="13pt" fo:background-color="#C0C0C0"/>
    </style:style>
    <style:style style:name="P774" style:parent-style-name="Standard" style:family="paragraph">
      <style:text-properties fo:font-size="13pt" style:font-size-asian="13pt" style:font-size-complex="13pt" fo:background-color="#C0C0C0"/>
    </style:style>
    <style:style style:name="P775" style:parent-style-name="Standard" style:family="paragraph">
      <style:text-properties fo:font-size="13pt" style:font-size-asian="13pt" style:font-size-complex="13pt" fo:background-color="#C0C0C0"/>
    </style:style>
    <style:style style:name="P776" style:parent-style-name="Standard" style:family="paragraph">
      <style:text-properties fo:font-size="13pt" style:font-size-asian="13pt" style:font-size-complex="13pt" fo:background-color="#C0C0C0"/>
    </style:style>
    <style:style style:name="P777" style:parent-style-name="Standard" style:family="paragraph">
      <style:text-properties fo:font-size="13pt" style:font-size-asian="13pt" style:font-size-complex="13pt" fo:background-color="#C0C0C0"/>
    </style:style>
    <style:style style:name="P778" style:parent-style-name="Standard" style:family="paragraph">
      <style:text-properties fo:font-size="13pt" style:font-size-asian="13pt" style:font-size-complex="13pt" fo:background-color="#C0C0C0"/>
    </style:style>
    <style:style style:name="P779" style:parent-style-name="Standard" style:family="paragraph">
      <style:text-properties fo:font-size="13pt" style:font-size-asian="13pt" style:font-size-complex="13pt" fo:background-color="#C0C0C0"/>
    </style:style>
    <style:style style:name="P780" style:parent-style-name="Standard" style:family="paragraph">
      <style:text-properties fo:font-size="13pt" style:font-size-asian="13pt" style:font-size-complex="13pt" fo:background-color="#C0C0C0"/>
    </style:style>
    <style:style style:name="P781" style:parent-style-name="Standard" style:family="paragraph">
      <style:text-properties fo:font-size="13pt" style:font-size-asian="13pt" style:font-size-complex="13pt" fo:background-color="#C0C0C0"/>
    </style:style>
    <style:style style:name="P782" style:parent-style-name="Standard" style:family="paragraph">
      <style:text-properties fo:font-size="13pt" style:font-size-asian="13pt" style:font-size-complex="13pt" fo:background-color="#C0C0C0"/>
    </style:style>
    <style:style style:name="P783" style:parent-style-name="Standard" style:family="paragraph">
      <style:text-properties fo:font-size="13pt" style:font-size-asian="13pt" style:font-size-complex="13pt" fo:background-color="#C0C0C0"/>
    </style:style>
    <style:style style:name="P784" style:parent-style-name="Standard" style:family="paragraph">
      <style:text-properties fo:font-size="13pt" style:font-size-asian="13pt" style:font-size-complex="13pt" fo:background-color="#C0C0C0"/>
    </style:style>
    <style:style style:name="P785" style:parent-style-name="Standard" style:family="paragraph">
      <style:text-properties fo:font-size="13pt" style:font-size-asian="13pt" style:font-size-complex="13pt" fo:background-color="#C0C0C0"/>
    </style:style>
    <style:style style:name="P786" style:parent-style-name="Standard" style:family="paragraph">
      <style:text-properties fo:font-size="13pt" style:font-size-asian="13pt" style:font-size-complex="13pt" fo:background-color="#C0C0C0"/>
    </style:style>
    <style:style style:name="P787" style:parent-style-name="Standard" style:family="paragraph">
      <style:text-properties fo:font-size="13pt" style:font-size-asian="13pt" style:font-size-complex="13pt" fo:background-color="#C0C0C0"/>
    </style:style>
    <style:style style:name="P788" style:parent-style-name="Standard" style:family="paragraph">
      <style:text-properties fo:font-size="13pt" style:font-size-asian="13pt" style:font-size-complex="13pt" fo:background-color="#C0C0C0"/>
    </style:style>
    <style:style style:name="P789" style:parent-style-name="Standard" style:family="paragraph">
      <style:text-properties fo:font-size="13pt" style:font-size-asian="13pt" style:font-size-complex="13pt" fo:background-color="#C0C0C0"/>
    </style:style>
    <style:style style:name="P790" style:parent-style-name="Standard" style:family="paragraph">
      <style:text-properties fo:font-size="13pt" style:font-size-asian="13pt" style:font-size-complex="13pt" fo:background-color="#C0C0C0"/>
    </style:style>
    <style:style style:name="P791" style:parent-style-name="Standard" style:family="paragraph">
      <style:text-properties fo:font-size="13pt" style:font-size-asian="13pt" style:font-size-complex="13pt" fo:background-color="#C0C0C0"/>
    </style:style>
    <style:style style:name="P792" style:parent-style-name="Standard" style:family="paragraph">
      <style:text-properties fo:font-size="13pt" style:font-size-asian="13pt" style:font-size-complex="13pt" fo:background-color="#C0C0C0"/>
    </style:style>
    <style:style style:name="P793" style:parent-style-name="Standard" style:family="paragraph">
      <style:text-properties fo:font-size="13pt" style:font-size-asian="13pt" style:font-size-complex="13pt" fo:background-color="#C0C0C0"/>
    </style:style>
    <style:style style:name="P794" style:parent-style-name="Standard" style:family="paragraph">
      <style:text-properties fo:font-size="13pt" style:font-size-asian="13pt" style:font-size-complex="13pt" fo:background-color="#C0C0C0"/>
    </style:style>
    <style:style style:name="P795" style:parent-style-name="Standard" style:family="paragraph">
      <style:text-properties fo:font-size="13pt" style:font-size-asian="13pt" style:font-size-complex="13pt" fo:background-color="#C0C0C0"/>
    </style:style>
    <style:style style:name="P796" style:parent-style-name="Standard" style:family="paragraph">
      <style:text-properties fo:font-size="13pt" style:font-size-asian="13pt" style:font-size-complex="13pt" fo:background-color="#C0C0C0"/>
    </style:style>
    <style:style style:name="P797" style:parent-style-name="Standard" style:family="paragraph">
      <style:text-properties fo:font-size="13pt" style:font-size-asian="13pt" style:font-size-complex="13pt" fo:background-color="#C0C0C0"/>
    </style:style>
    <style:style style:name="P798" style:parent-style-name="Standard" style:family="paragraph">
      <style:text-properties fo:font-size="13pt" style:font-size-asian="13pt" style:font-size-complex="13pt" fo:background-color="#C0C0C0"/>
    </style:style>
    <style:style style:name="P799" style:parent-style-name="Standard" style:family="paragraph">
      <style:text-properties fo:font-size="13pt" style:font-size-asian="13pt" style:font-size-complex="13pt" fo:background-color="#C0C0C0"/>
    </style:style>
    <style:style style:name="P800" style:parent-style-name="Standard" style:family="paragraph">
      <style:text-properties fo:font-size="13pt" style:font-size-asian="13pt" style:font-size-complex="13pt" fo:background-color="#C0C0C0"/>
    </style:style>
    <style:style style:name="P801" style:parent-style-name="Standard" style:family="paragraph">
      <style:text-properties fo:font-size="13pt" style:font-size-asian="13pt" style:font-size-complex="13pt" fo:background-color="#C0C0C0"/>
    </style:style>
    <style:style style:name="P802" style:parent-style-name="Standard" style:family="paragraph">
      <style:text-properties fo:font-size="13pt" style:font-size-asian="13pt" style:font-size-complex="13pt" fo:background-color="#C0C0C0"/>
    </style:style>
    <style:style style:name="P803" style:parent-style-name="Standard" style:family="paragraph">
      <style:text-properties fo:font-size="13pt" style:font-size-asian="13pt" style:font-size-complex="13pt" fo:background-color="#C0C0C0"/>
    </style:style>
    <style:style style:name="P804" style:parent-style-name="Standard" style:family="paragraph">
      <style:text-properties fo:font-size="13pt" style:font-size-asian="13pt" style:font-size-complex="13pt" fo:background-color="#C0C0C0"/>
    </style:style>
    <style:style style:name="P805" style:parent-style-name="Standard" style:family="paragraph">
      <style:text-properties fo:font-size="13pt" style:font-size-asian="13pt" style:font-size-complex="13pt" fo:background-color="#C0C0C0"/>
    </style:style>
    <style:style style:name="P806" style:parent-style-name="Standard" style:family="paragraph">
      <style:text-properties fo:font-size="13pt" style:font-size-asian="13pt" style:font-size-complex="13pt" fo:background-color="#C0C0C0"/>
    </style:style>
    <style:style style:name="P807" style:parent-style-name="Standard" style:family="paragraph">
      <style:text-properties fo:font-size="13pt" style:font-size-asian="13pt" style:font-size-complex="13pt" fo:background-color="#C0C0C0"/>
    </style:style>
    <style:style style:name="P808" style:parent-style-name="Standard" style:family="paragraph">
      <style:text-properties fo:font-size="13pt" style:font-size-asian="13pt" style:font-size-complex="13pt" fo:background-color="#C0C0C0"/>
    </style:style>
    <style:style style:name="P809" style:parent-style-name="Standard" style:family="paragraph">
      <style:text-properties fo:font-size="13pt" style:font-size-asian="13pt" style:font-size-complex="13pt" fo:background-color="#C0C0C0"/>
    </style:style>
    <style:style style:name="P810" style:parent-style-name="Standard" style:family="paragraph">
      <style:text-properties fo:font-size="13pt" style:font-size-asian="13pt" style:font-size-complex="13pt" fo:background-color="#C0C0C0"/>
    </style:style>
    <style:style style:name="P811" style:parent-style-name="Standard" style:family="paragraph">
      <style:text-properties fo:font-size="13pt" style:font-size-asian="13pt" style:font-size-complex="13pt" fo:background-color="#C0C0C0"/>
    </style:style>
    <style:style style:name="P812" style:parent-style-name="Standard" style:family="paragraph">
      <style:text-properties fo:font-size="13pt" style:font-size-asian="13pt" style:font-size-complex="13pt" fo:background-color="#C0C0C0"/>
    </style:style>
    <style:style style:name="P813" style:parent-style-name="Standard" style:family="paragraph">
      <style:text-properties fo:font-size="13pt" style:font-size-asian="13pt" style:font-size-complex="13pt" fo:background-color="#C0C0C0"/>
    </style:style>
    <style:style style:name="P814" style:parent-style-name="Standard" style:family="paragraph">
      <style:text-properties fo:font-size="13pt" style:font-size-asian="13pt" style:font-size-complex="13pt" fo:background-color="#C0C0C0"/>
    </style:style>
    <style:style style:name="P815" style:parent-style-name="Standard" style:family="paragraph">
      <style:text-properties fo:font-size="13pt" style:font-size-asian="13pt" style:font-size-complex="13pt" fo:background-color="#C0C0C0"/>
    </style:style>
    <style:style style:name="P816" style:parent-style-name="Standard" style:family="paragraph">
      <style:text-properties fo:font-size="13pt" style:font-size-asian="13pt" style:font-size-complex="13pt" fo:background-color="#C0C0C0"/>
    </style:style>
    <style:style style:name="P817" style:parent-style-name="Standard" style:family="paragraph">
      <style:text-properties fo:font-size="13pt" style:font-size-asian="13pt" style:font-size-complex="13pt" fo:background-color="#C0C0C0"/>
    </style:style>
    <style:style style:name="P818" style:parent-style-name="Standard" style:family="paragraph">
      <style:text-properties fo:font-size="13pt" style:font-size-asian="13pt" style:font-size-complex="13pt" fo:background-color="#C0C0C0"/>
    </style:style>
    <style:style style:name="P819" style:parent-style-name="Standard" style:family="paragraph">
      <style:text-properties fo:font-size="13pt" style:font-size-asian="13pt" style:font-size-complex="13pt" fo:background-color="#C0C0C0"/>
    </style:style>
    <style:style style:name="P820" style:parent-style-name="Standard" style:family="paragraph">
      <style:text-properties fo:font-size="13pt" style:font-size-asian="13pt" style:font-size-complex="13pt" fo:background-color="#C0C0C0"/>
    </style:style>
    <style:style style:name="P821" style:parent-style-name="Standard" style:family="paragraph">
      <style:text-properties fo:font-size="13pt" style:font-size-asian="13pt" style:font-size-complex="13pt" fo:background-color="#C0C0C0"/>
    </style:style>
    <style:style style:name="P822" style:parent-style-name="Standard" style:family="paragraph">
      <style:text-properties fo:font-size="13pt" style:font-size-asian="13pt" style:font-size-complex="13pt" fo:background-color="#C0C0C0"/>
    </style:style>
    <style:style style:name="P823" style:parent-style-name="Standard" style:family="paragraph">
      <style:text-properties fo:font-size="13pt" style:font-size-asian="13pt" style:font-size-complex="13pt" fo:background-color="#C0C0C0"/>
    </style:style>
    <style:style style:name="P824" style:parent-style-name="Standard" style:family="paragraph">
      <style:text-properties fo:font-size="13pt" style:font-size-asian="13pt" style:font-size-complex="13pt" fo:background-color="#C0C0C0"/>
    </style:style>
    <style:style style:name="P825" style:parent-style-name="Standard" style:family="paragraph">
      <style:text-properties fo:font-size="13pt" style:font-size-asian="13pt" style:font-size-complex="13pt" fo:background-color="#C0C0C0"/>
    </style:style>
    <style:style style:name="P826" style:parent-style-name="Standard" style:family="paragraph">
      <style:text-properties fo:font-size="13pt" style:font-size-asian="13pt" style:font-size-complex="13pt" fo:background-color="#C0C0C0"/>
    </style:style>
    <style:style style:name="P827" style:parent-style-name="Standard" style:family="paragraph">
      <style:text-properties fo:font-size="13pt" style:font-size-asian="13pt" style:font-size-complex="13pt" fo:background-color="#C0C0C0"/>
    </style:style>
    <style:style style:name="P828" style:parent-style-name="Standard" style:family="paragraph">
      <style:text-properties fo:font-size="13pt" style:font-size-asian="13pt" style:font-size-complex="13pt" fo:background-color="#C0C0C0"/>
    </style:style>
    <style:style style:name="P829" style:parent-style-name="Standard" style:family="paragraph">
      <style:text-properties fo:font-size="13pt" style:font-size-asian="13pt" style:font-size-complex="13pt" fo:background-color="#C0C0C0"/>
    </style:style>
    <style:style style:name="P830" style:parent-style-name="Standard" style:family="paragraph">
      <style:text-properties fo:font-size="13pt" style:font-size-asian="13pt" style:font-size-complex="13pt" fo:background-color="#C0C0C0"/>
    </style:style>
    <style:style style:name="P831" style:parent-style-name="Standard" style:family="paragraph">
      <style:text-properties fo:font-size="13pt" style:font-size-asian="13pt" style:font-size-complex="13pt" fo:background-color="#C0C0C0"/>
    </style:style>
    <style:style style:name="P832" style:parent-style-name="Standard" style:family="paragraph">
      <style:text-properties fo:font-size="13pt" style:font-size-asian="13pt" style:font-size-complex="13pt" fo:background-color="#C0C0C0"/>
    </style:style>
    <style:style style:name="P833" style:parent-style-name="Standard" style:family="paragraph">
      <style:text-properties fo:font-size="13pt" style:font-size-asian="13pt" style:font-size-complex="13pt" fo:background-color="#C0C0C0"/>
    </style:style>
    <style:style style:name="P834" style:parent-style-name="Standard" style:family="paragraph">
      <style:text-properties fo:font-size="13pt" style:font-size-asian="13pt" style:font-size-complex="13pt" fo:background-color="#C0C0C0"/>
    </style:style>
    <style:style style:name="P835" style:parent-style-name="Standard" style:family="paragraph">
      <style:text-properties fo:font-size="13pt" style:font-size-asian="13pt" style:font-size-complex="13pt" fo:background-color="#C0C0C0"/>
    </style:style>
    <style:style style:name="P836" style:parent-style-name="Standard" style:family="paragraph">
      <style:text-properties fo:font-size="13pt" style:font-size-asian="13pt" style:font-size-complex="13pt" fo:background-color="#C0C0C0"/>
    </style:style>
    <style:style style:name="P837" style:parent-style-name="Standard" style:family="paragraph">
      <style:text-properties fo:font-size="13pt" style:font-size-asian="13pt" style:font-size-complex="13pt" fo:background-color="#C0C0C0"/>
    </style:style>
    <style:style style:name="P838" style:parent-style-name="Standard" style:family="paragraph">
      <style:text-properties fo:font-size="13pt" style:font-size-asian="13pt" style:font-size-complex="13pt" fo:background-color="#C0C0C0"/>
    </style:style>
    <style:style style:name="P839" style:parent-style-name="Standard" style:family="paragraph">
      <style:text-properties fo:font-size="13pt" style:font-size-asian="13pt" style:font-size-complex="13pt" fo:background-color="#C0C0C0"/>
    </style:style>
    <style:style style:name="P840" style:parent-style-name="Standard" style:family="paragraph">
      <style:text-properties fo:font-size="13pt" style:font-size-asian="13pt" style:font-size-complex="13pt" fo:background-color="#C0C0C0"/>
    </style:style>
    <style:style style:name="P841" style:parent-style-name="Standard" style:family="paragraph">
      <style:text-properties fo:font-size="13pt" style:font-size-asian="13pt" style:font-size-complex="13pt" fo:background-color="#C0C0C0"/>
    </style:style>
    <style:style style:name="P842" style:parent-style-name="Standard" style:family="paragraph">
      <style:text-properties fo:font-size="13pt" style:font-size-asian="13pt" style:font-size-complex="13pt" fo:background-color="#C0C0C0"/>
    </style:style>
    <style:style style:name="P843" style:parent-style-name="Standard" style:family="paragraph">
      <style:text-properties fo:font-size="13pt" style:font-size-asian="13pt" style:font-size-complex="13pt" fo:background-color="#C0C0C0"/>
    </style:style>
    <style:style style:name="P844" style:parent-style-name="Standard" style:family="paragraph">
      <style:text-properties fo:font-size="13pt" style:font-size-asian="13pt" style:font-size-complex="13pt" fo:background-color="#C0C0C0"/>
    </style:style>
    <style:style style:name="P845" style:parent-style-name="Standard" style:family="paragraph">
      <style:text-properties fo:font-size="13pt" style:font-size-asian="13pt" style:font-size-complex="13pt" fo:background-color="#C0C0C0"/>
    </style:style>
    <style:style style:name="P846" style:parent-style-name="Standard" style:family="paragraph">
      <style:text-properties fo:font-size="13pt" style:font-size-asian="13pt" style:font-size-complex="13pt" fo:background-color="#C0C0C0"/>
    </style:style>
    <style:style style:name="P847" style:parent-style-name="Standard" style:family="paragraph">
      <style:text-properties fo:font-size="13pt" style:font-size-asian="13pt" style:font-size-complex="13pt" fo:background-color="#C0C0C0"/>
    </style:style>
    <style:style style:name="P848" style:parent-style-name="Standard" style:family="paragraph">
      <style:text-properties fo:font-size="13pt" style:font-size-asian="13pt" style:font-size-complex="13pt" fo:background-color="#C0C0C0"/>
    </style:style>
    <style:style style:name="P849" style:parent-style-name="Standard" style:family="paragraph">
      <style:text-properties fo:font-size="13pt" style:font-size-asian="13pt" style:font-size-complex="13pt" fo:background-color="#C0C0C0"/>
    </style:style>
    <style:style style:name="P850" style:parent-style-name="Standard" style:family="paragraph">
      <style:text-properties fo:font-size="13pt" style:font-size-asian="13pt" style:font-size-complex="13pt" fo:background-color="#C0C0C0"/>
    </style:style>
    <style:style style:name="P851" style:parent-style-name="Standard" style:family="paragraph">
      <style:text-properties fo:font-size="13pt" style:font-size-asian="13pt" style:font-size-complex="13pt" fo:background-color="#C0C0C0"/>
    </style:style>
    <style:style style:name="P852" style:parent-style-name="Standard" style:family="paragraph">
      <style:text-properties fo:font-size="13pt" style:font-size-asian="13pt" style:font-size-complex="13pt" fo:background-color="#C0C0C0"/>
    </style:style>
    <style:style style:name="P853" style:parent-style-name="Standard" style:family="paragraph">
      <style:text-properties fo:font-size="13pt" style:font-size-asian="13pt" style:font-size-complex="13pt" fo:background-color="#C0C0C0"/>
    </style:style>
    <style:style style:name="P854" style:parent-style-name="Standard" style:family="paragraph">
      <style:text-properties fo:font-size="13pt" style:font-size-asian="13pt" style:font-size-complex="13pt" fo:background-color="#C0C0C0"/>
    </style:style>
    <style:style style:name="P855" style:parent-style-name="Standard" style:family="paragraph">
      <style:text-properties fo:font-size="13pt" style:font-size-asian="13pt" style:font-size-complex="13pt" fo:background-color="#C0C0C0"/>
    </style:style>
    <style:style style:name="P856" style:parent-style-name="Standard" style:family="paragraph">
      <style:text-properties fo:font-size="13pt" style:font-size-asian="13pt" style:font-size-complex="13pt" fo:background-color="#C0C0C0"/>
    </style:style>
    <style:style style:name="P857" style:parent-style-name="Standard" style:family="paragraph">
      <style:text-properties fo:font-size="13pt" style:font-size-asian="13pt" style:font-size-complex="13pt" fo:background-color="#C0C0C0"/>
    </style:style>
    <style:style style:name="P858" style:parent-style-name="Standard" style:family="paragraph">
      <style:text-properties fo:font-size="13pt" style:font-size-asian="13pt" style:font-size-complex="13pt" fo:background-color="#C0C0C0"/>
    </style:style>
    <style:style style:name="P859" style:parent-style-name="Standard" style:family="paragraph">
      <style:text-properties fo:font-size="13pt" style:font-size-asian="13pt" style:font-size-complex="13pt" fo:background-color="#C0C0C0"/>
    </style:style>
    <style:style style:name="P860" style:parent-style-name="Standard" style:family="paragraph">
      <style:text-properties fo:font-size="13pt" style:font-size-asian="13pt" style:font-size-complex="13pt" fo:background-color="#C0C0C0"/>
    </style:style>
    <style:style style:name="P861" style:parent-style-name="Standard" style:family="paragraph">
      <style:text-properties fo:font-size="13pt" style:font-size-asian="13pt" style:font-size-complex="13pt" fo:background-color="#C0C0C0"/>
    </style:style>
    <style:style style:name="P862" style:parent-style-name="Standard" style:family="paragraph">
      <style:text-properties fo:font-size="13pt" style:font-size-asian="13pt" style:font-size-complex="13pt" fo:background-color="#C0C0C0"/>
    </style:style>
    <style:style style:name="P863" style:parent-style-name="Standard" style:family="paragraph">
      <style:text-properties fo:font-size="13pt" style:font-size-asian="13pt" style:font-size-complex="13pt" fo:background-color="#C0C0C0"/>
    </style:style>
    <style:style style:name="P864" style:parent-style-name="Standard" style:family="paragraph">
      <style:text-properties fo:font-size="13pt" style:font-size-asian="13pt" style:font-size-complex="13pt" fo:background-color="#C0C0C0"/>
    </style:style>
    <style:style style:name="P865" style:parent-style-name="Standard" style:family="paragraph">
      <style:text-properties fo:font-size="13pt" style:font-size-asian="13pt" style:font-size-complex="13pt" fo:background-color="#C0C0C0"/>
    </style:style>
    <style:style style:name="P866" style:parent-style-name="Standard" style:family="paragraph">
      <style:text-properties fo:font-size="13pt" style:font-size-asian="13pt" style:font-size-complex="13pt" fo:background-color="#C0C0C0"/>
    </style:style>
    <style:style style:name="P867" style:parent-style-name="Standard" style:family="paragraph">
      <style:text-properties fo:font-size="13pt" style:font-size-asian="13pt" style:font-size-complex="13pt" fo:background-color="#C0C0C0"/>
    </style:style>
    <style:style style:name="P868" style:parent-style-name="Standard" style:family="paragraph">
      <style:text-properties fo:font-size="13pt" style:font-size-asian="13pt" style:font-size-complex="13pt" fo:background-color="#C0C0C0"/>
    </style:style>
    <style:style style:name="P869" style:parent-style-name="Standard" style:family="paragraph">
      <style:text-properties fo:font-size="13pt" style:font-size-asian="13pt" style:font-size-complex="13pt" fo:background-color="#C0C0C0"/>
    </style:style>
    <style:style style:name="P870" style:parent-style-name="Standard" style:family="paragraph">
      <style:text-properties fo:font-size="13pt" style:font-size-asian="13pt" style:font-size-complex="13pt" fo:background-color="#C0C0C0"/>
    </style:style>
    <style:style style:name="P871" style:parent-style-name="Standard" style:family="paragraph">
      <style:text-properties fo:font-size="13pt" style:font-size-asian="13pt" style:font-size-complex="13pt" fo:background-color="#C0C0C0"/>
    </style:style>
    <style:style style:name="P872" style:parent-style-name="Standard" style:family="paragraph">
      <style:text-properties fo:font-size="13pt" style:font-size-asian="13pt" style:font-size-complex="13pt" fo:background-color="#C0C0C0"/>
    </style:style>
    <style:style style:name="P873" style:parent-style-name="Standard" style:family="paragraph">
      <style:text-properties fo:font-size="13pt" style:font-size-asian="13pt" style:font-size-complex="13pt" fo:background-color="#C0C0C0"/>
    </style:style>
    <style:style style:name="P874" style:parent-style-name="Standard" style:family="paragraph">
      <style:text-properties fo:font-size="13pt" style:font-size-asian="13pt" style:font-size-complex="13pt" fo:background-color="#C0C0C0"/>
    </style:style>
    <style:style style:name="P875" style:parent-style-name="Standard" style:family="paragraph">
      <style:text-properties fo:font-size="13pt" style:font-size-asian="13pt" style:font-size-complex="13pt" fo:background-color="#C0C0C0"/>
    </style:style>
    <style:style style:name="P876" style:parent-style-name="Standard" style:family="paragraph">
      <style:text-properties fo:font-size="13pt" style:font-size-asian="13pt" style:font-size-complex="13pt" fo:background-color="#C0C0C0"/>
    </style:style>
    <style:style style:name="P877" style:parent-style-name="Standard" style:family="paragraph">
      <style:text-properties fo:font-size="13pt" style:font-size-asian="13pt" style:font-size-complex="13pt" fo:background-color="#C0C0C0"/>
    </style:style>
    <style:style style:name="P878" style:parent-style-name="Standard" style:family="paragraph">
      <style:text-properties fo:font-size="13pt" style:font-size-asian="13pt" style:font-size-complex="13pt" fo:background-color="#C0C0C0"/>
    </style:style>
    <style:style style:name="P879" style:parent-style-name="Standard" style:family="paragraph">
      <style:text-properties fo:font-size="13pt" style:font-size-asian="13pt" style:font-size-complex="13pt" fo:background-color="#C0C0C0"/>
    </style:style>
    <style:style style:name="P880" style:parent-style-name="Standard" style:family="paragraph">
      <style:text-properties fo:font-size="13pt" style:font-size-asian="13pt" style:font-size-complex="13pt" fo:background-color="#C0C0C0"/>
    </style:style>
    <style:style style:name="P881" style:parent-style-name="Standard" style:family="paragraph">
      <style:text-properties fo:font-size="13pt" style:font-size-asian="13pt" style:font-size-complex="13pt" fo:background-color="#C0C0C0"/>
    </style:style>
    <style:style style:name="P882" style:parent-style-name="Standard" style:family="paragraph">
      <style:text-properties fo:font-size="13pt" style:font-size-asian="13pt" style:font-size-complex="13pt" fo:background-color="#C0C0C0"/>
    </style:style>
    <style:style style:name="P883" style:parent-style-name="Standard" style:family="paragraph">
      <style:text-properties fo:font-size="13pt" style:font-size-asian="13pt" style:font-size-complex="13pt" fo:background-color="#C0C0C0"/>
    </style:style>
    <style:style style:name="P884" style:parent-style-name="Standard" style:family="paragraph">
      <style:text-properties fo:font-size="13pt" style:font-size-asian="13pt" style:font-size-complex="13pt" fo:background-color="#C0C0C0"/>
    </style:style>
    <style:style style:name="P885" style:parent-style-name="Standard" style:family="paragraph">
      <style:text-properties fo:font-size="13pt" style:font-size-asian="13pt" style:font-size-complex="13pt" fo:background-color="#C0C0C0"/>
    </style:style>
    <style:style style:name="P886" style:parent-style-name="Standard" style:family="paragraph">
      <style:text-properties fo:font-size="13pt" style:font-size-asian="13pt" style:font-size-complex="13pt" fo:background-color="#C0C0C0"/>
    </style:style>
    <style:style style:name="P887" style:parent-style-name="Standard" style:family="paragraph">
      <style:text-properties fo:font-size="13pt" style:font-size-asian="13pt" style:font-size-complex="13pt" fo:background-color="#C0C0C0"/>
    </style:style>
    <style:style style:name="P888" style:parent-style-name="Standard" style:family="paragraph">
      <style:text-properties fo:font-size="13pt" style:font-size-asian="13pt" style:font-size-complex="13pt" fo:background-color="#C0C0C0"/>
    </style:style>
    <style:style style:name="P889" style:parent-style-name="Standard" style:family="paragraph">
      <style:text-properties fo:font-size="13pt" style:font-size-asian="13pt" style:font-size-complex="13pt" fo:background-color="#C0C0C0"/>
    </style:style>
    <style:style style:name="P890" style:parent-style-name="Standard" style:family="paragraph">
      <style:text-properties fo:font-size="13pt" style:font-size-asian="13pt" style:font-size-complex="13pt" fo:background-color="#C0C0C0"/>
    </style:style>
    <style:style style:name="P891" style:parent-style-name="Standard" style:family="paragraph">
      <style:text-properties fo:font-size="13pt" style:font-size-asian="13pt" style:font-size-complex="13pt" fo:background-color="#C0C0C0"/>
    </style:style>
    <style:style style:name="P892" style:parent-style-name="Standard" style:family="paragraph">
      <style:text-properties fo:font-size="13pt" style:font-size-asian="13pt" style:font-size-complex="13pt" fo:background-color="#C0C0C0"/>
    </style:style>
    <style:style style:name="P893" style:parent-style-name="Standard" style:family="paragraph">
      <style:text-properties fo:font-size="13pt" style:font-size-asian="13pt" style:font-size-complex="13pt" fo:background-color="#C0C0C0"/>
    </style:style>
    <style:style style:name="P894" style:parent-style-name="Standard" style:family="paragraph">
      <style:text-properties fo:font-size="13pt" style:font-size-asian="13pt" style:font-size-complex="13pt" fo:background-color="#C0C0C0"/>
    </style:style>
    <style:style style:name="P895" style:parent-style-name="Standard" style:family="paragraph">
      <style:text-properties fo:font-size="13pt" style:font-size-asian="13pt" style:font-size-complex="13pt" fo:background-color="#C0C0C0"/>
    </style:style>
    <style:style style:name="P896" style:parent-style-name="Standard" style:family="paragraph">
      <style:text-properties fo:font-size="13pt" style:font-size-asian="13pt" style:font-size-complex="13pt" fo:background-color="#C0C0C0"/>
    </style:style>
    <style:style style:name="P897" style:parent-style-name="Standard" style:family="paragraph">
      <style:text-properties fo:font-size="13pt" style:font-size-asian="13pt" style:font-size-complex="13pt" fo:background-color="#C0C0C0"/>
    </style:style>
    <style:style style:name="P898" style:parent-style-name="Standard" style:family="paragraph">
      <style:text-properties fo:font-size="13pt" style:font-size-asian="13pt" style:font-size-complex="13pt" fo:background-color="#C0C0C0"/>
    </style:style>
    <style:style style:name="P899" style:parent-style-name="Standard" style:family="paragraph">
      <style:text-properties fo:font-size="13pt" style:font-size-asian="13pt" style:font-size-complex="13pt" fo:background-color="#C0C0C0"/>
    </style:style>
    <style:style style:name="P900" style:parent-style-name="Standard" style:family="paragraph">
      <style:text-properties fo:font-size="13pt" style:font-size-asian="13pt" style:font-size-complex="13pt" fo:background-color="#C0C0C0"/>
    </style:style>
    <style:style style:name="P901" style:parent-style-name="Standard" style:family="paragraph">
      <style:text-properties fo:font-size="13pt" style:font-size-asian="13pt" style:font-size-complex="13pt" fo:background-color="#C0C0C0"/>
    </style:style>
    <style:style style:name="P902" style:parent-style-name="Standard" style:family="paragraph">
      <style:text-properties fo:font-size="13pt" style:font-size-asian="13pt" style:font-size-complex="13pt" fo:background-color="#C0C0C0"/>
    </style:style>
    <style:style style:name="P903" style:parent-style-name="Standard" style:family="paragraph">
      <style:text-properties fo:font-size="13pt" style:font-size-asian="13pt" style:font-size-complex="13pt" fo:background-color="#C0C0C0"/>
    </style:style>
    <style:style style:name="P904" style:parent-style-name="Standard" style:family="paragraph">
      <style:text-properties fo:font-size="13pt" style:font-size-asian="13pt" style:font-size-complex="13pt" fo:background-color="#C0C0C0"/>
    </style:style>
    <style:style style:name="P905" style:parent-style-name="Standard" style:family="paragraph">
      <style:text-properties fo:font-size="13pt" style:font-size-asian="13pt" style:font-size-complex="13pt" fo:background-color="#C0C0C0"/>
    </style:style>
    <style:style style:name="P906" style:parent-style-name="Standard" style:family="paragraph">
      <style:text-properties fo:font-size="13pt" style:font-size-asian="13pt" style:font-size-complex="13pt" fo:background-color="#C0C0C0"/>
    </style:style>
    <style:style style:name="P907" style:parent-style-name="Standard" style:family="paragraph">
      <style:text-properties fo:font-size="13pt" style:font-size-asian="13pt" style:font-size-complex="13pt" fo:background-color="#C0C0C0"/>
    </style:style>
    <style:style style:name="P908" style:parent-style-name="Standard" style:family="paragraph">
      <style:text-properties fo:font-size="13pt" style:font-size-asian="13pt" style:font-size-complex="13pt" fo:background-color="#C0C0C0"/>
    </style:style>
    <style:style style:name="P909" style:parent-style-name="Standard" style:family="paragraph">
      <style:text-properties fo:font-size="13pt" style:font-size-asian="13pt" style:font-size-complex="13pt" fo:background-color="#C0C0C0"/>
    </style:style>
    <style:style style:name="P910" style:parent-style-name="Standard" style:family="paragraph">
      <style:text-properties fo:font-size="13pt" style:font-size-asian="13pt" style:font-size-complex="13pt" fo:background-color="#C0C0C0"/>
    </style:style>
    <style:style style:name="P911" style:parent-style-name="Standard" style:family="paragraph">
      <style:text-properties fo:font-size="13pt" style:font-size-asian="13pt" style:font-size-complex="13pt" fo:background-color="#C0C0C0"/>
    </style:style>
    <style:style style:name="P912" style:parent-style-name="Standard" style:family="paragraph">
      <style:text-properties fo:font-size="13pt" style:font-size-asian="13pt" style:font-size-complex="13pt" fo:background-color="#C0C0C0"/>
    </style:style>
    <style:style style:name="P913" style:parent-style-name="Standard" style:family="paragraph">
      <style:text-properties fo:font-size="13pt" style:font-size-asian="13pt" style:font-size-complex="13pt" fo:background-color="#C0C0C0"/>
    </style:style>
    <style:style style:name="P914" style:parent-style-name="Standard" style:family="paragraph">
      <style:text-properties fo:font-size="13pt" style:font-size-asian="13pt" style:font-size-complex="13pt" fo:background-color="#C0C0C0"/>
    </style:style>
    <style:style style:name="P915" style:parent-style-name="Standard" style:family="paragraph">
      <style:text-properties fo:font-size="13pt" style:font-size-asian="13pt" style:font-size-complex="13pt" fo:background-color="#C0C0C0"/>
    </style:style>
    <style:style style:name="P916" style:parent-style-name="Standard" style:family="paragraph">
      <style:text-properties fo:font-size="13pt" style:font-size-asian="13pt" style:font-size-complex="13pt" fo:background-color="#C0C0C0"/>
    </style:style>
    <style:style style:name="P917" style:parent-style-name="Standard" style:family="paragraph">
      <style:text-properties fo:font-size="13pt" style:font-size-asian="13pt" style:font-size-complex="13pt" fo:background-color="#C0C0C0"/>
    </style:style>
    <style:style style:name="P918" style:parent-style-name="Standard" style:family="paragraph">
      <style:text-properties fo:font-size="13pt" style:font-size-asian="13pt" style:font-size-complex="13pt" fo:background-color="#C0C0C0"/>
    </style:style>
    <style:style style:name="P919" style:parent-style-name="Standard" style:family="paragraph">
      <style:text-properties fo:font-size="13pt" style:font-size-asian="13pt" style:font-size-complex="13pt" fo:background-color="#C0C0C0"/>
    </style:style>
    <style:style style:name="P920" style:parent-style-name="Standard" style:family="paragraph">
      <style:text-properties fo:font-size="13pt" style:font-size-asian="13pt" style:font-size-complex="13pt" fo:background-color="#C0C0C0"/>
    </style:style>
    <style:style style:name="P921" style:parent-style-name="Standard" style:family="paragraph">
      <style:text-properties fo:font-size="13pt" style:font-size-asian="13pt" style:font-size-complex="13pt" fo:background-color="#C0C0C0"/>
    </style:style>
    <style:style style:name="P922" style:parent-style-name="Standard" style:family="paragraph">
      <style:text-properties fo:font-size="13pt" style:font-size-asian="13pt" style:font-size-complex="13pt" fo:background-color="#C0C0C0"/>
    </style:style>
    <style:style style:name="P923" style:parent-style-name="Standard" style:family="paragraph">
      <style:text-properties fo:font-size="13pt" style:font-size-asian="13pt" style:font-size-complex="13pt" fo:background-color="#C0C0C0"/>
    </style:style>
    <style:style style:name="P924" style:parent-style-name="Standard" style:family="paragraph">
      <style:text-properties fo:font-size="13pt" style:font-size-asian="13pt" style:font-size-complex="13pt" fo:background-color="#C0C0C0"/>
    </style:style>
    <style:style style:name="P925" style:parent-style-name="Standard" style:family="paragraph">
      <style:text-properties fo:font-size="13pt" style:font-size-asian="13pt" style:font-size-complex="13pt" fo:background-color="#C0C0C0"/>
    </style:style>
    <style:style style:name="P926" style:parent-style-name="Standard" style:family="paragraph">
      <style:text-properties fo:font-size="13pt" style:font-size-asian="13pt" style:font-size-complex="13pt" fo:background-color="#C0C0C0"/>
    </style:style>
    <style:style style:name="P927" style:parent-style-name="Standard" style:family="paragraph">
      <style:text-properties fo:font-size="13pt" style:font-size-asian="13pt" style:font-size-complex="13pt" fo:background-color="#C0C0C0"/>
    </style:style>
    <style:style style:name="P928" style:parent-style-name="Standard" style:family="paragraph">
      <style:text-properties fo:font-size="13pt" style:font-size-asian="13pt" style:font-size-complex="13pt" fo:background-color="#C0C0C0"/>
    </style:style>
    <style:style style:name="P929" style:parent-style-name="Standard" style:family="paragraph">
      <style:text-properties fo:font-size="13pt" style:font-size-asian="13pt" style:font-size-complex="13pt" fo:background-color="#C0C0C0"/>
    </style:style>
    <style:style style:name="P930" style:parent-style-name="Standard" style:family="paragraph">
      <style:text-properties fo:font-size="13pt" style:font-size-asian="13pt" style:font-size-complex="13pt" fo:background-color="#C0C0C0"/>
    </style:style>
    <style:style style:name="P931" style:parent-style-name="Standard" style:family="paragraph">
      <style:text-properties fo:font-size="13pt" style:font-size-asian="13pt" style:font-size-complex="13pt" fo:background-color="#C0C0C0"/>
    </style:style>
    <style:style style:name="P932" style:parent-style-name="Standard" style:family="paragraph">
      <style:text-properties fo:font-size="13pt" style:font-size-asian="13pt" style:font-size-complex="13pt" fo:background-color="#C0C0C0"/>
    </style:style>
    <style:style style:name="P933" style:parent-style-name="Standard" style:family="paragraph">
      <style:text-properties fo:font-size="13pt" style:font-size-asian="13pt" style:font-size-complex="13pt" fo:background-color="#C0C0C0"/>
    </style:style>
    <style:style style:name="P934" style:parent-style-name="Standard" style:family="paragraph">
      <style:text-properties fo:font-size="13pt" style:font-size-asian="13pt" style:font-size-complex="13pt" fo:background-color="#C0C0C0"/>
    </style:style>
    <style:style style:name="P935" style:parent-style-name="Standard" style:family="paragraph">
      <style:text-properties fo:font-size="13pt" style:font-size-asian="13pt" style:font-size-complex="13pt" fo:background-color="#C0C0C0"/>
    </style:style>
    <style:style style:name="P936" style:parent-style-name="Standard" style:family="paragraph">
      <style:text-properties fo:font-size="13pt" style:font-size-asian="13pt" style:font-size-complex="13pt" fo:background-color="#C0C0C0"/>
    </style:style>
    <style:style style:name="P937" style:parent-style-name="Standard" style:family="paragraph">
      <style:text-properties fo:font-size="13pt" style:font-size-asian="13pt" style:font-size-complex="13pt" fo:background-color="#C0C0C0"/>
    </style:style>
    <style:style style:name="P938" style:parent-style-name="Standard" style:family="paragraph">
      <style:text-properties fo:font-size="13pt" style:font-size-asian="13pt" style:font-size-complex="13pt" fo:background-color="#C0C0C0"/>
    </style:style>
    <style:style style:name="P939" style:parent-style-name="Standard" style:family="paragraph">
      <style:text-properties fo:font-size="13pt" style:font-size-asian="13pt" style:font-size-complex="13pt" fo:background-color="#C0C0C0"/>
    </style:style>
    <style:style style:name="P940" style:parent-style-name="Standard" style:family="paragraph">
      <style:text-properties fo:font-size="13pt" style:font-size-asian="13pt" style:font-size-complex="13pt" fo:background-color="#C0C0C0"/>
    </style:style>
    <style:style style:name="P941" style:parent-style-name="Standard" style:family="paragraph">
      <style:text-properties fo:font-size="13pt" style:font-size-asian="13pt" style:font-size-complex="13pt" fo:background-color="#C0C0C0"/>
    </style:style>
    <style:style style:name="P942" style:parent-style-name="Standard" style:family="paragraph">
      <style:text-properties fo:font-size="13pt" style:font-size-asian="13pt" style:font-size-complex="13pt" fo:background-color="#C0C0C0"/>
    </style:style>
    <style:style style:name="P943" style:parent-style-name="Standard" style:family="paragraph">
      <style:text-properties fo:font-size="13pt" style:font-size-asian="13pt" style:font-size-complex="13pt" fo:background-color="#C0C0C0"/>
    </style:style>
    <style:style style:name="P944" style:parent-style-name="Standard" style:family="paragraph">
      <style:text-properties fo:font-size="13pt" style:font-size-asian="13pt" style:font-size-complex="13pt" fo:background-color="#C0C0C0"/>
    </style:style>
    <style:style style:name="P945" style:parent-style-name="Standard" style:family="paragraph">
      <style:text-properties fo:font-size="13pt" style:font-size-asian="13pt" style:font-size-complex="13pt" fo:background-color="#C0C0C0"/>
    </style:style>
    <style:style style:name="P946" style:parent-style-name="Standard" style:family="paragraph">
      <style:text-properties fo:font-size="13pt" style:font-size-asian="13pt" style:font-size-complex="13pt" fo:background-color="#C0C0C0"/>
    </style:style>
    <style:style style:name="P947" style:parent-style-name="Standard" style:family="paragraph">
      <style:text-properties fo:font-size="13pt" style:font-size-asian="13pt" style:font-size-complex="13pt" fo:background-color="#C0C0C0"/>
    </style:style>
    <style:style style:name="P948" style:parent-style-name="Standard" style:family="paragraph">
      <style:text-properties fo:font-size="13pt" style:font-size-asian="13pt" style:font-size-complex="13pt" fo:background-color="#C0C0C0"/>
    </style:style>
    <style:style style:name="P949" style:parent-style-name="Standard" style:family="paragraph">
      <style:text-properties fo:font-size="13pt" style:font-size-asian="13pt" style:font-size-complex="13pt" fo:background-color="#C0C0C0"/>
    </style:style>
    <style:style style:name="P950" style:parent-style-name="Standard" style:family="paragraph">
      <style:text-properties fo:font-size="13pt" style:font-size-asian="13pt" style:font-size-complex="13pt" fo:background-color="#C0C0C0"/>
    </style:style>
    <style:style style:name="P951" style:parent-style-name="Standard" style:family="paragraph">
      <style:text-properties fo:font-size="13pt" style:font-size-asian="13pt" style:font-size-complex="13pt" fo:background-color="#C0C0C0"/>
    </style:style>
    <style:style style:name="P952" style:parent-style-name="Standard" style:family="paragraph">
      <style:text-properties fo:font-size="13pt" style:font-size-asian="13pt" style:font-size-complex="13pt" fo:background-color="#C0C0C0"/>
    </style:style>
    <style:style style:name="P953" style:parent-style-name="Standard" style:family="paragraph">
      <style:text-properties fo:font-size="13pt" style:font-size-asian="13pt" style:font-size-complex="13pt" fo:background-color="#C0C0C0"/>
    </style:style>
    <style:style style:name="P954" style:parent-style-name="Standard" style:family="paragraph">
      <style:text-properties fo:font-size="13pt" style:font-size-asian="13pt" style:font-size-complex="13pt" fo:background-color="#C0C0C0"/>
    </style:style>
    <style:style style:name="P955" style:parent-style-name="Standard" style:family="paragraph">
      <style:text-properties fo:font-size="13pt" style:font-size-asian="13pt" style:font-size-complex="13pt" fo:background-color="#C0C0C0"/>
    </style:style>
    <style:style style:name="P956" style:parent-style-name="Standard" style:family="paragraph">
      <style:text-properties fo:font-size="13pt" style:font-size-asian="13pt" style:font-size-complex="13pt" fo:background-color="#C0C0C0"/>
    </style:style>
    <style:style style:name="P957" style:parent-style-name="Standard" style:family="paragraph">
      <style:text-properties fo:font-size="13pt" style:font-size-asian="13pt" style:font-size-complex="13pt" fo:background-color="#C0C0C0"/>
    </style:style>
    <style:style style:name="P958" style:parent-style-name="Standard" style:family="paragraph">
      <style:text-properties fo:font-size="13pt" style:font-size-asian="13pt" style:font-size-complex="13pt" fo:background-color="#C0C0C0"/>
    </style:style>
    <style:style style:name="P959" style:parent-style-name="Standard" style:family="paragraph">
      <style:text-properties fo:font-size="13pt" style:font-size-asian="13pt" style:font-size-complex="13pt" fo:background-color="#C0C0C0"/>
    </style:style>
    <style:style style:name="P960" style:parent-style-name="Standard" style:family="paragraph">
      <style:text-properties fo:font-size="13pt" style:font-size-asian="13pt" style:font-size-complex="13pt" fo:background-color="#C0C0C0"/>
    </style:style>
    <style:style style:name="P961" style:parent-style-name="Standard" style:family="paragraph">
      <style:text-properties fo:font-size="13pt" style:font-size-asian="13pt" style:font-size-complex="13pt" fo:background-color="#C0C0C0"/>
    </style:style>
    <style:style style:name="P962" style:parent-style-name="Standard" style:family="paragraph">
      <style:text-properties fo:font-size="13pt" style:font-size-asian="13pt" style:font-size-complex="13pt" fo:background-color="#C0C0C0"/>
    </style:style>
    <style:style style:name="P963" style:parent-style-name="Standard" style:family="paragraph">
      <style:text-properties fo:font-size="13pt" style:font-size-asian="13pt" style:font-size-complex="13pt" fo:background-color="#C0C0C0"/>
    </style:style>
    <style:style style:name="P964" style:parent-style-name="Standard" style:family="paragraph">
      <style:text-properties fo:font-size="13pt" style:font-size-asian="13pt" style:font-size-complex="13pt" fo:background-color="#C0C0C0"/>
    </style:style>
    <style:style style:name="P965" style:parent-style-name="Standard" style:family="paragraph">
      <style:text-properties fo:font-size="13pt" style:font-size-asian="13pt" style:font-size-complex="13pt" fo:background-color="#C0C0C0"/>
    </style:style>
    <style:style style:name="P966" style:parent-style-name="Standard" style:family="paragraph">
      <style:text-properties fo:font-size="13pt" style:font-size-asian="13pt" style:font-size-complex="13pt" fo:background-color="#C0C0C0"/>
    </style:style>
    <style:style style:name="P967" style:parent-style-name="Standard" style:family="paragraph">
      <style:text-properties fo:font-size="13pt" style:font-size-asian="13pt" style:font-size-complex="13pt" fo:background-color="#C0C0C0"/>
    </style:style>
    <style:style style:name="P968" style:parent-style-name="Standard" style:family="paragraph">
      <style:text-properties fo:font-size="13pt" style:font-size-asian="13pt" style:font-size-complex="13pt" fo:background-color="#C0C0C0"/>
    </style:style>
    <style:style style:name="P969" style:parent-style-name="Standard" style:family="paragraph">
      <style:text-properties fo:font-size="13pt" style:font-size-asian="13pt" style:font-size-complex="13pt" fo:background-color="#C0C0C0"/>
    </style:style>
    <style:style style:name="P970" style:parent-style-name="Standard" style:family="paragraph">
      <style:text-properties fo:font-size="13pt" style:font-size-asian="13pt" style:font-size-complex="13pt" fo:background-color="#C0C0C0"/>
    </style:style>
    <style:style style:name="P971" style:parent-style-name="Standard" style:family="paragraph">
      <style:text-properties fo:font-size="13pt" style:font-size-asian="13pt" style:font-size-complex="13pt" fo:background-color="#C0C0C0"/>
    </style:style>
    <style:style style:name="P972" style:parent-style-name="Standard" style:family="paragraph">
      <style:text-properties fo:font-size="13pt" style:font-size-asian="13pt" style:font-size-complex="13pt" fo:background-color="#C0C0C0"/>
    </style:style>
    <style:style style:name="P973" style:parent-style-name="Standard" style:family="paragraph">
      <style:text-properties fo:font-size="13pt" style:font-size-asian="13pt" style:font-size-complex="13pt" fo:background-color="#C0C0C0"/>
    </style:style>
    <style:style style:name="P974" style:parent-style-name="Standard" style:family="paragraph">
      <style:text-properties fo:font-size="13pt" style:font-size-asian="13pt" style:font-size-complex="13pt" fo:background-color="#C0C0C0"/>
    </style:style>
    <style:style style:name="P975" style:parent-style-name="Standard" style:family="paragraph">
      <style:text-properties fo:font-size="13pt" style:font-size-asian="13pt" style:font-size-complex="13pt" fo:background-color="#C0C0C0"/>
    </style:style>
    <style:style style:name="P976" style:parent-style-name="Standard" style:family="paragraph">
      <style:text-properties fo:font-size="13pt" style:font-size-asian="13pt" style:font-size-complex="13pt" fo:background-color="#C0C0C0"/>
    </style:style>
    <style:style style:name="P977" style:parent-style-name="Standard" style:family="paragraph">
      <style:text-properties fo:font-size="13pt" style:font-size-asian="13pt" style:font-size-complex="13pt" fo:background-color="#C0C0C0"/>
    </style:style>
    <style:style style:name="P978" style:parent-style-name="Standard" style:family="paragraph">
      <style:text-properties fo:font-size="13pt" style:font-size-asian="13pt" style:font-size-complex="13pt" fo:background-color="#C0C0C0"/>
    </style:style>
    <style:style style:name="P979" style:parent-style-name="Standard" style:family="paragraph">
      <style:text-properties fo:font-size="13pt" style:font-size-asian="13pt" style:font-size-complex="13pt" fo:background-color="#C0C0C0"/>
    </style:style>
    <style:style style:name="P980" style:parent-style-name="Standard" style:family="paragraph">
      <style:text-properties fo:font-size="13pt" style:font-size-asian="13pt" style:font-size-complex="13pt" fo:background-color="#C0C0C0"/>
    </style:style>
    <style:style style:name="P981" style:parent-style-name="Standard" style:family="paragraph">
      <style:text-properties fo:font-size="13pt" style:font-size-asian="13pt" style:font-size-complex="13pt" fo:background-color="#C0C0C0"/>
    </style:style>
    <style:style style:name="P982" style:parent-style-name="Standard" style:family="paragraph">
      <style:text-properties fo:font-size="13pt" style:font-size-asian="13pt" style:font-size-complex="13pt" fo:background-color="#C0C0C0"/>
    </style:style>
    <style:style style:name="P983" style:parent-style-name="Standard" style:family="paragraph">
      <style:text-properties fo:font-size="13pt" style:font-size-asian="13pt" style:font-size-complex="13pt" fo:background-color="#C0C0C0"/>
    </style:style>
    <style:style style:name="P984" style:parent-style-name="Standard" style:family="paragraph">
      <style:text-properties fo:font-size="13pt" style:font-size-asian="13pt" style:font-size-complex="13pt" fo:background-color="#C0C0C0"/>
    </style:style>
    <style:style style:name="P985" style:parent-style-name="Standard" style:family="paragraph">
      <style:text-properties fo:font-size="13pt" style:font-size-asian="13pt" style:font-size-complex="13pt" fo:background-color="#C0C0C0"/>
    </style:style>
    <style:style style:name="P986" style:parent-style-name="Standard" style:family="paragraph">
      <style:text-properties fo:font-size="13pt" style:font-size-asian="13pt" style:font-size-complex="13pt" fo:background-color="#C0C0C0"/>
    </style:style>
    <style:style style:name="P987" style:parent-style-name="Standard" style:family="paragraph">
      <style:text-properties fo:font-size="13pt" style:font-size-asian="13pt" style:font-size-complex="13pt" fo:background-color="#C0C0C0"/>
    </style:style>
    <style:style style:name="P988" style:parent-style-name="Standard" style:family="paragraph">
      <style:text-properties fo:font-size="13pt" style:font-size-asian="13pt" style:font-size-complex="13pt" fo:background-color="#C0C0C0"/>
    </style:style>
    <style:style style:name="P989" style:parent-style-name="Standard" style:family="paragraph">
      <style:text-properties fo:font-size="13pt" style:font-size-asian="13pt" style:font-size-complex="13pt" fo:background-color="#C0C0C0"/>
    </style:style>
    <style:style style:name="P990" style:parent-style-name="Standard" style:family="paragraph">
      <style:text-properties fo:font-size="13pt" style:font-size-asian="13pt" style:font-size-complex="13pt" fo:background-color="#C0C0C0"/>
    </style:style>
    <style:style style:name="P991" style:parent-style-name="Standard" style:family="paragraph">
      <style:text-properties fo:font-size="13pt" style:font-size-asian="13pt" style:font-size-complex="13pt" fo:background-color="#C0C0C0"/>
    </style:style>
    <style:style style:name="P992" style:parent-style-name="Standard" style:family="paragraph">
      <style:text-properties fo:font-size="13pt" style:font-size-asian="13pt" style:font-size-complex="13pt" fo:background-color="#C0C0C0"/>
    </style:style>
    <style:style style:name="P993" style:parent-style-name="Standard" style:family="paragraph">
      <style:text-properties fo:font-size="13pt" style:font-size-asian="13pt" style:font-size-complex="13pt" fo:background-color="#C0C0C0"/>
    </style:style>
    <style:style style:name="P994" style:parent-style-name="Standard" style:family="paragraph">
      <style:text-properties fo:font-size="13pt" style:font-size-asian="13pt" style:font-size-complex="13pt" fo:background-color="#C0C0C0"/>
    </style:style>
    <style:style style:name="P995" style:parent-style-name="Standard" style:family="paragraph">
      <style:text-properties fo:font-size="13pt" style:font-size-asian="13pt" style:font-size-complex="13pt" fo:background-color="#C0C0C0"/>
    </style:style>
    <style:style style:name="P996" style:parent-style-name="Standard" style:family="paragraph">
      <style:text-properties fo:font-size="13pt" style:font-size-asian="13pt" style:font-size-complex="13pt" fo:background-color="#C0C0C0"/>
    </style:style>
    <style:style style:name="P997" style:parent-style-name="Standard" style:family="paragraph">
      <style:text-properties fo:font-size="13pt" style:font-size-asian="13pt" style:font-size-complex="13pt" fo:background-color="#C0C0C0"/>
    </style:style>
    <style:style style:name="P998" style:parent-style-name="Standard" style:family="paragraph">
      <style:text-properties fo:font-size="13pt" style:font-size-asian="13pt" style:font-size-complex="13pt" fo:background-color="#C0C0C0"/>
    </style:style>
    <style:style style:name="P999" style:parent-style-name="Standard" style:family="paragraph">
      <style:text-properties fo:font-size="13pt" style:font-size-asian="13pt" style:font-size-complex="13pt" fo:background-color="#C0C0C0"/>
    </style:style>
    <style:style style:name="P1000" style:parent-style-name="Standard" style:family="paragraph">
      <style:text-properties fo:font-size="13pt" style:font-size-asian="13pt" style:font-size-complex="13pt" fo:background-color="#C0C0C0"/>
    </style:style>
    <style:style style:name="P1001" style:parent-style-name="Standard" style:family="paragraph">
      <style:text-properties fo:font-size="13pt" style:font-size-asian="13pt" style:font-size-complex="13pt" fo:background-color="#C0C0C0"/>
    </style:style>
    <style:style style:name="P1002" style:parent-style-name="Standard" style:family="paragraph">
      <style:text-properties fo:font-size="13pt" style:font-size-asian="13pt" style:font-size-complex="13pt" fo:background-color="#C0C0C0"/>
    </style:style>
    <style:style style:name="P1003" style:parent-style-name="Standard" style:family="paragraph">
      <style:text-properties fo:font-size="13pt" style:font-size-asian="13pt" style:font-size-complex="13pt" fo:background-color="#C0C0C0"/>
    </style:style>
    <style:style style:name="P1004" style:parent-style-name="Standard" style:family="paragraph">
      <style:text-properties fo:font-size="13pt" style:font-size-asian="13pt" style:font-size-complex="13pt" fo:background-color="#C0C0C0"/>
    </style:style>
    <style:style style:name="P1005" style:parent-style-name="Standard" style:family="paragraph">
      <style:text-properties fo:font-size="13pt" style:font-size-asian="13pt" style:font-size-complex="13pt" fo:background-color="#C0C0C0"/>
    </style:style>
    <style:style style:name="P1006" style:parent-style-name="Standard" style:family="paragraph">
      <style:text-properties fo:font-size="13pt" style:font-size-asian="13pt" style:font-size-complex="13pt" fo:background-color="#C0C0C0"/>
    </style:style>
    <style:style style:name="P1007" style:parent-style-name="Standard" style:family="paragraph">
      <style:text-properties fo:font-size="13pt" style:font-size-asian="13pt" style:font-size-complex="13pt" fo:background-color="#C0C0C0"/>
    </style:style>
    <style:style style:name="P1008" style:parent-style-name="Standard" style:family="paragraph">
      <style:text-properties fo:font-size="13pt" style:font-size-asian="13pt" style:font-size-complex="13pt" fo:background-color="#C0C0C0"/>
    </style:style>
    <style:style style:name="P1009" style:parent-style-name="Standard" style:family="paragraph">
      <style:text-properties fo:font-size="13pt" style:font-size-asian="13pt" style:font-size-complex="13pt" fo:background-color="#C0C0C0"/>
    </style:style>
    <style:style style:name="P1010" style:parent-style-name="Standard" style:family="paragraph">
      <style:text-properties fo:font-size="13pt" style:font-size-asian="13pt" style:font-size-complex="13pt" fo:background-color="#C0C0C0"/>
    </style:style>
    <style:style style:name="P1011" style:parent-style-name="Standard" style:family="paragraph">
      <style:text-properties fo:font-size="13pt" style:font-size-asian="13pt" style:font-size-complex="13pt" fo:background-color="#C0C0C0"/>
    </style:style>
    <style:style style:name="P1012" style:parent-style-name="Standard" style:family="paragraph">
      <style:text-properties fo:font-size="13pt" style:font-size-asian="13pt" style:font-size-complex="13pt" fo:background-color="#C0C0C0"/>
    </style:style>
    <style:style style:name="P1013" style:parent-style-name="Standard" style:family="paragraph">
      <style:text-properties fo:font-size="13pt" style:font-size-asian="13pt" style:font-size-complex="13pt" fo:background-color="#C0C0C0"/>
    </style:style>
    <style:style style:name="P1014" style:parent-style-name="Standard" style:family="paragraph">
      <style:text-properties fo:font-size="13pt" style:font-size-asian="13pt" style:font-size-complex="13pt" fo:background-color="#C0C0C0"/>
    </style:style>
    <style:style style:name="P1015" style:parent-style-name="Standard" style:family="paragraph">
      <style:text-properties fo:font-size="13pt" style:font-size-asian="13pt" style:font-size-complex="13pt" fo:background-color="#C0C0C0"/>
    </style:style>
    <style:style style:name="P1016" style:parent-style-name="Standard" style:family="paragraph">
      <style:text-properties fo:font-size="13pt" style:font-size-asian="13pt" style:font-size-complex="13pt" fo:background-color="#C0C0C0"/>
    </style:style>
    <style:style style:name="P1017" style:parent-style-name="Standard" style:family="paragraph">
      <style:text-properties fo:font-size="13pt" style:font-size-asian="13pt" style:font-size-complex="13pt" fo:background-color="#C0C0C0"/>
    </style:style>
    <style:style style:name="P1018" style:parent-style-name="Standard" style:family="paragraph">
      <style:text-properties fo:font-size="13pt" style:font-size-asian="13pt" style:font-size-complex="13pt" fo:background-color="#C0C0C0"/>
    </style:style>
    <style:style style:name="P1019" style:parent-style-name="Standard" style:family="paragraph">
      <style:text-properties fo:font-size="13pt" style:font-size-asian="13pt" style:font-size-complex="13pt" fo:background-color="#C0C0C0"/>
    </style:style>
    <style:style style:name="P1020" style:parent-style-name="Standard" style:family="paragraph">
      <style:text-properties fo:font-size="13pt" style:font-size-asian="13pt" style:font-size-complex="13pt" fo:background-color="#C0C0C0"/>
    </style:style>
    <style:style style:name="P1021" style:parent-style-name="Standard" style:family="paragraph">
      <style:text-properties fo:font-size="13pt" style:font-size-asian="13pt" style:font-size-complex="13pt" fo:background-color="#C0C0C0"/>
    </style:style>
    <style:style style:name="P1022" style:parent-style-name="Standard" style:family="paragraph">
      <style:text-properties fo:font-size="13pt" style:font-size-asian="13pt" style:font-size-complex="13pt" fo:background-color="#C0C0C0"/>
    </style:style>
    <style:style style:name="P1023" style:parent-style-name="Standard" style:family="paragraph">
      <style:text-properties fo:font-size="13pt" style:font-size-asian="13pt" style:font-size-complex="13pt" fo:background-color="#C0C0C0"/>
    </style:style>
    <style:style style:name="P1024" style:parent-style-name="Standard" style:family="paragraph">
      <style:text-properties fo:font-size="13pt" style:font-size-asian="13pt" style:font-size-complex="13pt" fo:background-color="#C0C0C0"/>
    </style:style>
    <style:style style:name="P1025" style:parent-style-name="Standard" style:family="paragraph">
      <style:text-properties fo:font-size="13pt" style:font-size-asian="13pt" style:font-size-complex="13pt" fo:background-color="#C0C0C0"/>
    </style:style>
    <style:style style:name="P1026" style:parent-style-name="Standard" style:family="paragraph">
      <style:text-properties fo:font-size="13pt" style:font-size-asian="13pt" style:font-size-complex="13pt" fo:background-color="#C0C0C0"/>
    </style:style>
    <style:style style:name="P1027" style:parent-style-name="Standard" style:family="paragraph">
      <style:text-properties fo:font-size="13pt" style:font-size-asian="13pt" style:font-size-complex="13pt" fo:background-color="#C0C0C0"/>
    </style:style>
    <style:style style:name="P1028" style:parent-style-name="Standard" style:family="paragraph">
      <style:text-properties fo:font-size="13pt" style:font-size-asian="13pt" style:font-size-complex="13pt" fo:background-color="#C0C0C0"/>
    </style:style>
    <style:style style:name="P1029" style:parent-style-name="Standard" style:family="paragraph">
      <style:text-properties fo:font-size="13pt" style:font-size-asian="13pt" style:font-size-complex="13pt" fo:background-color="#C0C0C0"/>
    </style:style>
    <style:style style:name="P1030" style:parent-style-name="Standard" style:family="paragraph">
      <style:text-properties fo:font-size="13pt" style:font-size-asian="13pt" style:font-size-complex="13pt" fo:background-color="#C0C0C0"/>
    </style:style>
    <style:style style:name="P1031" style:parent-style-name="Standard" style:family="paragraph">
      <style:text-properties fo:font-size="13pt" style:font-size-asian="13pt" style:font-size-complex="13pt" fo:background-color="#C0C0C0"/>
    </style:style>
    <style:style style:name="P1032" style:parent-style-name="Standard" style:family="paragraph">
      <style:text-properties fo:font-size="13pt" style:font-size-asian="13pt" style:font-size-complex="13pt" fo:background-color="#C0C0C0"/>
    </style:style>
    <style:style style:name="P1033" style:parent-style-name="Standard" style:family="paragraph">
      <style:text-properties fo:font-size="13pt" style:font-size-asian="13pt" style:font-size-complex="13pt" fo:background-color="#C0C0C0"/>
    </style:style>
    <style:style style:name="P1034" style:parent-style-name="Standard" style:family="paragraph">
      <style:text-properties fo:font-size="13pt" style:font-size-asian="13pt" style:font-size-complex="13pt" fo:background-color="#C0C0C0"/>
    </style:style>
    <style:style style:name="P1035" style:parent-style-name="Standard" style:family="paragraph">
      <style:text-properties fo:font-size="13pt" style:font-size-asian="13pt" style:font-size-complex="13pt" fo:background-color="#C0C0C0"/>
    </style:style>
    <style:style style:name="P1036" style:parent-style-name="Standard" style:family="paragraph">
      <style:text-properties fo:font-size="13pt" style:font-size-asian="13pt" style:font-size-complex="13pt" fo:background-color="#C0C0C0"/>
    </style:style>
    <style:style style:name="P1037" style:parent-style-name="Standard" style:family="paragraph">
      <style:text-properties fo:font-size="13pt" style:font-size-asian="13pt" style:font-size-complex="13pt" fo:background-color="#C0C0C0"/>
    </style:style>
    <style:style style:name="P1038" style:parent-style-name="Standard" style:family="paragraph">
      <style:text-properties fo:font-size="13pt" style:font-size-asian="13pt" style:font-size-complex="13pt" fo:background-color="#C0C0C0"/>
    </style:style>
    <style:style style:name="P1039" style:parent-style-name="Standard" style:family="paragraph">
      <style:text-properties fo:font-size="13pt" style:font-size-asian="13pt" style:font-size-complex="13pt" fo:background-color="#C0C0C0"/>
    </style:style>
    <style:style style:name="P1040" style:parent-style-name="Standard" style:family="paragraph">
      <style:text-properties fo:font-size="13pt" style:font-size-asian="13pt" style:font-size-complex="13pt" fo:background-color="#C0C0C0"/>
    </style:style>
    <style:style style:name="P1041" style:parent-style-name="Standard" style:family="paragraph">
      <style:text-properties fo:font-size="13pt" style:font-size-asian="13pt" style:font-size-complex="13pt" fo:background-color="#C0C0C0"/>
    </style:style>
    <style:style style:name="P1042" style:parent-style-name="Standard" style:family="paragraph">
      <style:text-properties fo:font-size="13pt" style:font-size-asian="13pt" style:font-size-complex="13pt" fo:background-color="#C0C0C0"/>
    </style:style>
    <style:style style:name="P1043" style:parent-style-name="Standard" style:family="paragraph">
      <style:text-properties fo:font-size="13pt" style:font-size-asian="13pt" style:font-size-complex="13pt" fo:background-color="#C0C0C0"/>
    </style:style>
    <style:style style:name="P1044" style:parent-style-name="Standard" style:family="paragraph">
      <style:text-properties fo:font-size="13pt" style:font-size-asian="13pt" style:font-size-complex="13pt" fo:background-color="#C0C0C0"/>
    </style:style>
    <style:style style:name="P1045" style:parent-style-name="Standard" style:family="paragraph">
      <style:text-properties fo:font-size="13pt" style:font-size-asian="13pt" style:font-size-complex="13pt" fo:background-color="#C0C0C0"/>
    </style:style>
    <style:style style:name="P1046" style:parent-style-name="Standard" style:family="paragraph">
      <style:text-properties fo:font-size="13pt" style:font-size-asian="13pt" style:font-size-complex="13pt" fo:background-color="#C0C0C0"/>
    </style:style>
    <style:style style:name="P1047" style:parent-style-name="Standard" style:family="paragraph">
      <style:text-properties fo:font-size="13pt" style:font-size-asian="13pt" style:font-size-complex="13pt" fo:background-color="#C0C0C0"/>
    </style:style>
    <style:style style:name="P1048" style:parent-style-name="Standard" style:family="paragraph">
      <style:text-properties fo:font-size="13pt" style:font-size-asian="13pt" style:font-size-complex="13pt" fo:background-color="#C0C0C0"/>
    </style:style>
    <style:style style:name="P1049" style:parent-style-name="Standard" style:family="paragraph">
      <style:text-properties fo:font-size="13pt" style:font-size-asian="13pt" style:font-size-complex="13pt" fo:background-color="#C0C0C0"/>
    </style:style>
    <style:style style:name="P1050" style:parent-style-name="Standard" style:family="paragraph">
      <style:text-properties fo:font-size="13pt" style:font-size-asian="13pt" style:font-size-complex="13pt" fo:background-color="#C0C0C0"/>
    </style:style>
    <style:style style:name="P1051" style:parent-style-name="Standard" style:family="paragraph">
      <style:text-properties fo:font-size="13pt" style:font-size-asian="13pt" style:font-size-complex="13pt" fo:background-color="#C0C0C0"/>
    </style:style>
    <style:style style:name="P1052" style:parent-style-name="Standard" style:family="paragraph">
      <style:text-properties fo:font-size="13pt" style:font-size-asian="13pt" style:font-size-complex="13pt" fo:background-color="#C0C0C0"/>
    </style:style>
    <style:style style:name="P1053" style:parent-style-name="Standard" style:family="paragraph">
      <style:text-properties fo:font-size="13pt" style:font-size-asian="13pt" style:font-size-complex="13pt" fo:background-color="#C0C0C0"/>
    </style:style>
    <style:style style:name="P1054" style:parent-style-name="Standard" style:family="paragraph">
      <style:text-properties fo:font-size="13pt" style:font-size-asian="13pt" style:font-size-complex="13pt" fo:background-color="#C0C0C0"/>
    </style:style>
    <style:style style:name="P1055" style:parent-style-name="Standard" style:family="paragraph">
      <style:text-properties fo:font-size="13pt" style:font-size-asian="13pt" style:font-size-complex="13pt" fo:background-color="#C0C0C0"/>
    </style:style>
    <style:style style:name="P1056" style:parent-style-name="Standard" style:family="paragraph">
      <style:text-properties fo:font-size="13pt" style:font-size-asian="13pt" style:font-size-complex="13pt" fo:background-color="#C0C0C0"/>
    </style:style>
    <style:style style:name="P1057" style:parent-style-name="Standard" style:family="paragraph">
      <style:text-properties fo:font-size="13pt" style:font-size-asian="13pt" style:font-size-complex="13pt" fo:background-color="#C0C0C0"/>
    </style:style>
    <style:style style:name="P1058" style:parent-style-name="Standard" style:family="paragraph">
      <style:text-properties fo:font-size="13pt" style:font-size-asian="13pt" style:font-size-complex="13pt" fo:background-color="#C0C0C0"/>
    </style:style>
    <style:style style:name="P1059" style:parent-style-name="Standard" style:family="paragraph">
      <style:text-properties fo:font-size="13pt" style:font-size-asian="13pt" style:font-size-complex="13pt" fo:background-color="#C0C0C0"/>
    </style:style>
    <style:style style:name="P1060" style:parent-style-name="Standard" style:family="paragraph">
      <style:text-properties fo:font-size="13pt" style:font-size-asian="13pt" style:font-size-complex="13pt" fo:background-color="#C0C0C0"/>
    </style:style>
    <style:style style:name="P1061" style:parent-style-name="Standard" style:family="paragraph">
      <style:text-properties fo:font-size="13pt" style:font-size-asian="13pt" style:font-size-complex="13pt" fo:background-color="#C0C0C0"/>
    </style:style>
    <style:style style:name="P1062" style:parent-style-name="Standard" style:family="paragraph">
      <style:text-properties fo:font-size="13pt" style:font-size-asian="13pt" style:font-size-complex="13pt" fo:background-color="#C0C0C0"/>
    </style:style>
    <style:style style:name="P1063" style:parent-style-name="Standard" style:family="paragraph">
      <style:text-properties fo:font-size="13pt" style:font-size-asian="13pt" style:font-size-complex="13pt" fo:background-color="#C0C0C0"/>
    </style:style>
    <style:style style:name="P1064" style:parent-style-name="Standard" style:family="paragraph">
      <style:text-properties fo:font-size="13pt" style:font-size-asian="13pt" style:font-size-complex="13pt" fo:background-color="#C0C0C0"/>
    </style:style>
    <style:style style:name="P1065" style:parent-style-name="Standard" style:family="paragraph">
      <style:text-properties fo:font-size="13pt" style:font-size-asian="13pt" style:font-size-complex="13pt" fo:background-color="#C0C0C0"/>
    </style:style>
    <style:style style:name="P1066" style:parent-style-name="Standard" style:family="paragraph">
      <style:text-properties fo:font-size="13pt" style:font-size-asian="13pt" style:font-size-complex="13pt" fo:background-color="#C0C0C0"/>
    </style:style>
    <style:style style:name="P1067" style:parent-style-name="Standard" style:family="paragraph">
      <style:text-properties fo:font-size="13pt" style:font-size-asian="13pt" style:font-size-complex="13pt" fo:background-color="#C0C0C0"/>
    </style:style>
    <style:style style:name="P1068" style:parent-style-name="Standard" style:family="paragraph">
      <style:text-properties fo:font-size="13pt" style:font-size-asian="13pt" style:font-size-complex="13pt" fo:background-color="#C0C0C0"/>
    </style:style>
    <style:style style:name="P1069" style:parent-style-name="Standard" style:family="paragraph">
      <style:text-properties fo:font-size="13pt" style:font-size-asian="13pt" style:font-size-complex="13pt" fo:background-color="#C0C0C0"/>
    </style:style>
    <style:style style:name="P1070" style:parent-style-name="Standard" style:family="paragraph">
      <style:text-properties fo:font-size="13pt" style:font-size-asian="13pt" style:font-size-complex="13pt" fo:background-color="#C0C0C0"/>
    </style:style>
    <style:style style:name="P1071" style:parent-style-name="Standard" style:family="paragraph">
      <style:text-properties fo:font-size="13pt" style:font-size-asian="13pt" style:font-size-complex="13pt" fo:background-color="#C0C0C0"/>
    </style:style>
    <style:style style:name="P1072" style:parent-style-name="Standard" style:family="paragraph">
      <style:text-properties fo:font-size="13pt" style:font-size-asian="13pt" style:font-size-complex="13pt" fo:background-color="#C0C0C0"/>
    </style:style>
    <style:style style:name="P1073" style:parent-style-name="Standard" style:family="paragraph">
      <style:text-properties fo:font-size="13pt" style:font-size-asian="13pt" style:font-size-complex="13pt" fo:background-color="#C0C0C0"/>
    </style:style>
    <style:style style:name="P1074" style:parent-style-name="Standard" style:family="paragraph">
      <style:text-properties fo:font-size="13pt" style:font-size-asian="13pt" style:font-size-complex="13pt" fo:background-color="#C0C0C0"/>
    </style:style>
    <style:style style:name="P1075" style:parent-style-name="Standard" style:family="paragraph">
      <style:text-properties fo:font-size="13pt" style:font-size-asian="13pt" style:font-size-complex="13pt" fo:background-color="#C0C0C0"/>
    </style:style>
    <style:style style:name="P1076" style:parent-style-name="Standard" style:family="paragraph">
      <style:text-properties fo:font-size="13pt" style:font-size-asian="13pt" style:font-size-complex="13pt" fo:background-color="#C0C0C0"/>
    </style:style>
    <style:style style:name="P1077" style:parent-style-name="Standard" style:family="paragraph">
      <style:text-properties fo:font-size="13pt" style:font-size-asian="13pt" style:font-size-complex="13pt" fo:background-color="#C0C0C0"/>
    </style:style>
    <style:style style:name="P1078" style:parent-style-name="Standard" style:family="paragraph">
      <style:text-properties fo:font-size="13pt" style:font-size-asian="13pt" style:font-size-complex="13pt" fo:background-color="#C0C0C0"/>
    </style:style>
    <style:style style:name="P1079" style:parent-style-name="Standard" style:family="paragraph">
      <style:text-properties fo:font-size="13pt" style:font-size-asian="13pt" style:font-size-complex="13pt" fo:background-color="#C0C0C0"/>
    </style:style>
    <style:style style:name="P1080" style:parent-style-name="Standard" style:family="paragraph">
      <style:text-properties fo:font-size="13pt" style:font-size-asian="13pt" style:font-size-complex="13pt" fo:background-color="#C0C0C0"/>
    </style:style>
    <style:style style:name="P1081" style:parent-style-name="Standard" style:family="paragraph">
      <style:text-properties fo:font-size="13pt" style:font-size-asian="13pt" style:font-size-complex="13pt" fo:background-color="#C0C0C0"/>
    </style:style>
    <style:style style:name="P1082" style:parent-style-name="Standard" style:family="paragraph">
      <style:text-properties fo:font-size="13pt" style:font-size-asian="13pt" style:font-size-complex="13pt" fo:background-color="#C0C0C0"/>
    </style:style>
    <style:style style:name="P1083" style:parent-style-name="Standard" style:family="paragraph">
      <style:text-properties fo:font-size="13pt" style:font-size-asian="13pt" style:font-size-complex="13pt" fo:background-color="#C0C0C0"/>
    </style:style>
    <style:style style:name="P1084" style:parent-style-name="Standard" style:family="paragraph">
      <style:text-properties fo:font-size="13pt" style:font-size-asian="13pt" style:font-size-complex="13pt" fo:background-color="#C0C0C0"/>
    </style:style>
    <style:style style:name="P1085" style:parent-style-name="Standard" style:family="paragraph">
      <style:text-properties fo:font-size="13pt" style:font-size-asian="13pt" style:font-size-complex="13pt" fo:background-color="#C0C0C0"/>
    </style:style>
    <style:style style:name="P1086" style:parent-style-name="Standard" style:family="paragraph">
      <style:text-properties fo:font-size="13pt" style:font-size-asian="13pt" style:font-size-complex="13pt" fo:background-color="#C0C0C0"/>
    </style:style>
    <style:style style:name="P1087" style:parent-style-name="Standard" style:family="paragraph">
      <style:text-properties fo:font-size="13pt" style:font-size-asian="13pt" style:font-size-complex="13pt" fo:background-color="#C0C0C0"/>
    </style:style>
    <style:style style:name="P1088" style:parent-style-name="Standard" style:family="paragraph">
      <style:text-properties fo:font-size="13pt" style:font-size-asian="13pt" style:font-size-complex="13pt" fo:background-color="#C0C0C0"/>
    </style:style>
    <style:style style:name="P1089" style:parent-style-name="Standard" style:family="paragraph">
      <style:text-properties fo:font-size="13pt" style:font-size-asian="13pt" style:font-size-complex="13pt" fo:background-color="#C0C0C0"/>
    </style:style>
    <style:style style:name="P1090" style:parent-style-name="Standard" style:family="paragraph">
      <style:text-properties fo:font-size="13pt" style:font-size-asian="13pt" style:font-size-complex="13pt" fo:background-color="#C0C0C0"/>
    </style:style>
    <style:style style:name="P1091" style:parent-style-name="Standard" style:family="paragraph">
      <style:text-properties fo:font-size="13pt" style:font-size-asian="13pt" style:font-size-complex="13pt" fo:background-color="#C0C0C0"/>
    </style:style>
    <style:style style:name="T1092" style:parent-style-name="DefaultParagraphFont" style:family="text">
      <style:text-properties fo:font-size="13pt" style:font-size-asian="13pt" style:font-size-complex="13pt" fo:background-color="#C0C0C0"/>
    </style:style>
    <style:style style:name="P1093" style:parent-style-name="Standard" style:family="paragraph">
      <style:text-properties fo:font-size="13pt" style:font-size-asian="13pt" style:font-size-complex="13pt" fo:background-color="#FFFF00"/>
    </style:style>
  </office:automatic-styles>
  <office:body>
    <office:text text:use-soft-page-breaks="true">
      <text:p text:style-name="P1">EXERCISE -3</text:p>
      <text:p text:style-name="P2">OUTPUT:</text:p>
      <text:p text:style-name="P3">student@ITP-CC2-38:~/20csr103$ cat &gt;ex3.txt</text:p>
      <text:p text:style-name="P4">^C</text:p>
      <text:p text:style-name="P5">student@ITP-CC2-38:~/20csr103$ bash ex3.sh</text:p>
      <text:p text:style-name="P6">currently logged user and logname</text:p>
      <text:p text:style-name="P7">student <text:s/>:0 <text:s text:c="10"/>2023-02-21 14:22 (:0)</text:p>
      <text:p text:style-name="P8">current shell</text:p>
      <text:p text:style-name="P9">/bin/bash</text:p>
      <text:p text:style-name="P10">home directory</text:p>
      <text:p text:style-name="P11">/home/student</text:p>
      <text:p text:style-name="P12">os type</text:p>
      <text:p text:style-name="P13">Linux</text:p>
      <text:p text:style-name="P14">current path setting</text:p>
      <text:p text:style-name="P15">/usr/local/sbin:/usr/local/bin:/usr/sbin:/usr/bin:/sbin:/bin:/usr/games:/usr/local/games:/snap/bin:/usr/local/ns-allinone-2.35/bin:/usr/local/ns-allinone-2.35/tcl8.5.10/unix:/usr/local/ns-allinone-2.35/tk8.5.10/unix:/usr/local/ns-allinone-2.35/ns-2.35:/usr/local/ns-allinone-2.35/nam-1.15</text:p>
      <text:p text:style-name="P16">current working directory</text:p>
      <text:p text:style-name="P17">/home/student/20csr103</text:p>
      <text:p text:style-name="P18">show currently logged number of users</text:p>
      <text:p text:style-name="P19">1</text:p>
      <text:p text:style-name="P20">student@ITP-CC2-38:~/20csr103$</text:p>
      <text:p text:style-name="P21"/>
      <text:p text:style-name="P22">CODE EX 3</text:p>
      <text:p text:style-name="P23">echo "currently logged user and<text:s/>logname"</text:p>
      <text:p text:style-name="P24">who</text:p>
      <text:p text:style-name="P25">echo "current shell"</text:p>
      <text:p text:style-name="P26">echo $SHELL</text:p>
      <text:p text:style-name="P27">echo "home directory"</text:p>
      <text:p text:style-name="P28">echo $HOME</text:p>
      <text:p text:style-name="P29">echo "os type"</text:p>
      <text:p text:style-name="P30">uname</text:p>
      <text:p text:style-name="P31">echo "current path setting"</text:p>
      <text:p text:style-name="P32">echo $PATH</text:p>
      <text:p text:style-name="P33">echo "current working directory"</text:p>
      <text:p text:style-name="P34">pwd</text:p>
      <text:p text:style-name="P35">echo "show currently logged number of users"</text:p>
      <text:p text:style-name="P36">users | wc -w</text:p>
      <text:p text:style-name="P37"/>
      <text:p text:style-name="P38">EX-4</text:p>
      <text:p text:style-name="P39">OUTPUT:</text:p>
      <text:p text:style-name="P40">student@ITP-CC2-38:~/20csr103$ bash ex4.sh</text:p>
      <text:p text:style-name="P41">about os and version,release number,kernal version</text:p>
      <text:p text:style-name="P42">Linux ITP-CC2-38 5.15.0-58-generic #64~20.04.1-Ubuntu SMP Fri Jan 6 16:42:31 UTC 2023 x86_64 x86_64 x86_64 GNU/Linux</text:p>
      <text:p text:style-name="P43">show all available shells</text:p>
      <text:p text:style-name="P44"># /etc/shells: valid login shells</text:p>
      <text:p text:style-name="P45">/bin/sh</text:p>
      <text:p text:style-name="P46">/bin/bash</text:p>
      <text:p text:style-name="P47">/usr/bin/bash</text:p>
      <text:p text:style-name="P48">/bin/rbash</text:p>
      <text:p text:style-name="P49">/usr/bin/rbash</text:p>
      <text:p text:style-name="P50">/bin/dash</text:p>
      <text:p text:style-name="P51">/usr/bin/dash</text:p>
      <text:p text:style-name="P52">show mouse settings</text:p>
      <text:p text:style-name="P53">Outer window is 0x3000001, inner window is 0x3000002</text:p>
      <text:p text:style-name="P54"/>
      <text:p text:style-name="P55">PropertyNotify event, serial 8, synthetic NO, window 0x3000001,</text:p>
      <text:p text:style-name="P56"><text:s text:c="4"/>atom 0x27<text:s/>(WM_NAME), time 3611554, state PropertyNewValue</text:p>
      <text:p text:style-name="P57"/>
      <text:p text:style-name="P58">PropertyNotify event, serial 9, synthetic NO, window 0x3000001,</text:p>
      <text:p text:style-name="P59"><text:s text:c="4"/>atom 0x22 (WM_COMMAND), time 3611554, state PropertyNewValue</text:p>
      <text:p text:style-name="P60"/>
      <text:p text:style-name="P61">PropertyNotify event, serial 10, synthetic NO, window 0x3000001,</text:p>
      <text:p text:style-name="P62"><text:s text:c="4"/>atom 0x28 (WM_NORMAL_HINTS), time 3611554, state PropertyNewValue</text:p>
      <text:p text:style-name="P63"/>
      <text:p text:style-name="P64">CreateNotify event, serial 11, synthetic NO, window 0x3000001,</text:p>
      <text:p text:style-name="P65"><text:s text:c="4"/>parent 0x3000001, window 0x3000002, (10,10), width 50, height 50</text:p>
      <text:p text:style-name="P66">border_width 4, override NO</text:p>
      <text:p text:style-name="P67"/>
      <text:p text:style-name="P68">PropertyNotify event, serial 14, synthetic NO, window 0x3000001,</text:p>
      <text:p text:style-name="P69"><text:s text:c="4"/>atom 0x151 (WM_PROTOCOLS), time 3611554, state PropertyNewValue</text:p>
      <text:p text:style-name="P70"/>
      <text:p text:style-name="P71">MapNotify event, serial 15, synthetic NO, window 0x3000001,</text:p>
      <text:p text:style-name="P72"><text:s text:c="4"/>event 0x3000001, window 0x3000002, override NO</text:p>
      <text:p text:style-name="P73"/>
      <text:p text:style-name="P74">ConfigureNotify event, serial 22, synthetic NO, window 0x3000001,</text:p>
      <text:p text:style-name="P75"><text:s text:c="4"/>event 0x3000001, window 0x3000001, (0,0), width 178, height 178,</text:p>
      <text:p text:style-name="P76"><text:s text:c="4"/>border_width 0, above 0x2a00085, override NO</text:p>
      <text:p text:style-name="P77"/>
      <text:p text:style-name="P78">PropertyNotify event, serial 28, synthetic NO, window 0x3000001,</text:p>
      <text:p text:style-name="P79"><text:s text:c="4"/>atom 0x1d5<text:s/>(_NET_WM_ALLOWED_ACTIONS), time 3611555, state PropertyNewValue</text:p>
      <text:p text:style-name="P80"/>
      <text:p text:style-name="P81">ReparentNotify event, serial 29, synthetic NO, window 0x3000001,</text:p>
      <text:p text:style-name="P82"><text:s text:c="4"/>event 0x3000001, window 0x3000001, parent 0x600b26,</text:p>
      <text:p text:style-name="P83"><text:s text:c="4"/>(0,0), override NO</text:p>
      <text:p text:style-name="P84"/>
      <text:p text:style-name="P85">PropertyNotify event, serial 29, synthetic NO,<text:s/>window 0x3000001,</text:p>
      <text:p text:style-name="P86"><text:s text:c="4"/>atom 0x156 (_NET_FRAME_EXTENTS), time 3611559, state PropertyNewValue</text:p>
      <text:p text:style-name="P87"/>
      <text:p text:style-name="P88">ConfigureNotify event, serial 29, synthetic NO, window 0x3000001,</text:p>
      <text:p text:style-name="P89"><text:s text:c="4"/>event 0x3000001, window 0x3000001, (10,45), width 178, height 178,</text:p>
      <text:p text:style-name="P90"><text:s text:c="4"/>border_width 0, above 0x0, override NO</text:p>
      <text:p text:style-name="P91"/>
      <text:p text:style-name="P92">PropertyNotify event, serial 29, synthetic NO, window 0x3000001,</text:p>
      <text:p text:style-name="P93"><text:s text:c="4"/>atom 0x1ae (_GTK_EDGE_CONSTRAINTS), time 3611559, state PropertyNewValue</text:p>
      <text:p text:style-name="P94"/>
      <text:p text:style-name="P95">PropertyNotify event, serial 31, synthetic NO, window 0x3000001,</text:p>
      <text:p text:style-name="P96"><text:s text:c="4"/>atom<text:s/>0x159 (_NET_WM_DESKTOP), time 3611561, state PropertyNewValue</text:p>
      <text:p text:style-name="P97"/>
      <text:p text:style-name="P98">PropertyNotify event, serial 32, synthetic NO, window 0x3000001,</text:p>
      <text:p text:style-name="P99"><text:s text:c="4"/>atom 0x19f (WM_STATE), time 3611561, state PropertyNewValue</text:p>
      <text:p text:style-name="P100"/>
      <text:p text:style-name="P101">PropertyNotify event, serial 32, synthetic NO, window 0x3000001,</text:p>
      <text:p text:style-name="P102"><text:s text:c="4"/>atom 0x15f (_NET_WM_STATE), time 3611561, state PropertyNewValue</text:p>
      <text:p text:style-name="P103"/>
      <text:p text:style-name="P104">PropertyNotify event, serial 32, synthetic NO, window 0x3000001,</text:p>
      <text:p text:style-name="P105"><text:s text:c="4"/>atom 0x1ae (_GTK_EDGE_CONSTRAINTS), time 3611561, state PropertyNewValue</text:p>
      <text:p text:style-name="P106"/>
      <text:p text:style-name="P107">PropertyNotify event, serial 34,<text:s/>synthetic NO, window 0x3000001,</text:p>
      <text:p text:style-name="P108"><text:s text:c="4"/>atom 0x1ae (_GTK_EDGE_CONSTRAINTS), time 3611563, state PropertyNewValue</text:p>
      <text:p text:style-name="P109"/>
      <text:p text:style-name="P110">ConfigureNotify event, serial 34, synthetic YES, window 0x3000001,</text:p>
      <text:p text:style-name="P111"><text:s text:c="4"/>event 0x3000001, window 0x3000001, (170,162), width 178, height 178,</text:p>
      <text:p text:style-name="P112"><text:s text:c="4"/>border_width 2, above 0x0, override NO</text:p>
      <text:p text:style-name="P113"/>
      <text:p text:style-name="P114">PropertyNotify event, serial 34, synthetic NO, window 0x3000001,</text:p>
      <text:p text:style-name="P115"><text:s text:c="4"/>atom 0x1ae (_GTK_EDGE_CONSTRAINTS), time 3611566, state PropertyNewValue</text:p>
      <text:p text:style-name="P116"/>
      <text:p text:style-name="P117">PropertyNotify event, serial 34, synthetic NO, window 0x3000001,</text:p>
      <text:p text:style-name="P118"><text:s text:c="4"/>atom 0x15f (_NET_WM_STATE), time 3611566, state PropertyNewValue</text:p>
      <text:p text:style-name="P119"/>
      <text:p text:style-name="P120">PropertyNotify event, serial 34, synthetic NO, window 0x3000001,</text:p>
      <text:p text:style-name="P121"><text:s text:c="4"/>atom 0x1ae (_GTK_EDGE_CONSTRAINTS), time 3611566, state PropertyNewValue</text:p>
      <text:p text:style-name="P122"/>
      <text:p text:style-name="P123">MapNotify event, serial 34, synthetic NO, window 0x3000001,</text:p>
      <text:p text:style-name="P124"><text:s text:c="4"/>event 0x3000001, window 0x3000001, override NO</text:p>
      <text:p text:style-name="P125"/>
      <text:p text:style-name="P126">VisibilityNotify event, serial 34, synthetic NO, window 0x3000001,</text:p>
      <text:p text:style-name="P127"><text:s text:c="4"/>state VisibilityUnobscured</text:p>
      <text:p text:style-name="P128"/>
      <text:p text:style-name="P129">Expose event, serial 34, synthetic NO, window 0x3000001,</text:p>
      <text:p text:style-name="P130"><text:s text:c="4"/>(0,0), width 178, height 10, count 3</text:p>
      <text:p text:style-name="P131"/>
      <text:p text:style-name="P132">Expose event, serial 34, synthetic NO, window 0x3000001,</text:p>
      <text:p text:style-name="P133"><text:s text:c="4"/>(0,10), width 10, height 58, count 2</text:p>
      <text:p text:style-name="P134"/>
      <text:p text:style-name="P135">Expose event, serial 34, synthetic NO, window 0x3000001,</text:p>
      <text:p text:style-name="P136"><text:s text:c="4"/>(68,10), width 110, height 58, count 1</text:p>
      <text:p text:style-name="P137"/>
      <text:p text:style-name="P138">Expose event, serial 34, synthetic NO, window<text:s/>0x3000001,</text:p>
      <text:p text:style-name="P139"><text:s text:c="4"/>(0,68), width 178, height 110, count 0</text:p>
      <text:p text:style-name="P140"/>
      <text:p text:style-name="P141">FocusIn event, serial 34, synthetic NO, window 0x3000001,</text:p>
      <text:p text:style-name="P142"><text:s text:c="4"/>mode NotifyNormal, detail NotifyNonlinear</text:p>
      <text:p text:style-name="P143"/>
      <text:p text:style-name="P144">KeymapNotify event, serial 34, synthetic NO, window 0x0,</text:p>
      <text:p text:style-name="P145"><text:s text:c="4"/>keys: <text:s/>68 <text:s/>0 <text:s text:c="2"/>0 <text:s text:c="2"/>0 <text:s text:c="2"/>0 <text:s text:c="2"/>0 <text:s text:c="2"/>0 <text:s text:c="2"/>0 <text:s text:c="2"/>0 <text:s text:c="2"/>0 <text:s text:c="2"/>0 <text:s text:c="2"/>0 <text:s text:c="2"/>0 <text:s text:c="2"/>1 <text:s text:c="2"/>0 <text:s text:c="2"/>0 <text:s text:c="2"/></text:p>
      <text:p text:style-name="P146"><text:s text:c="11"/>0 <text:s text:c="2"/>0 <text:s text:c="2"/>0 <text:s text:c="2"/>0 <text:s text:c="2"/>0 <text:s text:c="2"/>0 <text:s text:c="2"/>0 <text:s text:c="2"/>0 <text:s text:c="2"/>0 <text:s text:c="2"/>0 <text:s text:c="2"/>0 <text:s text:c="2"/>0 <text:s text:c="2"/>0 <text:s text:c="2"/>0 <text:s text:c="2"/>0 <text:s text:c="2"/>0 <text:s text:c="2"/></text:p>
      <text:p text:style-name="P147"/>
      <text:p text:style-name="P148">PropertyNotify event, serial 34, synthetic NO, window 0x3000001,</text:p>
      <text:p text:style-name="P149"><text:s text:c="4"/>atom 0x15f (_NET_WM_STATE), time 3611572, state PropertyNewValue</text:p>
      <text:p text:style-name="P150"/>
      <text:p text:style-name="P151">PropertyNotify event, serial 34, synthetic NO, window 0x3000001,</text:p>
      <text:p text:style-name="P152"><text:s text:c="4"/>atom 0x1ae (_GTK_EDGE_CONSTRAINTS), time 3611572, state PropertyNewValue</text:p>
      <text:p text:style-name="P153"/>
      <text:p text:style-name="P154">PropertyNotify event, serial 34, synthetic NO, window 0x3000001,</text:p>
      <text:p text:style-name="P155"><text:s text:c="4"/>atom 0x15f (_NET_WM_STATE), time 3611572,<text:s/>state PropertyNewValue</text:p>
      <text:p text:style-name="P156"/>
      <text:p text:style-name="P157">PropertyNotify event, serial 34, synthetic NO, window 0x3000001,</text:p>
      <text:p text:style-name="P158"><text:s text:c="4"/>atom 0x1ae (_GTK_EDGE_CONSTRAINTS), time 3611572, state PropertyNewValue</text:p>
      <text:p text:style-name="P159"/>
      <text:p text:style-name="P160">KeyRelease event, serial 34, synthetic NO, window 0x3000001,</text:p>
      <text:p text:style-name="P161"><text:s text:c="4"/>root 0x759, subw 0x0, time 3611597, (279,399), root:(451,563),</text:p>
      <text:p text:style-name="P162"><text:s text:c="4"/>state 0x10, keycode 104 (keysym 0xff8d, KP_Enter), same_screen YES,</text:p>
      <text:p text:style-name="P163">" <text:s text:c="2"/>XLookupString gives 1 bytes: (0d) "</text:p>
      <text:p text:style-name="P164"><text:s text:c="4"/>XFilterEvent returns: False</text:p>
      <text:p text:style-name="P165"/>
      <text:p text:style-name="P166">EnterNotify event, serial 37, synthetic NO, window 0x3000001,</text:p>
      <text:p text:style-name="P167"><text:s text:c="4"/>root 0x759, subw 0x0, time 3612813, (29,176), root:(201,340),</text:p>
      <text:p text:style-name="P168"><text:s text:c="4"/>mode NotifyNormal, detail NotifyAncestor, same_screen YES,</text:p>
      <text:p text:style-name="P169"><text:s text:c="4"/>focus YES, state 16</text:p>
      <text:p text:style-name="P170"/>
      <text:p text:style-name="P171">KeymapNotify event, serial 37, synthetic NO, window 0x0,</text:p>
      <text:p text:style-name="P172"><text:s text:c="4"/>keys: <text:s/>95 <text:s/>0 <text:s text:c="2"/>0 <text:s text:c="2"/>0 <text:s text:c="2"/>0 <text:s text:c="2"/>0 <text:s text:c="2"/>0 <text:s text:c="2"/>0 <text:s text:c="2"/>0 <text:s text:c="2"/>0<text:s/><text:s text:c="2"/>0 <text:s text:c="2"/>0 <text:s text:c="2"/>0 <text:s text:c="2"/>0 <text:s text:c="2"/>0 <text:s text:c="2"/>0 <text:s text:c="2"/></text:p>
      <text:p text:style-name="P173"><text:s text:c="11"/>0 <text:s text:c="2"/>0 <text:s text:c="2"/>0 <text:s text:c="2"/>0 <text:s text:c="2"/>0 <text:s text:c="2"/>0 <text:s text:c="2"/>0 <text:s text:c="2"/>0 <text:s text:c="2"/>0 <text:s text:c="2"/>0 <text:s text:c="2"/>0 <text:s text:c="2"/>0 <text:s text:c="2"/>0 <text:s text:c="2"/>0 <text:s text:c="2"/>0 <text:s text:c="2"/>0 <text:s text:c="2"/></text:p>
      <text:p text:style-name="P174"/>
      <text:p text:style-name="P175">MotionNotify event, serial 37, synthetic NO, window 0x3000001,</text:p>
      <text:p text:style-name="P176"><text:s text:c="4"/>root 0x759, subw 0x0, time 3612813, (29,176), root:(201,340),</text:p>
      <text:p text:style-name="P177"><text:s text:c="4"/>state 0x10, is_hint<text:s/>0, same_screen YES</text:p>
      <text:p text:style-name="P178"/>
      <text:p text:style-name="P179">MotionNotify event, serial 37, synthetic NO, window 0x3000001,</text:p>
      <text:p text:style-name="P180"><text:s text:c="4"/>root 0x759, subw 0x0, time 3612821, (27,175), root:(199,339),</text:p>
      <text:p text:style-name="P181"><text:s text:c="4"/>state 0x10, is_hint 0, same_screen YES</text:p>
      <text:p text:style-name="P182"/>
      <text:p text:style-name="P183">MotionNotify event, serial 37, synthetic NO, window 0x3000001,</text:p>
      <text:p text:style-name="P184"><text:s text:c="4"/>root 0x759, subw 0x0, time 3612829, (25,173), root:(197,337),</text:p>
      <text:p text:style-name="P185"><text:s text:c="4"/>state 0x10, is_hint 0, same_screen YES</text:p>
      <text:p text:style-name="P186"/>
      <text:p text:style-name="P187">MotionNotify event, serial 37, synthetic NO, window 0x3000001,</text:p>
      <text:p text:style-name="P188"><text:s text:c="4"/>root 0x759, subw 0x0, time 3612837, (24,172), root:(196,336),</text:p>
      <text:p text:style-name="P189"><text:s text:c="4"/>state 0x10,<text:s/>is_hint 0, same_screen YES</text:p>
      <text:p text:style-name="P190"/>
      <text:p text:style-name="P191">MotionNotify event, serial 37, synthetic NO, window 0x3000001,</text:p>
      <text:p text:style-name="P192"><text:s text:c="4"/>root 0x759, subw 0x0, time 3612845, (24,170), root:(196,334),</text:p>
      <text:p text:style-name="P193"><text:s text:c="4"/>state 0x10, is_hint 0, same_screen YES</text:p>
      <text:p text:style-name="P194"/>
      <text:p text:style-name="P195">MotionNotify event, serial 37, synthetic NO,<text:s/>window 0x3000001,</text:p>
      <text:p text:style-name="P196"><text:s text:c="4"/>root 0x759, subw 0x0, time 3612853, (24,166), root:(196,330),</text:p>
      <text:p text:style-name="P197"><text:s text:c="4"/>state 0x10, is_hint 0, same_screen YES</text:p>
      <text:p text:style-name="P198"/>
      <text:p text:style-name="P199">MotionNotify event, serial 37, synthetic NO, window 0x3000001,</text:p>
      <text:p text:style-name="P200"><text:s text:c="4"/>root 0x759, subw 0x0, time 3612861, (26,161), root:(198,325),</text:p>
      <text:p text:style-name="P201"><text:s text:c="4"/>state 0x10, is_hint 0, same_screen YES</text:p>
      <text:p text:style-name="P202"/>
      <text:p text:style-name="P203">MotionNotify event, serial 37, synthetic NO, window 0x3000001,</text:p>
      <text:p text:style-name="P204"><text:s text:c="4"/>root 0x759, subw 0x0, time 3612869, (29,156), root:(201,320),</text:p>
      <text:p text:style-name="P205"><text:s text:c="4"/>state 0x10, is_hint 0, same_screen YES</text:p>
      <text:p text:style-name="P206"/>
      <text:p text:style-name="P207">MotionNotify event, serial 37, synthetic NO, window 0x3000001,</text:p>
      <text:p text:style-name="P208"><text:s text:c="4"/>root 0x759, subw 0x0, time 3612877, (33,150), root:(205,314),</text:p>
      <text:p text:style-name="P209"><text:s text:c="4"/>state 0x10, is_hint 0, same_screen YES</text:p>
      <text:p text:style-name="P210"/>
      <text:p text:style-name="P211">MotionNotify event, serial 37, synthetic NO, window 0x3000001,</text:p>
      <text:p text:style-name="P212"><text:s text:c="4"/>root 0x759, subw 0x0, time 3612885, (36,144), root:(208,308),</text:p>
      <text:p text:style-name="P213"><text:s text:c="4"/>state 0x10, is_hint 0, same_screen YES</text:p>
      <text:p text:style-name="P214"/>
      <text:p text:style-name="P215">MotionNotify event, serial 37, synthetic NO, window 0x3000001,</text:p>
      <text:p text:style-name="P216"><text:s text:c="4"/>root 0x759, subw 0x0, time 3612893, (40,138), root:(212,302),</text:p>
      <text:p text:style-name="P217"><text:s text:c="4"/>state 0x10, is_hint 0, same_screen YES</text:p>
      <text:p text:style-name="P218"/>
      <text:p text:style-name="P219">MotionNotify event,<text:s/>serial 37, synthetic NO, window 0x3000001,</text:p>
      <text:p text:style-name="P220"><text:s text:c="4"/>root 0x759, subw 0x0, time 3612901, (45,129), root:(217,293),</text:p>
      <text:p text:style-name="P221"><text:s text:c="4"/>state 0x10, is_hint 0, same_screen YES</text:p>
      <text:p text:style-name="P222"/>
      <text:p text:style-name="P223">MotionNotify event, serial 37, synthetic NO, window 0x3000001,</text:p>
      <text:p text:style-name="P224"><text:s text:c="4"/>root 0x759, subw 0x0, time<text:s/>3612909, (51,120), root:(223,284),</text:p>
      <text:p text:style-name="P225"><text:s text:c="4"/>state 0x10, is_hint 0, same_screen YES</text:p>
      <text:p text:style-name="P226"/>
      <text:p text:style-name="P227">MotionNotify event, serial 37, synthetic NO, window 0x3000001,</text:p>
      <text:p text:style-name="P228"><text:s text:c="4"/>root 0x759, subw 0x0, time 3612917, (53,117), root:(225,281),</text:p>
      <text:p text:style-name="P229"><text:s text:c="4"/>state 0x10, is_hint 0, same_screen YES</text:p>
      <text:p text:style-name="P230"/>
      <text:p text:style-name="P231">MotionNotify event, serial 37, synthetic NO, window 0x3000001,</text:p>
      <text:p text:style-name="P232"><text:s text:c="4"/>root 0x759, subw 0x0, time 3612925, (55,114), root:(227,278),</text:p>
      <text:p text:style-name="P233"><text:s text:c="4"/>state 0x10, is_hint 0, same_screen YES</text:p>
      <text:p text:style-name="P234"/>
      <text:p text:style-name="P235">MotionNotify event, serial 37, synthetic NO, window 0x3000001,</text:p>
      <text:p text:style-name="P236"><text:s text:c="4"/>root 0x759, subw 0x0, time 3612933, (57,112), root:(229,276),</text:p>
      <text:p text:style-name="P237"><text:s text:c="4"/>state 0x10, is_hint 0, same_screen YES</text:p>
      <text:p text:style-name="P238"/>
      <text:p text:style-name="P239">MotionNotify event, serial 37, synthetic NO, window 0x3000001,</text:p>
      <text:p text:style-name="P240"><text:s text:c="4"/>root 0x759, subw 0x0, time 3612941, (58,111), root:(230,275),</text:p>
      <text:p text:style-name="P241"><text:s text:c="4"/>state 0x10, is_hint 0, same_screen YES</text:p>
      <text:p text:style-name="P242"/>
      <text:p text:style-name="P243">MotionNotify event, serial 37, synthetic NO, window 0x3000001,</text:p>
      <text:p text:style-name="P244"><text:s text:c="4"/>root 0x759, subw 0x0, time 3612949, (59,110), root:(231,274),</text:p>
      <text:p text:style-name="P245"><text:s text:c="4"/>state 0x10, is_hint 0, same_screen YES</text:p>
      <text:p text:style-name="P246"/>
      <text:p text:style-name="P247">MotionNotify event, serial 37, synthetic NO, window 0x3000001,</text:p>
      <text:p text:style-name="P248"><text:s text:c="4"/>root 0x759, subw 0x0, time 3612957, (60,109), root:(232,273),</text:p>
      <text:p text:style-name="P249"><text:s text:c="4"/>state 0x10, is_hint 0, same_screen YES</text:p>
      <text:p text:style-name="P250"/>
      <text:p text:style-name="P251">MotionNotify event, serial 37, synthetic NO, window 0x3000001,</text:p>
      <text:p text:style-name="P252"><text:s text:c="4"/>root 0x759, subw 0x0, time 3612965, (61,108), root:(233,272),</text:p>
      <text:p text:style-name="P253"><text:s text:c="4"/>state 0x10, is_hint 0,<text:s/>same_screen YES</text:p>
      <text:p text:style-name="P254"/>
      <text:p text:style-name="P255">MotionNotify event, serial 37, synthetic NO, window 0x3000001,</text:p>
      <text:p text:style-name="P256"><text:s text:c="4"/>root 0x759, subw 0x0, time 3612973, (62,107), root:(234,271),</text:p>
      <text:p text:style-name="P257"><text:s text:c="4"/>state 0x10, is_hint 0, same_screen YES</text:p>
      <text:p text:style-name="P258"/>
      <text:p text:style-name="P259">MotionNotify event, serial 37, synthetic NO, window 0x3000001,</text:p>
      <text:p text:style-name="P260"><text:s text:c="3"/><text:s/>root 0x759, subw 0x0, time 3612989, (63,106), root:(235,270),</text:p>
      <text:p text:style-name="P261"><text:s text:c="4"/>state 0x10, is_hint 0, same_screen YES</text:p>
      <text:p text:style-name="P262"/>
      <text:p text:style-name="P263">MotionNotify event, serial 37, synthetic NO, window 0x3000001,</text:p>
      <text:p text:style-name="P264"><text:s text:c="4"/>root 0x759, subw 0x0, time 3613021, (64,106), root:(236,270),</text:p>
      <text:p text:style-name="P265"><text:s text:c="4"/>state 0x10, is_hint 0, same_screen YES</text:p>
      <text:p text:style-name="P266"/>
      <text:p text:style-name="P267">MotionNotify event, serial 37, synthetic NO, window 0x3000001,</text:p>
      <text:p text:style-name="P268"><text:s text:c="4"/>root 0x759, subw 0x0, time 3613037, (65,106), root:(237,270),</text:p>
      <text:p text:style-name="P269"><text:s text:c="4"/>state 0x10, is_hint 0, same_screen YES</text:p>
      <text:p text:style-name="P270"/>
      <text:p text:style-name="P271">MotionNotify event, serial 37, synthetic NO, window 0x3000001,</text:p>
      <text:p text:style-name="P272"><text:s text:c="4"/>root 0x759, subw 0x0, time 3613045, (67,106), root:(239,270),</text:p>
      <text:p text:style-name="P273"><text:s text:c="4"/>state 0x10, is_hint 0, same_screen YES</text:p>
      <text:p text:style-name="P274"/>
      <text:p text:style-name="P275">MotionNotify event, serial 37, synthetic NO, window 0x3000001,</text:p>
      <text:p text:style-name="P276"><text:s text:c="4"/>root 0x759, subw 0x0, time 3613053, (69,106),<text:s/>root:(241,270),</text:p>
      <text:p text:style-name="P277"><text:s text:c="4"/>state 0x10, is_hint 0, same_screen YES</text:p>
      <text:p text:style-name="P278"/>
      <text:p text:style-name="P279">MotionNotify event, serial 37, synthetic NO, window 0x3000001,</text:p>
      <text:p text:style-name="P280"><text:s text:c="4"/>root 0x759, subw 0x0, time 3613061, (70,106), root:(242,270),</text:p>
      <text:p text:style-name="P281"><text:s text:c="4"/>state 0x10, is_hint 0, same_screen YES</text:p>
      <text:p text:style-name="P282"/>
      <text:p text:style-name="P283">MotionNotify event, serial 37, synthetic NO, window 0x3000001,</text:p>
      <text:p text:style-name="P284"><text:s text:c="4"/>root 0x759, subw 0x0, time 3613069, (72,105), root:(244,269),</text:p>
      <text:p text:style-name="P285"><text:s text:c="4"/>state 0x10, is_hint 0, same_screen YES</text:p>
      <text:p text:style-name="P286"/>
      <text:p text:style-name="P287">MotionNotify event, serial 37, synthetic NO, window 0x3000001,</text:p>
      <text:p text:style-name="P288"><text:s text:c="4"/>root 0x759, subw<text:s/>0x0, time 3613077, (73,105), root:(245,269),</text:p>
      <text:p text:style-name="P289"><text:s text:c="4"/>state 0x10, is_hint 0, same_screen YES</text:p>
      <text:p text:style-name="P290"/>
      <text:p text:style-name="P291">MotionNotify event, serial 37, synthetic NO, window 0x3000001,</text:p>
      <text:p text:style-name="P292"><text:s text:c="4"/>root 0x759, subw 0x0, time 3613085, (74,105), root:(246,269),</text:p>
      <text:p text:style-name="P293"><text:s text:c="4"/>state 0x10, is_hint 0, same_screen YES</text:p>
      <text:p text:style-name="P294"/>
      <text:p text:style-name="P295">MotionNotify event, serial 37, synthetic NO, window 0x3000001,</text:p>
      <text:p text:style-name="P296"><text:s text:c="4"/>root 0x759, subw 0x0, time 3613093, (76,105), root:(248,269),</text:p>
      <text:p text:style-name="P297"><text:s text:c="4"/>state 0x10, is_hint 0, same_screen YES</text:p>
      <text:p text:style-name="P298"/>
      <text:p text:style-name="P299">MotionNotify event, serial 37, synthetic NO, window 0x3000001,</text:p>
      <text:p text:style-name="P300"><text:s text:c="4"/>root 0x759, subw 0x0, time 3613101, (78,106), root:(250,270),</text:p>
      <text:p text:style-name="P301"><text:s text:c="4"/>state 0x10, is_hint 0, same_screen YES</text:p>
      <text:p text:style-name="P302"/>
      <text:p text:style-name="P303">MotionNotify event, serial 37, synthetic NO, window 0x3000001,</text:p>
      <text:p text:style-name="P304"><text:s text:c="4"/>root 0x759, subw 0x0, time 3613109, (80,107), root:(252,271),</text:p>
      <text:p text:style-name="P305"><text:s text:c="4"/>state 0x10, is_hint 0, same_screen YES</text:p>
      <text:p text:style-name="P306"/>
      <text:p text:style-name="P307">MotionNotify event, serial 37, synthetic NO, window 0x3000001,</text:p>
      <text:p text:style-name="P308"><text:s text:c="4"/>root 0x759, subw 0x0, time 3613117, (83,108), root:(255,272),</text:p>
      <text:p text:style-name="P309"><text:s text:c="4"/>state 0x10, is_hint 0, same_screen YES</text:p>
      <text:p text:style-name="P310"/>
      <text:p text:style-name="P311">MotionNotify event, serial 37, synthetic NO, window<text:s/>0x3000001,</text:p>
      <text:p text:style-name="P312"><text:s text:c="4"/>root 0x759, subw 0x0, time 3613125, (86,109), root:(258,273),</text:p>
      <text:p text:style-name="P313"><text:s text:c="4"/>state 0x10, is_hint 0, same_screen YES</text:p>
      <text:p text:style-name="P314"/>
      <text:p text:style-name="P315">MotionNotify event, serial 37, synthetic NO, window 0x3000001,</text:p>
      <text:p text:style-name="P316"><text:s text:c="4"/>root 0x759, subw 0x0, time 3613133, (90,111), root:(262,275),</text:p>
      <text:p text:style-name="P317"><text:s text:c="4"/>state 0x10, is_hint 0, same_screen YES</text:p>
      <text:p text:style-name="P318"/>
      <text:p text:style-name="P319">MotionNotify event, serial 37, synthetic NO, window 0x3000001,</text:p>
      <text:p text:style-name="P320"><text:s text:c="4"/>root 0x759, subw 0x0, time 3613141, (94,112), root:(266,276),</text:p>
      <text:p text:style-name="P321"><text:s text:c="4"/>state 0x10, is_hint 0, same_screen YES</text:p>
      <text:p text:style-name="P322"/>
      <text:p text:style-name="P323">MotionNotify event, serial 37, synthetic NO,<text:s/>window 0x3000001,</text:p>
      <text:p text:style-name="P324"><text:s text:c="4"/>root 0x759, subw 0x0, time 3613149, (98,114), root:(270,278),</text:p>
      <text:p text:style-name="P325"><text:s text:c="4"/>state 0x10, is_hint 0, same_screen YES</text:p>
      <text:p text:style-name="P326"/>
      <text:p text:style-name="P327">MotionNotify event, serial 37, synthetic NO, window 0x3000001,</text:p>
      <text:p text:style-name="P328"><text:s text:c="4"/>root 0x759, subw 0x0, time 3613157, (102,116), root:(274,280),</text:p>
      <text:p text:style-name="P329"><text:s text:c="4"/>state 0x10, is_hint 0, same_screen YES</text:p>
      <text:p text:style-name="P330"/>
      <text:p text:style-name="P331">MotionNotify event, serial 37, synthetic NO, window 0x3000001,</text:p>
      <text:p text:style-name="P332"><text:s text:c="4"/>root 0x759, subw 0x0, time 3613165, (106,117), root:(278,281),</text:p>
      <text:p text:style-name="P333"><text:s text:c="4"/>state 0x10, is_hint 0, same_screen YES</text:p>
      <text:p text:style-name="P334"/>
      <text:p text:style-name="P335">MotionNotify event, serial 37,<text:s/>synthetic NO, window 0x3000001,</text:p>
      <text:p text:style-name="P336"><text:s text:c="4"/>root 0x759, subw 0x0, time 3613173, (109,118), root:(281,282),</text:p>
      <text:p text:style-name="P337"><text:s text:c="4"/>state 0x10, is_hint 0, same_screen YES</text:p>
      <text:p text:style-name="P338"/>
      <text:p text:style-name="P339">MotionNotify event, serial 37, synthetic NO, window 0x3000001,</text:p>
      <text:p text:style-name="P340"><text:s text:c="4"/>root 0x759, subw 0x0, time 3613181,<text:s/>(114,120), root:(286,284),</text:p>
      <text:p text:style-name="P341"><text:s text:c="4"/>state 0x10, is_hint 0, same_screen YES</text:p>
      <text:p text:style-name="P342"/>
      <text:p text:style-name="P343">MotionNotify event, serial 37, synthetic NO, window 0x3000001,</text:p>
      <text:p text:style-name="P344"><text:s text:c="4"/>root 0x759, subw 0x0, time 3613189, (117,121), root:(289,285),</text:p>
      <text:p text:style-name="P345"><text:s text:c="4"/>state 0x10, is_hint 0, same_screen YES</text:p>
      <text:p text:style-name="P346"/>
      <text:p text:style-name="P347">MotionNotify event, serial 37, synthetic NO, window 0x3000001,</text:p>
      <text:p text:style-name="P348"><text:s text:c="4"/>root 0x759, subw 0x0, time 3613197, (120,122), root:(292,286),</text:p>
      <text:p text:style-name="P349"><text:s text:c="4"/>state 0x10, is_hint 0, same_screen YES</text:p>
      <text:p text:style-name="P350"/>
      <text:p text:style-name="P351">MotionNotify event, serial 37, synthetic NO, window 0x3000001,</text:p>
      <text:p text:style-name="P352"><text:s text:c="4"/>root 0x759, subw 0x0, time<text:s/>3613205, (124,123), root:(296,287),</text:p>
      <text:p text:style-name="P353"><text:s text:c="4"/>state 0x10, is_hint 0, same_screen YES</text:p>
      <text:p text:style-name="P354"/>
      <text:p text:style-name="P355">MotionNotify event, serial 37, synthetic NO, window 0x3000001,</text:p>
      <text:p text:style-name="P356"><text:s text:c="4"/>root 0x759, subw 0x0, time 3613213, (127,124), root:(299,288),</text:p>
      <text:p text:style-name="P357"><text:s text:c="4"/>state 0x10, is_hint 0, same_screen YES</text:p>
      <text:p text:style-name="P358"/>
      <text:p text:style-name="P359">MotionNotify event, serial 37, synthetic NO, window 0x3000001,</text:p>
      <text:p text:style-name="P360"><text:s text:c="4"/>root 0x759, subw 0x0, time 3613221, (131,126), root:(303,290),</text:p>
      <text:p text:style-name="P361"><text:s text:c="4"/>state 0x10, is_hint 0, same_screen YES</text:p>
      <text:p text:style-name="P362"/>
      <text:p text:style-name="P363">MotionNotify event, serial 37, synthetic NO, window 0x3000001,</text:p>
      <text:p text:style-name="P364"><text:s text:c="4"/>root 0x759, subw<text:s/>0x0, time 3613229, (132,126), root:(304,290),</text:p>
      <text:p text:style-name="P365"><text:s text:c="4"/>state 0x10, is_hint 0, same_screen YES</text:p>
      <text:p text:style-name="P366"/>
      <text:p text:style-name="P367">MotionNotify event, serial 37, synthetic NO, window 0x3000001,</text:p>
      <text:p text:style-name="P368"><text:s text:c="4"/>root 0x759, subw 0x0, time 3613237, (134,127), root:(306,291),</text:p>
      <text:p text:style-name="P369"><text:s text:c="4"/>state 0x10, is_hint 0,<text:s/>same_screen YES</text:p>
      <text:p text:style-name="P370"/>
      <text:p text:style-name="P371">MotionNotify event, serial 37, synthetic NO, window 0x3000001,</text:p>
      <text:p text:style-name="P372"><text:s text:c="4"/>root 0x759, subw 0x0, time 3613245, (135,128), root:(307,292),</text:p>
      <text:p text:style-name="P373"><text:s text:c="4"/>state 0x10, is_hint 0, same_screen YES</text:p>
      <text:p text:style-name="P374"/>
      <text:p text:style-name="P375">MotionNotify event, serial 37, synthetic NO, window 0x3000001,</text:p>
      <text:p text:style-name="P376"><text:s text:c="2"/><text:s text:c="2"/>root 0x759, subw 0x0, time 3613253, (137,129), root:(309,293),</text:p>
      <text:p text:style-name="P377"><text:s text:c="4"/>state 0x10, is_hint 0, same_screen YES</text:p>
      <text:p text:style-name="P378"/>
      <text:p text:style-name="P379">MotionNotify event, serial 37, synthetic NO, window 0x3000001,</text:p>
      <text:p text:style-name="P380"><text:s text:c="4"/>root 0x759, subw 0x0, time 3613261, (138,129), root:(310,293),</text:p>
      <text:p text:style-name="P381"><text:s text:c="4"/>state 0x10, is_hint 0, same_screen YES</text:p>
      <text:p text:style-name="P382"/>
      <text:p text:style-name="P383">MotionNotify event, serial 37, synthetic NO, window 0x3000001,</text:p>
      <text:p text:style-name="P384"><text:s text:c="4"/>root 0x759, subw 0x0, time 3613269, (139,130), root:(311,294),</text:p>
      <text:p text:style-name="P385"><text:s text:c="4"/>state 0x10, is_hint 0, same_screen YES</text:p>
      <text:p text:style-name="P386"/>
      <text:p text:style-name="P387">MotionNotify event, serial 37, synthetic NO, window 0x3000001,</text:p>
      <text:p text:style-name="P388"><text:s text:c="4"/>root 0x759, subw 0x0, time 3613277, (140,131), root:(312,295),</text:p>
      <text:p text:style-name="P389"><text:s text:c="4"/>state 0x10, is_hint 0, same_screen YES</text:p>
      <text:p text:style-name="P390"/>
      <text:p text:style-name="P391">MotionNotify event, serial 37, synthetic NO, window 0x3000001,</text:p>
      <text:p text:style-name="P392"><text:s text:c="4"/>root 0x759, subw 0x0, time 3613285, (141,132), root:(313,296),</text:p>
      <text:p text:style-name="P393"><text:s text:c="4"/>state 0x10, is_hint 0, same_screen YES</text:p>
      <text:p text:style-name="P394"/>
      <text:p text:style-name="P395">MotionNotify event, serial 37, synthetic NO, window 0x3000001,</text:p>
      <text:p text:style-name="P396"><text:s text:c="4"/>root 0x759, subw 0x0, time 3613293, (142,133), root:(314,297),</text:p>
      <text:p text:style-name="P397"><text:s text:c="4"/>state 0x10, is_hint 0, same_screen YES</text:p>
      <text:p text:style-name="P398"/>
      <text:p text:style-name="P399">MotionNotify event, serial 37,<text:s/>synthetic NO, window 0x3000001,</text:p>
      <text:p text:style-name="P400"><text:s text:c="4"/>root 0x759, subw 0x0, time 3613301, (142,134), root:(314,298),</text:p>
      <text:p text:style-name="P401"><text:s text:c="4"/>state 0x10, is_hint 0, same_screen YES</text:p>
      <text:p text:style-name="P402"/>
      <text:p text:style-name="P403">MotionNotify event, serial 37, synthetic NO, window 0x3000001,</text:p>
      <text:p text:style-name="P404"><text:s text:c="4"/>root 0x759, subw 0x0, time 3613317, (142,135),<text:s/>root:(314,299),</text:p>
      <text:p text:style-name="P405"><text:s text:c="4"/>state 0x10, is_hint 0, same_screen YES</text:p>
      <text:p text:style-name="P406"/>
      <text:p text:style-name="P407">MotionNotify event, serial 37, synthetic NO, window 0x3000001,</text:p>
      <text:p text:style-name="P408"><text:s text:c="4"/>root 0x759, subw 0x0, time 3613325, (141,136), root:(313,300),</text:p>
      <text:p text:style-name="P409"><text:s text:c="4"/>state 0x10, is_hint 0, same_screen YES</text:p>
      <text:p text:style-name="P410"/>
      <text:p text:style-name="P411">MotionNotify event, serial 37, synthetic NO, window 0x3000001,</text:p>
      <text:p text:style-name="P412"><text:s text:c="4"/>root 0x759, subw 0x0, time 3613341, (141,137), root:(313,301),</text:p>
      <text:p text:style-name="P413"><text:s text:c="4"/>state 0x10, is_hint 0, same_screen YES</text:p>
      <text:p text:style-name="P414"/>
      <text:p text:style-name="P415">MotionNotify event, serial 37, synthetic NO, window 0x3000001,</text:p>
      <text:p text:style-name="P416"><text:s text:c="4"/>root 0x759, subw 0x0, time 3613349,<text:s/>(140,138), root:(312,302),</text:p>
      <text:p text:style-name="P417"><text:s text:c="4"/>state 0x10, is_hint 0, same_screen YES</text:p>
      <text:p text:style-name="P418"/>
      <text:p text:style-name="P419">MotionNotify event, serial 37, synthetic NO, window 0x3000001,</text:p>
      <text:p text:style-name="P420"><text:s text:c="4"/>root 0x759, subw 0x0, time 3613373, (139,139), root:(311,303),</text:p>
      <text:p text:style-name="P421"><text:s text:c="4"/>state 0x10, is_hint 0, same_screen YES</text:p>
      <text:p text:style-name="P422"/>
      <text:p text:style-name="P423">MotionNotify event, serial 37, synthetic NO, window 0x3000001,</text:p>
      <text:p text:style-name="P424"><text:s text:c="4"/>root 0x759, subw 0x0, time 3613381, (138,140), root:(310,304),</text:p>
      <text:p text:style-name="P425"><text:s text:c="4"/>state 0x10, is_hint 0, same_screen YES</text:p>
      <text:p text:style-name="P426"/>
      <text:p text:style-name="P427">MotionNotify event, serial 37, synthetic NO, window 0x3000001,</text:p>
      <text:p text:style-name="P428"><text:s text:c="4"/>root 0x759, subw 0x0, time 3613397, (137,141), root:(309,305),</text:p>
      <text:p text:style-name="P429"><text:s text:c="4"/>state 0x10, is_hint 0, same_screen YES</text:p>
      <text:p text:style-name="P430"/>
      <text:p text:style-name="P431">MotionNotify event, serial 37, synthetic NO, window 0x3000001,</text:p>
      <text:p text:style-name="P432"><text:s text:c="4"/>root 0x759, subw 0x0, time 3613413, (136,141), root:(308,305),</text:p>
      <text:p text:style-name="P433"><text:s text:c="4"/>state 0x10, is_hint 0, same_screen YES</text:p>
      <text:p text:style-name="P434"/>
      <text:p text:style-name="P435">MotionNotify event, serial 37, synthetic NO, window 0x3000001,</text:p>
      <text:p text:style-name="P436"><text:s text:c="4"/>root 0x759, subw 0x0, time 3613421, (134,142), root:(306,306),</text:p>
      <text:p text:style-name="P437"><text:s text:c="4"/>state 0x10, is_hint 0, same_screen YES</text:p>
      <text:p text:style-name="P438"/>
      <text:p text:style-name="P439">MotionNotify event, serial 37, synthetic NO, window 0x3000001,</text:p>
      <text:p text:style-name="P440"><text:s text:c="4"/>root<text:s/>0x759, subw 0x0, time 3613429, (133,142), root:(305,306),</text:p>
      <text:p text:style-name="P441"><text:s text:c="4"/>state 0x10, is_hint 0, same_screen YES</text:p>
      <text:p text:style-name="P442"/>
      <text:p text:style-name="P443">MotionNotify event, serial 37, synthetic NO, window 0x3000001,</text:p>
      <text:p text:style-name="P444"><text:s text:c="4"/>root 0x759, subw 0x0, time 3613437, (132,142), root:(304,306),</text:p>
      <text:p text:style-name="P445"><text:s text:c="4"/>state 0x10, is_hint<text:s/>0, same_screen YES</text:p>
      <text:p text:style-name="P446"/>
      <text:p text:style-name="P447">MotionNotify event, serial 37, synthetic NO, window 0x3000001,</text:p>
      <text:p text:style-name="P448"><text:s text:c="4"/>root 0x759, subw 0x0, time 3613445, (128,142), root:(300,306),</text:p>
      <text:p text:style-name="P449"><text:s text:c="4"/>state 0x10, is_hint 0, same_screen YES</text:p>
      <text:p text:style-name="P450"/>
      <text:p text:style-name="P451">MotionNotify event, serial 37, synthetic NO, window 0x3000001,</text:p>
      <text:p text:style-name="P452"><text:s text:c="4"/>root 0x759, subw 0x0, time 3613453, (122,140), root:(294,304),</text:p>
      <text:p text:style-name="P453"><text:s text:c="4"/>state 0x10, is_hint 0, same_screen YES</text:p>
      <text:p text:style-name="P454"/>
      <text:p text:style-name="P455">MotionNotify event, serial 37, synthetic NO, window 0x3000001,</text:p>
      <text:p text:style-name="P456"><text:s text:c="4"/>root 0x759, subw 0x0, time 3613461, (118,139), root:(290,303),</text:p>
      <text:p text:style-name="P457"><text:s text:c="4"/>state<text:s/>0x10, is_hint 0, same_screen YES</text:p>
      <text:p text:style-name="P458"/>
      <text:p text:style-name="P459">MotionNotify event, serial 37, synthetic NO, window 0x3000001,</text:p>
      <text:p text:style-name="P460"><text:s text:c="4"/>root 0x759, subw 0x0, time 3613469, (114,137), root:(286,301),</text:p>
      <text:p text:style-name="P461"><text:s text:c="4"/>state 0x10, is_hint 0, same_screen YES</text:p>
      <text:p text:style-name="P462"/>
      <text:p text:style-name="P463">MotionNotify event, serial 37, synthetic NO, window 0x3000001,</text:p>
      <text:p text:style-name="P464"><text:s text:c="4"/>root 0x759, subw 0x0, time 3613477, (111,135), root:(283,299),</text:p>
      <text:p text:style-name="P465"><text:s text:c="4"/>state 0x10, is_hint 0, same_screen YES</text:p>
      <text:p text:style-name="P466"/>
      <text:p text:style-name="P467">MotionNotify event, serial 37, synthetic NO, window 0x3000001,</text:p>
      <text:p text:style-name="P468"><text:s text:c="4"/>root 0x759, subw 0x0, time 3613485, (110,135), root:(282,299),</text:p>
      <text:p text:style-name="P469"><text:s text:c="4"/>state 0x10, is_hint 0, same_screen YES</text:p>
      <text:p text:style-name="P470"/>
      <text:p text:style-name="P471">MotionNotify event, serial 37, synthetic NO, window 0x3000001,</text:p>
      <text:p text:style-name="P472"><text:s text:c="4"/>root 0x759, subw 0x0, time 3613493, (109,134), root:(281,298),</text:p>
      <text:p text:style-name="P473"><text:s text:c="4"/>state 0x10, is_hint 0, same_screen YES</text:p>
      <text:p text:style-name="P474"/>
      <text:p text:style-name="P475">MotionNotify event, serial 37, synthetic NO, window 0x3000001,</text:p>
      <text:p text:style-name="P476"><text:s text:c="4"/>root 0x759, subw 0x0, time 3613501, (108,134), root:(280,298),</text:p>
      <text:p text:style-name="P477"><text:s text:c="4"/>state 0x10, is_hint 0, same_screen YES</text:p>
      <text:p text:style-name="P478"/>
      <text:p text:style-name="P479">MotionNotify event, serial 37, synthetic NO, window 0x3000001,</text:p>
      <text:p text:style-name="P480"><text:s text:c="4"/>root 0x759, subw 0x0, time 3613509, (107,133), root:(279,297),</text:p>
      <text:p text:style-name="P481"><text:s text:c="4"/>state 0x10, is_hint 0, same_screen YES</text:p>
      <text:p text:style-name="P482"/>
      <text:p text:style-name="P483">MotionNotify event, serial 37, synthetic NO, window 0x3000001,</text:p>
      <text:p text:style-name="P484"><text:s text:c="4"/>root 0x759, subw 0x0, time 3613533, (106,132), root:(278,296),</text:p>
      <text:p text:style-name="P485"><text:s text:c="4"/>state 0x10, is_hint 0, same_screen YES</text:p>
      <text:p text:style-name="P486"/>
      <text:p text:style-name="P487">MotionNotify event,<text:s/>serial 37, synthetic NO, window 0x3000001,</text:p>
      <text:p text:style-name="P488"><text:s text:c="4"/>root 0x759, subw 0x0, time 3613541, (105,130), root:(277,294),</text:p>
      <text:p text:style-name="P489"><text:s text:c="4"/>state 0x10, is_hint 0, same_screen YES</text:p>
      <text:p text:style-name="P490"/>
      <text:p text:style-name="P491">MotionNotify event, serial 37, synthetic NO, window 0x3000001,</text:p>
      <text:p text:style-name="P492"><text:s text:c="4"/>root 0x759, subw 0x0, time 3613549,<text:s/>(105,129), root:(277,293),</text:p>
      <text:p text:style-name="P493"><text:s text:c="4"/>state 0x10, is_hint 0, same_screen YES</text:p>
      <text:p text:style-name="P494"/>
      <text:p text:style-name="P495">MotionNotify event, serial 37, synthetic NO, window 0x3000001,</text:p>
      <text:p text:style-name="P496"><text:s text:c="4"/>root 0x759, subw 0x0, time 3613557, (105,127), root:(277,291),</text:p>
      <text:p text:style-name="P497"><text:s text:c="4"/>state 0x10, is_hint 0, same_screen YES</text:p>
      <text:p text:style-name="P498"/>
      <text:p text:style-name="P499">MotionNotify event, serial 37, synthetic NO, window 0x3000001,</text:p>
      <text:p text:style-name="P500"><text:s text:c="4"/>root 0x759, subw 0x0, time 3613565, (105,125), root:(277,289),</text:p>
      <text:p text:style-name="P501"><text:s text:c="4"/>state 0x10, is_hint 0, same_screen YES</text:p>
      <text:p text:style-name="P502"/>
      <text:p text:style-name="P503">MotionNotify event, serial 37, synthetic NO, window 0x3000001,</text:p>
      <text:p text:style-name="P504"><text:s text:c="4"/>root 0x759, subw 0x0, time 3613573, (106,123), root:(278,287),</text:p>
      <text:p text:style-name="P505"><text:s text:c="4"/>state 0x10, is_hint 0, same_screen YES</text:p>
      <text:p text:style-name="P506"/>
      <text:p text:style-name="P507">MotionNotify event, serial 37, synthetic NO, window 0x3000001,</text:p>
      <text:p text:style-name="P508"><text:s text:c="4"/>root 0x759, subw 0x0, time 3613581, (107,122), root:(279,286),</text:p>
      <text:p text:style-name="P509"><text:s text:c="4"/>state 0x10, is_hint 0, same_screen YES</text:p>
      <text:p text:style-name="P510"/>
      <text:p text:style-name="P511">MotionNotify event, serial 37, synthetic NO, window 0x3000001,</text:p>
      <text:p text:style-name="P512"><text:s text:c="4"/>root 0x759, subw 0x0, time 3613613, (108,121), root:(280,285),</text:p>
      <text:p text:style-name="P513"><text:s text:c="4"/>state 0x10, is_hint 0, same_screen YES</text:p>
      <text:p text:style-name="P514"/>
      <text:p text:style-name="P515">MotionNotify event, serial 37, synthetic NO, window 0x3000001,</text:p>
      <text:p text:style-name="P516"><text:s text:c="4"/>root<text:s/>0x759, subw 0x0, time 3613629, (111,123), root:(283,287),</text:p>
      <text:p text:style-name="P517"><text:s text:c="4"/>state 0x10, is_hint 0, same_screen YES</text:p>
      <text:p text:style-name="P518"/>
      <text:p text:style-name="P519">MotionNotify event, serial 37, synthetic NO, window 0x3000001,</text:p>
      <text:p text:style-name="P520"><text:s text:c="4"/>root 0x759, subw 0x0, time 3613637, (118,131), root:(290,295),</text:p>
      <text:p text:style-name="P521"><text:s text:c="4"/>state 0x10, is_hint<text:s/>0, same_screen YES</text:p>
      <text:p text:style-name="P522"/>
      <text:p text:style-name="P523">MotionNotify event, serial 37, synthetic NO, window 0x3000001,</text:p>
      <text:p text:style-name="P524"><text:s text:c="4"/>root 0x759, subw 0x0, time 3613645, (126,143), root:(298,307),</text:p>
      <text:p text:style-name="P525"><text:s text:c="4"/>state 0x10, is_hint 0, same_screen YES</text:p>
      <text:p text:style-name="P526"/>
      <text:p text:style-name="P527">MotionNotify event, serial 37, synthetic NO, window 0x3000001,</text:p>
      <text:p text:style-name="P528"><text:s text:c="4"/>root 0x759, subw 0x0, time 3613653, (137,156), root:(309,320),</text:p>
      <text:p text:style-name="P529"><text:s text:c="4"/>state 0x10, is_hint 0, same_screen YES</text:p>
      <text:p text:style-name="P530"/>
      <text:p text:style-name="P531">MotionNotify event, serial 37, synthetic NO, window 0x3000001,</text:p>
      <text:p text:style-name="P532"><text:s text:c="4"/>root 0x759, subw 0x0, time 3613661, (147,169), root:(319,333),</text:p>
      <text:p text:style-name="P533"><text:s text:c="4"/>state 0x10, is_hint 0, same_screen YES</text:p>
      <text:p text:style-name="P534"/>
      <text:p text:style-name="P535">LeaveNotify event, serial 37, synthetic NO, window 0x3000001,</text:p>
      <text:p text:style-name="P536"><text:s text:c="4"/>root 0x759, subw 0x0, time 3613669, (160,183), root:(332,347),</text:p>
      <text:p text:style-name="P537"><text:s text:c="4"/>mode NotifyNormal, detail NotifyAncestor, same_screen YES,</text:p>
      <text:p text:style-name="P538"><text:s text:c="4"/>focus YES, state 16</text:p>
      <text:p text:style-name="P539"/>
      <text:p text:style-name="P540">KeyPress event, serial 37, synthetic NO, window 0x3000001,</text:p>
      <text:p text:style-name="P541"><text:s text:c="4"/>root 0x759, subw 0x0, time 3615805, (246,334), root:(418,498),</text:p>
      <text:p text:style-name="P542"><text:s text:c="4"/>state 0x10, keycode 37 (keysym 0xffe3, Control_L), same_screen YES,</text:p>
      <text:p text:style-name="P543"><text:s text:c="4"/>XLookupString gives 0 bytes:</text:p>
      <text:p text:style-name="P544"><text:s text:c="4"/>XmbLookupString gives 0 bytes:</text:p>
      <text:p text:style-name="P545"><text:s text:c="4"/>XFilterEvent returns: False</text:p>
      <text:p text:style-name="P546"/>
      <text:p text:style-name="P547">KeyPress event, serial 37, synthetic NO, window 0x3000001,</text:p>
      <text:p text:style-name="P548"><text:s text:c="4"/>root 0x759, subw 0x0, time 3616293, (246,334), root:(418,498),</text:p>
      <text:p text:style-name="P549"><text:s text:c="4"/>state 0x14, keycode 54 (keysym 0x63, c), same_screen YES,</text:p>
      <text:p text:style-name="P550"><text:s text:c="4"/>XLookupString gives<text:s/>1 bytes: (03) ""</text:p>
      <text:p text:style-name="P551"><text:s text:c="4"/>XmbLookupString gives 1 bytes: (03) ""</text:p>
      <text:p text:style-name="P552"><text:s text:c="4"/>XFilterEvent returns: False</text:p>
      <text:p text:style-name="P553"/>
      <text:p text:style-name="P554">KeyRelease event, serial 37, synthetic NO, window 0x3000001,</text:p>
      <text:p text:style-name="P555"><text:s text:c="4"/>root 0x759, subw 0x0, time 3616405, (246,334), root:(418,498),</text:p>
      <text:p text:style-name="P556"><text:s text:c="4"/>state 0x14, keycode 54 (keysym<text:s/>0x63, c), same_screen YES,</text:p>
      <text:p text:style-name="P557"><text:s text:c="4"/>XLookupString gives 1 bytes: (03) ""</text:p>
      <text:p text:style-name="P558"><text:s text:c="4"/>XFilterEvent returns: False</text:p>
      <text:p text:style-name="P559"/>
      <text:p text:style-name="P560">KeyRelease event, serial 37, synthetic NO, window 0x3000001,</text:p>
      <text:p text:style-name="P561"><text:s text:c="4"/>root 0x759, subw 0x0, time 3616421, (246,334), root:(418,498),</text:p>
      <text:p text:style-name="P562"><text:s text:c="4"/>state 0x14, keycode 37<text:s/>(keysym 0xffe3, Control_L), same_screen YES,</text:p>
      <text:p text:style-name="P563"><text:s text:c="4"/>XLookupString gives 0 bytes:</text:p>
      <text:p text:style-name="P564"><text:s text:c="4"/>XFilterEvent returns: False</text:p>
      <text:p text:style-name="P565"/>
      <text:p text:style-name="P566">ClientMessage event, serial 37, synthetic YES, window 0x3000001,</text:p>
      <text:p text:style-name="P567"><text:s text:c="4"/>message_type 0x151 (WM_PROTOCOLS), format 32, message 0x14f (WM_DELETE_WINDOW)</text:p>
      <text:p text:style-name="P568">show cpu information</text:p>
      <text:p text:style-name="P569">processor<text:tab/>: 0</text:p>
      <text:p text:style-name="P570">vendor_id<text:tab/>: GenuineIntel</text:p>
      <text:p text:style-name="P571">cpu family<text:tab/>: 6</text:p>
      <text:p text:style-name="P572">model<text:tab/><text:tab/>: 165</text:p>
      <text:p text:style-name="P573">model name<text:tab/>: Intel(R) Core(TM) i7-10700 CPU @ 2.90GHz</text:p>
      <text:p text:style-name="P574">stepping<text:tab/>: 5</text:p>
      <text:p text:style-name="P575">microcode<text:tab/>: 0xf0</text:p>
      <text:p text:style-name="P576">cpu MHz<text:tab/><text:tab/>: 2900.000</text:p>
      <text:p text:style-name="P577">cache size<text:tab/>: 16384 KB</text:p>
      <text:p text:style-name="P578">physical id<text:tab/>: 0</text:p>
      <text:p text:style-name="P579">siblings<text:tab/>: 16</text:p>
      <text:p text:style-name="P580">core id<text:tab/><text:tab/>: 0</text:p>
      <text:p text:style-name="P581">cpu cores<text:tab/>: 8</text:p>
      <text:p text:style-name="P582">apicid<text:tab/><text:tab/>: 0</text:p>
      <text:p text:style-name="P583">initial apicid<text:tab/>: 0</text:p>
      <text:p text:style-name="P584">fpu<text:tab/><text:tab/>: yes</text:p>
      <text:p text:style-name="P585">fpu_exception<text:tab/>: yes</text:p>
      <text:p text:style-name="P586">cpuid level<text:tab/>: 22</text:p>
      <text:p text:style-name="P587">wp<text:tab/><text:tab/>: yes</text:p>
      <text:p text:style-name="P588">flags<text:tab/><text:tab/>: fpu vme de pse tsc msr pae mce cx8 apic sep mtrr pge mca cmov pat pse36 clflush dts acpi mmx fxsr sse sse2 ss ht tm pbe syscall nx<text:s/>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 arch_capabilities</text:p>
      <text:p text:style-name="P589">vmx flags<text:tab/>: vnmi preemption_timer posted_intr invvpid ept_x_only ept_ad ept_1gb flexpriority apicv tsc_offset vtpr mtf vapic ept vpid unrestricted_guest vapic_reg vid ple shadow_vmcs pml ept_mode_based_exec</text:p>
      <text:p text:style-name="P590">bugs<text:tab/><text:tab/>: spectre_v1 spectre_v2 spec_store_bypass swapgs itlb_multihit srbds mmio_stale_data retbleed eibrs_pbrsb</text:p>
      <text:p text:style-name="P591">bogomips<text:tab/>: 5799.77</text:p>
      <text:p text:style-name="P592">clflush size<text:tab/>: 64</text:p>
      <text:p text:style-name="P593">cache_alignment<text:tab/>: 64</text:p>
      <text:p text:style-name="P594">address sizes<text:tab/>: 39 bits physical, 48 bits virtual</text:p>
      <text:p text:style-name="P595">power management:</text:p>
      <text:p text:style-name="P596"/>
      <text:p text:style-name="P597">processor<text:tab/>: 1</text:p>
      <text:p text:style-name="P598">vendor_id<text:tab/>: GenuineIntel</text:p>
      <text:p text:style-name="P599">cpu family<text:tab/>: 6</text:p>
      <text:p text:style-name="P600">model<text:tab/><text:tab/>: 165</text:p>
      <text:p text:style-name="P601">model name<text:tab/>: Intel(R) Core(TM) i7-10700 CPU @ 2.90GHz</text:p>
      <text:p text:style-name="P602">stepping<text:tab/>: 5</text:p>
      <text:p text:style-name="P603">microcode<text:tab/>: 0xf0</text:p>
      <text:p text:style-name="P604">cpu MHz<text:tab/><text:tab/>: 2900.000</text:p>
      <text:p text:style-name="P605">cache size<text:tab/>:<text:s/>16384 KB</text:p>
      <text:p text:style-name="P606">physical id<text:tab/>: 0</text:p>
      <text:p text:style-name="P607">siblings<text:tab/>: 16</text:p>
      <text:p text:style-name="P608">core id<text:tab/><text:tab/>: 1</text:p>
      <text:p text:style-name="P609">cpu cores<text:tab/>: 8</text:p>
      <text:p text:style-name="P610">apicid<text:tab/><text:tab/>: 2</text:p>
      <text:p text:style-name="P611">initial apicid<text:tab/>: 2</text:p>
      <text:p text:style-name="P612">fpu<text:tab/><text:tab/>: yes</text:p>
      <text:p text:style-name="P613">fpu_exception<text:tab/>: yes</text:p>
      <text:p text:style-name="P614">cpuid level<text:tab/>: 22</text:p>
      <text:p text:style-name="P615">wp<text:tab/><text:tab/>: yes</text:p>
      <text:p text:style-name="P616">flags<text:tab/><text:tab/>: fpu vme de pse tsc msr pae mce cx8 apic sep mtrr pge mca cmov pat pse36 clflush dts acpi<text:s/>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text:s/>rdseed adx smap clflushopt intel_pt xsaveopt xsavec xgetbv1 xsaves dtherm ida arat pln pts hwp hwp_notify hwp_act_window hwp_epp pku ospke md_clear flush_l1d arch_capabilities</text:p>
      <text:p text:style-name="P617">vmx flags<text:tab/>: vnmi preemption_timer posted_intr invvpid ept_x_only ept_ad ept_1gb<text:s/>flexpriority apicv tsc_offset vtpr mtf vapic ept vpid unrestricted_guest vapic_reg vid ple shadow_vmcs pml ept_mode_based_exec</text:p>
      <text:p text:style-name="P618">bugs<text:tab/><text:tab/>: spectre_v1 spectre_v2 spec_store_bypass swapgs itlb_multihit srbds mmio_stale_data retbleed eibrs_pbrsb</text:p>
      <text:p text:style-name="P619">bogomips<text:tab/>: 5799.77</text:p>
      <text:p text:style-name="P620">clflush size<text:tab/>: 64</text:p>
      <text:p text:style-name="P621">cache_alignment<text:tab/>: 64</text:p>
      <text:p text:style-name="P622">address sizes<text:tab/>: 39 bits physical, 48 bits virtual</text:p>
      <text:p text:style-name="P623">power management:</text:p>
      <text:p text:style-name="P624"/>
      <text:p text:style-name="P625">processor<text:tab/>: 2</text:p>
      <text:p text:style-name="P626">vendor_id<text:tab/>: GenuineIntel</text:p>
      <text:p text:style-name="P627">cpu family<text:tab/>: 6</text:p>
      <text:p text:style-name="P628">model<text:tab/><text:tab/>: 165</text:p>
      <text:p text:style-name="P629">model name<text:tab/>: Intel(R) Core(TM) i7-10700 CPU @ 2.90GHz</text:p>
      <text:p text:style-name="P630">stepping<text:tab/>: 5</text:p>
      <text:p text:style-name="P631">microcode<text:tab/>: 0xf0</text:p>
      <text:p text:style-name="P632">cpu MHz<text:tab/><text:tab/>: 2900.000</text:p>
      <text:p text:style-name="P633">cache size<text:tab/>: 16384 KB</text:p>
      <text:p text:style-name="P634">physical id<text:tab/>: 0</text:p>
      <text:p text:style-name="P635">siblings<text:tab/>: 16</text:p>
      <text:p text:style-name="P636">core id<text:tab/><text:tab/>: 2</text:p>
      <text:p text:style-name="P637">cpu cores<text:tab/>: 8</text:p>
      <text:p text:style-name="P638">apicid<text:tab/><text:tab/>: 4</text:p>
      <text:p text:style-name="P639">initial apicid<text:tab/>: 4</text:p>
      <text:p text:style-name="P640">fpu<text:tab/><text:tab/>: yes</text:p>
      <text:p text:style-name="P641">fpu_exception<text:tab/>: yes</text:p>
      <text:p text:style-name="P642">cpuid level<text:tab/>: 22</text:p>
      <text:p text:style-name="P643">wp<text:tab/><text:tab/>: yes</text:p>
      <text:p text:style-name="P644">flags<text:tab/><text:tab/>: fpu vme de pse tsc msr pae mce cx8 apic sep mtrr pge mca cmov pat pse36 clflush dts acpi mmx fxsr sse sse2 ss ht tm pbe syscall nx pdpe1gb rdtscp lm constant_tsc art arch_perfmon pebs bts rep_good nopl xtopology nonstop_tsc cpuid aperfmperf pni pclmulqdq dtes64 monitor ds_cpl vmx smx est tm2 ssse3<text:s/>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 arch_capabilities</text:p>
      <text:p text:style-name="P645">vmx flags<text:tab/>: vnmi preemption_timer<text:s/>posted_intr invvpid ept_x_only ept_ad ept_1gb flexpriority apicv tsc_offset vtpr mtf vapic ept vpid unrestricted_guest vapic_reg vid ple shadow_vmcs pml ept_mode_based_exec</text:p>
      <text:p text:style-name="P646">bugs<text:tab/><text:tab/>: spectre_v1 spectre_v2 spec_store_bypass swapgs itlb_multihit srbds mmio_stale_data retbleed eibrs_pbrsb</text:p>
      <text:p text:style-name="P647">bogomips<text:tab/>: 5799.77</text:p>
      <text:p text:style-name="P648">clflush size<text:tab/>: 64</text:p>
      <text:p text:style-name="P649">cache_alignment<text:tab/>: 64</text:p>
      <text:p text:style-name="P650">address sizes<text:tab/>: 39 bits physical, 48 bits virtual</text:p>
      <text:p text:style-name="P651">power management:</text:p>
      <text:p text:style-name="P652"/>
      <text:p text:style-name="P653">processor<text:tab/>: 3</text:p>
      <text:p text:style-name="P654">vendor_id<text:tab/>: GenuineIntel</text:p>
      <text:p text:style-name="P655">cpu family<text:tab/>: 6</text:p>
      <text:p text:style-name="P656">model<text:tab/><text:tab/>: 165</text:p>
      <text:p text:style-name="P657">model name<text:tab/>: Intel(R)<text:s/>Core(TM) i7-10700 CPU @ 2.90GHz</text:p>
      <text:p text:style-name="P658">stepping<text:tab/>: 5</text:p>
      <text:p text:style-name="P659">microcode<text:tab/>: 0xf0</text:p>
      <text:p text:style-name="P660">cpu MHz<text:tab/><text:tab/>: 2900.000</text:p>
      <text:p text:style-name="P661">cache size<text:tab/>: 16384 KB</text:p>
      <text:p text:style-name="P662">physical id<text:tab/>: 0</text:p>
      <text:p text:style-name="P663">siblings<text:tab/>: 16</text:p>
      <text:p text:style-name="P664">core id<text:tab/><text:tab/>: 3</text:p>
      <text:p text:style-name="P665">cpu cores<text:tab/>: 8</text:p>
      <text:p text:style-name="P666">apicid<text:tab/><text:tab/>: 6</text:p>
      <text:p text:style-name="P667">initial apicid<text:tab/>: 6</text:p>
      <text:p text:style-name="P668">fpu<text:tab/><text:tab/>: yes</text:p>
      <text:p text:style-name="P669">fpu_exception<text:tab/>: yes</text:p>
      <text:p text:style-name="P670">cpuid level<text:tab/>: 22</text:p>
      <text:p text:style-name="P671">wp<text:tab/><text:tab/>: yes</text:p>
      <text:p text:style-name="P672">flags<text:tab/><text:tab/>: fpu vme de pse tsc msr pae mce cx8 apic sep mtrr pge mca cmov pat pse36 clflush dts acpi 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text:s/>arch_capabilities</text:p>
      <text:p text:style-name="P673">vmx flags<text:tab/>: vnmi preemption_timer posted_intr invvpid ept_x_only ept_ad ept_1gb flexpriority apicv tsc_offset vtpr mtf vapic ept vpid unrestricted_guest vapic_reg vid ple shadow_vmcs pml ept_mode_based_exec</text:p>
      <text:p text:style-name="P674">bugs<text:tab/><text:tab/>: spectre_v1 spectre_v2 spec_store_bypass swapgs itlb_multihit srbds mmio_stale_data retbleed eibrs_pbrsb</text:p>
      <text:p text:style-name="P675">bogomips<text:tab/>: 5799.77</text:p>
      <text:p text:style-name="P676">clflush size<text:tab/>: 64</text:p>
      <text:p text:style-name="P677">cache_alignment<text:tab/>: 64</text:p>
      <text:p text:style-name="P678">address sizes<text:tab/>: 39 bits physical, 48 bits virtual</text:p>
      <text:p text:style-name="P679">power management:</text:p>
      <text:p text:style-name="P680"/>
      <text:p text:style-name="P681">processor<text:tab/>: 4</text:p>
      <text:p text:style-name="P682">vendor_id<text:tab/>: GenuineIntel</text:p>
      <text:p text:style-name="P683">cpu family<text:tab/>: 6</text:p>
      <text:p text:style-name="P684">model<text:tab/><text:tab/>: 165</text:p>
      <text:p text:style-name="P685">model name<text:tab/>: Intel(R) Core(TM) i7-10700 CPU @ 2.90GHz</text:p>
      <text:p text:style-name="P686">stepping<text:tab/>: 5</text:p>
      <text:p text:style-name="P687">microcode<text:tab/>: 0xf0</text:p>
      <text:p text:style-name="P688">cpu MHz<text:tab/><text:tab/>: 2900.000</text:p>
      <text:p text:style-name="P689">cache size<text:tab/>: 16384 KB</text:p>
      <text:p text:style-name="P690">physical id<text:tab/>: 0</text:p>
      <text:p text:style-name="P691">siblings<text:tab/>: 16</text:p>
      <text:p text:style-name="P692">core id<text:tab/><text:tab/>: 4</text:p>
      <text:p text:style-name="P693">cpu cores<text:tab/>: 8</text:p>
      <text:p text:style-name="P694">apicid<text:tab/><text:tab/>: 8</text:p>
      <text:p text:style-name="P695">initial apicid<text:tab/>: 8</text:p>
      <text:p text:style-name="P696">fpu<text:tab/><text:tab/>: yes</text:p>
      <text:p text:style-name="P697">fpu_exception<text:tab/>: yes</text:p>
      <text:p text:style-name="P698">cpuid level<text:tab/>: 22</text:p>
      <text:p text:style-name="P699">wp<text:tab/><text:tab/>: yes</text:p>
      <text:p text:style-name="P700">flags<text:tab/><text:tab/>: fpu vme de pse tsc msr pae mce cx8 apic sep mtrr pge mca cmov pat pse36 clflush dts acpi 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 arch_capabilities</text:p>
      <text:p text:style-name="P701">vmx flags<text:tab/>: vnmi preemption_timer posted_intr invvpid ept_x_only ept_ad ept_1gb flexpriority apicv tsc_offset vtpr mtf vapic ept vpid unrestricted_guest vapic_reg vid ple shadow_vmcs pml ept_mode_based_exec</text:p>
      <text:p text:style-name="P702">bugs<text:tab/><text:tab/>: spectre_v1 spectre_v2 spec_store_bypass swapgs itlb_multihit srbds mmio_stale_data retbleed eibrs_pbrsb</text:p>
      <text:p text:style-name="P703">bogomips<text:tab/>: 5799.77</text:p>
      <text:p text:style-name="P704">clflush size<text:tab/>: 64</text:p>
      <text:p text:style-name="P705">cache_alignment<text:tab/>: 64</text:p>
      <text:p text:style-name="P706">address sizes<text:tab/>: 39 bits physical, 48 bits virtual</text:p>
      <text:p text:style-name="P707">power management:</text:p>
      <text:p text:style-name="P708"/>
      <text:p text:style-name="P709">processor<text:tab/>: 5</text:p>
      <text:p text:style-name="P710">vendor_id<text:tab/>: GenuineIntel</text:p>
      <text:p text:style-name="P711">cpu family<text:tab/>: 6</text:p>
      <text:p text:style-name="P712">model<text:tab/><text:tab/>: 165</text:p>
      <text:p text:style-name="P713">model name<text:tab/>: Intel(R) Core(TM) i7-10700 CPU @ 2.90GHz</text:p>
      <text:p text:style-name="P714">stepping<text:tab/>: 5</text:p>
      <text:p text:style-name="P715">microcode<text:tab/>: 0xf0</text:p>
      <text:p text:style-name="P716">cpu MHz<text:tab/><text:tab/>: 2900.000</text:p>
      <text:p text:style-name="P717">cache size<text:tab/>: 16384 KB</text:p>
      <text:p text:style-name="P718">physical id<text:tab/>: 0</text:p>
      <text:p text:style-name="P719">siblings<text:tab/>: 16</text:p>
      <text:p text:style-name="P720">core id<text:tab/><text:tab/>: 5</text:p>
      <text:p text:style-name="P721">cpu cores<text:tab/>: 8</text:p>
      <text:p text:style-name="P722">apicid<text:tab/><text:tab/>: 10</text:p>
      <text:p text:style-name="P723">initial apicid<text:tab/>: 10</text:p>
      <text:p text:style-name="P724">fpu<text:tab/><text:tab/>: yes</text:p>
      <text:p text:style-name="P725">fpu_exception<text:tab/>: yes</text:p>
      <text:p text:style-name="P726">cpuid level<text:tab/>: 22</text:p>
      <text:p text:style-name="P727">wp<text:tab/><text:tab/>: yes</text:p>
      <text:p text:style-name="P728">flags<text:tab/><text:tab/>: fpu vme de pse tsc msr pae mce cx8 apic sep mtrr pge mca cmov pat pse36 clflush dts acpi 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text:s/>dtherm ida arat pln pts hwp hwp_notify hwp_act_window hwp_epp pku ospke md_clear flush_l1d arch_capabilities</text:p>
      <text:p text:style-name="P729">vmx flags<text:tab/>: vnmi preemption_timer posted_intr invvpid ept_x_only ept_ad ept_1gb flexpriority apicv tsc_offset vtpr mtf vapic ept vpid unrestricted_guest vapic_reg vid ple shadow_vmcs pml ept_mode_based_exec</text:p>
      <text:p text:style-name="P730">bugs<text:tab/><text:tab/>: spectre_v1 spectre_v2 spec_store_bypass swapgs itlb_multihit srbds mmio_stale_data retbleed eibrs_pbrsb</text:p>
      <text:p text:style-name="P731">bogomips<text:tab/>: 5799.77</text:p>
      <text:p text:style-name="P732">clflush size<text:tab/>: 64</text:p>
      <text:p text:style-name="P733">cache_alignment<text:tab/>: 64</text:p>
      <text:p text:style-name="P734">address sizes<text:tab/>: 39 bits physical, 48 bits virtual</text:p>
      <text:p text:style-name="P735">power management:</text:p>
      <text:p text:style-name="P736"/>
      <text:p text:style-name="P737">processor<text:tab/>: 6</text:p>
      <text:p text:style-name="P738">vendor_id<text:tab/>: GenuineIntel</text:p>
      <text:p text:style-name="P739">cpu family<text:tab/>: 6</text:p>
      <text:p text:style-name="P740">model<text:tab/><text:tab/>: 165</text:p>
      <text:p text:style-name="P741">model name<text:tab/>: Intel(R) Core(TM) i7-10700 CPU @ 2.90GHz</text:p>
      <text:p text:style-name="P742">stepping<text:tab/>: 5</text:p>
      <text:p text:style-name="P743">microcode<text:tab/>: 0xf0</text:p>
      <text:p text:style-name="P744">cpu MHz<text:tab/><text:tab/>: 2900.000</text:p>
      <text:p text:style-name="P745">cache size<text:tab/>: 16384 KB</text:p>
      <text:p text:style-name="P746">physical id<text:tab/>: 0</text:p>
      <text:p text:style-name="P747">siblings<text:tab/>: 16</text:p>
      <text:p text:style-name="P748">core id<text:tab/><text:tab/>: 6</text:p>
      <text:p text:style-name="P749">cpu cores<text:tab/>: 8</text:p>
      <text:p text:style-name="P750">apicid<text:tab/><text:tab/>: 12</text:p>
      <text:p text:style-name="P751">initial apicid<text:tab/>: 12</text:p>
      <text:p text:style-name="P752">fpu<text:tab/><text:tab/>: yes</text:p>
      <text:p text:style-name="P753">fpu_exception<text:tab/>: yes</text:p>
      <text:p text:style-name="P754">cpuid level<text:tab/>: 22</text:p>
      <text:p text:style-name="P755">wp<text:tab/><text:tab/>: yes</text:p>
      <text:p text:style-name="P756">flags<text:tab/><text:tab/>: fpu vme de pse tsc msr pae mce cx8 apic sep mtrr pge mca cmov pat pse36 clflush dts acpi mmx fxsr sse sse2 ss ht<text:s/>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 arch_capabilities</text:p>
      <text:p text:style-name="P757">vmx flags<text:tab/>: vnmi preemption_timer posted_intr invvpid ept_x_only ept_ad ept_1gb flexpriority apicv tsc_offset vtpr mtf vapic ept vpid unrestricted_guest vapic_reg vid ple shadow_vmcs pml ept_mode_based_exec</text:p>
      <text:p text:style-name="P758">bugs<text:tab/><text:tab/>: spectre_v1 spectre_v2 spec_store_bypass swapgs itlb_multihit srbds mmio_stale_data retbleed eibrs_pbrsb</text:p>
      <text:p text:style-name="P759">bogomips<text:tab/>: 5799.77</text:p>
      <text:p text:style-name="P760">clflush size<text:tab/>: 64</text:p>
      <text:p text:style-name="P761">cache_alignment<text:tab/>: 64</text:p>
      <text:p text:style-name="P762">address sizes<text:tab/>: 39 bits physical, 48 bits virtual</text:p>
      <text:p text:style-name="P763">power management:</text:p>
      <text:p text:style-name="P764"/>
      <text:p text:style-name="P765">processor<text:tab/>: 7</text:p>
      <text:p text:style-name="P766">vendor_id<text:tab/>: GenuineIntel</text:p>
      <text:p text:style-name="P767">cpu family<text:tab/>: 6</text:p>
      <text:p text:style-name="P768">model<text:tab/><text:tab/>: 165</text:p>
      <text:p text:style-name="P769">model name<text:tab/>: Intel(R) Core(TM) i7-10700 CPU @ 2.90GHz</text:p>
      <text:p text:style-name="P770">stepping<text:tab/>: 5</text:p>
      <text:p text:style-name="P771">microcode<text:tab/>: 0xf0</text:p>
      <text:p text:style-name="P772">cpu MHz<text:tab/><text:tab/>:<text:s/>2900.000</text:p>
      <text:p text:style-name="P773">cache size<text:tab/>: 16384 KB</text:p>
      <text:p text:style-name="P774">physical id<text:tab/>: 0</text:p>
      <text:p text:style-name="P775">siblings<text:tab/>: 16</text:p>
      <text:p text:style-name="P776">core id<text:tab/><text:tab/>: 7</text:p>
      <text:p text:style-name="P777">cpu cores<text:tab/>: 8</text:p>
      <text:p text:style-name="P778">apicid<text:tab/><text:tab/>: 14</text:p>
      <text:p text:style-name="P779">initial apicid<text:tab/>: 14</text:p>
      <text:p text:style-name="P780">fpu<text:tab/><text:tab/>: yes</text:p>
      <text:p text:style-name="P781">fpu_exception<text:tab/>: yes</text:p>
      <text:p text:style-name="P782">cpuid level<text:tab/>: 22</text:p>
      <text:p text:style-name="P783">wp<text:tab/><text:tab/>: yes</text:p>
      <text:p text:style-name="P784">flags<text:tab/><text:tab/>: fpu vme de pse tsc msr pae mce cx8 apic sep mtrr pge mca cmov pat pse36 clflush dts acpi 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 arch_capabilities</text:p>
      <text:p text:style-name="P785">vmx flags<text:tab/>: vnmi preemption_timer posted_intr invvpid ept_x_only ept_ad ept_1gb flexpriority apicv tsc_offset vtpr mtf vapic ept vpid unrestricted_guest vapic_reg vid ple shadow_vmcs pml ept_mode_based_exec</text:p>
      <text:p text:style-name="P786">bugs<text:tab/><text:tab/>: spectre_v1 spectre_v2 spec_store_bypass swapgs itlb_multihit srbds mmio_stale_data retbleed eibrs_pbrsb</text:p>
      <text:p text:style-name="P787">bogomips<text:tab/>: 5799.77</text:p>
      <text:p text:style-name="P788">clflush size<text:tab/>: 64</text:p>
      <text:p text:style-name="P789">cache_alignment<text:tab/>: 64</text:p>
      <text:p text:style-name="P790">address sizes<text:tab/>: 39 bits physical, 48 bits virtual</text:p>
      <text:p text:style-name="P791">power management:</text:p>
      <text:p text:style-name="P792"/>
      <text:p text:style-name="P793">processor<text:tab/>: 8</text:p>
      <text:p text:style-name="P794">vendor_id<text:tab/>: GenuineIntel</text:p>
      <text:p text:style-name="P795">cpu family<text:tab/>: 6</text:p>
      <text:p text:style-name="P796">model<text:tab/><text:tab/>: 165</text:p>
      <text:p text:style-name="P797">model name<text:tab/>: Intel(R) Core(TM) i7-10700 CPU @ 2.90GHz</text:p>
      <text:p text:style-name="P798">stepping<text:tab/>: 5</text:p>
      <text:p text:style-name="P799">microcode<text:tab/>: 0xf0</text:p>
      <text:p text:style-name="P800">cpu MHz<text:tab/><text:tab/>: 2900.000</text:p>
      <text:p text:style-name="P801">cache size<text:tab/>: 16384 KB</text:p>
      <text:p text:style-name="P802">physical id<text:tab/>: 0</text:p>
      <text:p text:style-name="P803">siblings<text:tab/>: 16</text:p>
      <text:p text:style-name="P804">core id<text:tab/><text:tab/>: 0</text:p>
      <text:p text:style-name="P805">cpu cores<text:tab/>: 8</text:p>
      <text:p text:style-name="P806">apicid<text:tab/><text:tab/>: 1</text:p>
      <text:p text:style-name="P807">initial apicid<text:tab/>: 1</text:p>
      <text:p text:style-name="P808">fpu<text:tab/><text:tab/>: yes</text:p>
      <text:p text:style-name="P809">fpu_exception<text:tab/>: yes</text:p>
      <text:p text:style-name="P810">cpuid level<text:tab/>: 22</text:p>
      <text:p text:style-name="P811">wp<text:tab/><text:tab/>: yes</text:p>
      <text:p text:style-name="P812">flags<text:tab/><text:tab/>: fpu vme de pse tsc msr pae mce<text:s/>cx8 apic sep mtrr pge mca cmov pat pse36 clflush dts acpi 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text:s/>fsgsbase tsc_adjust bmi1 avx2 smep bmi2 erms invpcid mpx rdseed adx smap clflushopt intel_pt xsaveopt xsavec xgetbv1 xsaves dtherm ida arat pln pts hwp hwp_notify hwp_act_window hwp_epp pku ospke md_clear flush_l1d arch_capabilities</text:p>
      <text:p text:style-name="P813">vmx flags<text:tab/>: vnmi preemption_timer posted_intr invvpid ept_x_only ept_ad ept_1gb flexpriority apicv tsc_offset vtpr mtf vapic ept vpid unrestricted_guest vapic_reg vid ple shadow_vmcs pml ept_mode_based_exec</text:p>
      <text:p text:style-name="P814">bugs<text:tab/><text:tab/>: spectre_v1 spectre_v2 spec_store_bypass swapgs itlb_multihit srbds mmio_stale_data retbleed eibrs_pbrsb</text:p>
      <text:p text:style-name="P815">bogomips<text:tab/>: 5799.77</text:p>
      <text:p text:style-name="P816">clflush size<text:tab/>: 64</text:p>
      <text:p text:style-name="P817">cache_alignment<text:tab/>: 64</text:p>
      <text:p text:style-name="P818">address sizes<text:tab/>: 39 bits physical, 48 bits virtual</text:p>
      <text:p text:style-name="P819">power management:</text:p>
      <text:p text:style-name="P820"/>
      <text:p text:style-name="P821">processor<text:tab/>: 9</text:p>
      <text:p text:style-name="P822">vendor_id<text:tab/>: GenuineIntel</text:p>
      <text:p text:style-name="P823">cpu family<text:tab/>: 6</text:p>
      <text:p text:style-name="P824">model<text:tab/><text:tab/>: 165</text:p>
      <text:p text:style-name="P825">model name<text:tab/>: Intel(R)<text:s/>Core(TM) i7-10700 CPU @ 2.90GHz</text:p>
      <text:p text:style-name="P826">stepping<text:tab/>: 5</text:p>
      <text:p text:style-name="P827">microcode<text:tab/>: 0xf0</text:p>
      <text:p text:style-name="P828">cpu MHz<text:tab/><text:tab/>: 2900.000</text:p>
      <text:p text:style-name="P829">cache size<text:tab/>: 16384 KB</text:p>
      <text:p text:style-name="P830">physical id<text:tab/>: 0</text:p>
      <text:p text:style-name="P831">siblings<text:tab/>: 16</text:p>
      <text:p text:style-name="P832">core id<text:tab/><text:tab/>: 1</text:p>
      <text:p text:style-name="P833">cpu cores<text:tab/>: 8</text:p>
      <text:p text:style-name="P834">apicid<text:tab/><text:tab/>: 3</text:p>
      <text:p text:style-name="P835">initial apicid<text:tab/>: 3</text:p>
      <text:p text:style-name="P836">fpu<text:tab/><text:tab/>: yes</text:p>
      <text:p text:style-name="P837">fpu_exception<text:tab/>: yes</text:p>
      <text:p text:style-name="P838">cpuid level<text:tab/>: 22</text:p>
      <text:p text:style-name="P839">wp<text:tab/><text:tab/>: yes</text:p>
      <text:p text:style-name="P840">flags<text:tab/><text:tab/>: fpu vme de pse tsc msr pae mce cx8 apic sep mtrr pge mca cmov pat pse36 clflush dts acpi 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text:s/>arch_capabilities</text:p>
      <text:p text:style-name="P841">vmx flags<text:tab/>: vnmi preemption_timer posted_intr invvpid ept_x_only ept_ad ept_1gb flexpriority apicv tsc_offset vtpr mtf vapic ept vpid unrestricted_guest vapic_reg vid ple shadow_vmcs pml ept_mode_based_exec</text:p>
      <text:p text:style-name="P842">bugs<text:tab/><text:tab/>: spectre_v1 spectre_v2 spec_store_bypass swapgs itlb_multihit srbds mmio_stale_data retbleed eibrs_pbrsb</text:p>
      <text:p text:style-name="P843">bogomips<text:tab/>: 5799.77</text:p>
      <text:p text:style-name="P844">clflush size<text:tab/>: 64</text:p>
      <text:p text:style-name="P845">cache_alignment<text:tab/>: 64</text:p>
      <text:p text:style-name="P846">address sizes<text:tab/>: 39 bits physical, 48 bits virtual</text:p>
      <text:p text:style-name="P847">power management:</text:p>
      <text:p text:style-name="P848"/>
      <text:p text:style-name="P849">processor<text:tab/>: 10</text:p>
      <text:p text:style-name="P850">vendor_id<text:tab/>:<text:s/>GenuineIntel</text:p>
      <text:p text:style-name="P851">cpu family<text:tab/>: 6</text:p>
      <text:p text:style-name="P852">model<text:tab/><text:tab/>: 165</text:p>
      <text:p text:style-name="P853">model name<text:tab/>: Intel(R) Core(TM) i7-10700 CPU @ 2.90GHz</text:p>
      <text:p text:style-name="P854">stepping<text:tab/>: 5</text:p>
      <text:p text:style-name="P855">microcode<text:tab/>: 0xf0</text:p>
      <text:p text:style-name="P856">cpu MHz<text:tab/><text:tab/>: 2900.000</text:p>
      <text:p text:style-name="P857">cache size<text:tab/>: 16384 KB</text:p>
      <text:p text:style-name="P858">physical id<text:tab/>: 0</text:p>
      <text:p text:style-name="P859">siblings<text:tab/>: 16</text:p>
      <text:p text:style-name="P860">core id<text:tab/><text:tab/>: 2</text:p>
      <text:p text:style-name="P861">cpu cores<text:tab/>: 8</text:p>
      <text:p text:style-name="P862">apicid<text:tab/><text:tab/>: 5</text:p>
      <text:p text:style-name="P863">initial apicid<text:tab/>: 5</text:p>
      <text:p text:style-name="P864">fpu<text:tab/><text:tab/>: yes</text:p>
      <text:p text:style-name="P865">fpu_exception<text:tab/>: yes</text:p>
      <text:p text:style-name="P866">cpuid level<text:tab/>: 22</text:p>
      <text:p text:style-name="P867">wp<text:tab/><text:tab/>: yes</text:p>
      <text:p text:style-name="P868">flags<text:tab/><text:tab/>: fpu vme de pse tsc msr pae mce cx8 apic sep mtrr pge mca cmov pat pse36 clflush dts acpi 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text:s/>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 arch_capabilities</text:p>
      <text:p text:style-name="P869">vmx flags<text:tab/>: vnmi preemption_timer posted_intr invvpid ept_x_only ept_ad ept_1gb flexpriority apicv tsc_offset vtpr mtf vapic ept vpid unrestricted_guest vapic_reg vid ple shadow_vmcs pml ept_mode_based_exec</text:p>
      <text:p text:style-name="P870">bugs<text:tab/><text:tab/>: spectre_v1 spectre_v2 spec_store_bypass swapgs itlb_multihit srbds mmio_stale_data retbleed eibrs_pbrsb</text:p>
      <text:p text:style-name="P871">bogomips<text:tab/>: 5799.77</text:p>
      <text:p text:style-name="P872">clflush size<text:tab/>: 64</text:p>
      <text:p text:style-name="P873">cache_alignment<text:tab/>: 64</text:p>
      <text:p text:style-name="P874">address sizes<text:tab/>: 39 bits physical, 48 bits virtual</text:p>
      <text:p text:style-name="P875">power management:</text:p>
      <text:p text:style-name="P876"/>
      <text:p text:style-name="P877">processor<text:tab/>: 11</text:p>
      <text:p text:style-name="P878">vendor_id<text:tab/>: GenuineIntel</text:p>
      <text:p text:style-name="P879">cpu family<text:tab/>: 6</text:p>
      <text:p text:style-name="P880">model<text:tab/><text:tab/>: 165</text:p>
      <text:p text:style-name="P881">model name<text:tab/>: Intel(R) Core(TM) i7-10700 CPU @ 2.90GHz</text:p>
      <text:p text:style-name="P882">stepping<text:tab/>: 5</text:p>
      <text:p text:style-name="P883">microcode<text:tab/>: 0xf0</text:p>
      <text:p text:style-name="P884">cpu MHz<text:tab/><text:tab/>: 2900.000</text:p>
      <text:p text:style-name="P885">cache size<text:tab/>: 16384 KB</text:p>
      <text:p text:style-name="P886">physical id<text:tab/>: 0</text:p>
      <text:p text:style-name="P887">siblings<text:tab/>: 16</text:p>
      <text:p text:style-name="P888">core id<text:tab/><text:tab/>: 3</text:p>
      <text:p text:style-name="P889">cpu<text:s/>cores<text:tab/>: 8</text:p>
      <text:p text:style-name="P890">apicid<text:tab/><text:tab/>: 7</text:p>
      <text:p text:style-name="P891">initial apicid<text:tab/>: 7</text:p>
      <text:p text:style-name="P892">fpu<text:tab/><text:tab/>: yes</text:p>
      <text:p text:style-name="P893">fpu_exception<text:tab/>: yes</text:p>
      <text:p text:style-name="P894">cpuid level<text:tab/>: 22</text:p>
      <text:p text:style-name="P895">wp<text:tab/><text:tab/>: yes</text:p>
      <text:p text:style-name="P896">flags<text:tab/><text:tab/>: fpu vme de pse tsc msr pae mce cx8 apic sep mtrr pge mca cmov pat pse36 clflush dts acpi mmx fxsr sse sse2 ss ht tm pbe syscall nx pdpe1gb<text:s/>rdtscp lm constant_tsc art arch_perfmon pebs bts rep_good nopl xtopology nonstop_tsc cpuid aperfmperf pni pclmulqdq dtes64 monitor ds_cpl vmx smx est tm2 ssse3 sdbg fma cx16 xtpr pdcm pcid sse4_1 sse4_2 x2apic movbe popcnt tsc_deadline_timer aes xsave avx<text:s/>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 arch_capabilities</text:p>
      <text:p text:style-name="P897">vmx flags<text:tab/>: vnmi preemption_timer posted_intr invvpid ept_x_only ept_ad ept_1gb flexpriority apicv tsc_offset vtpr mtf vapic ept vpid unrestricted_guest vapic_reg vid ple shadow_vmcs pml ept_mode_based_exec</text:p>
      <text:p text:style-name="P898">bugs<text:tab/><text:tab/>: spectre_v1 spectre_v2 spec_store_bypass swapgs itlb_multihit srbds mmio_stale_data retbleed eibrs_pbrsb</text:p>
      <text:p text:style-name="P899">bogomips<text:tab/>: 5799.77</text:p>
      <text:p text:style-name="P900">clflush size<text:tab/>: 64</text:p>
      <text:p text:style-name="P901">cache_alignment<text:tab/>: 64</text:p>
      <text:p text:style-name="P902">address sizes<text:tab/>: 39 bits physical, 48 bits virtual</text:p>
      <text:p text:style-name="P903">power management:</text:p>
      <text:p text:style-name="P904"/>
      <text:p text:style-name="P905">processor<text:tab/>: 12</text:p>
      <text:p text:style-name="P906">vendor_id<text:tab/>: GenuineIntel</text:p>
      <text:p text:style-name="P907">cpu family<text:tab/>: 6</text:p>
      <text:p text:style-name="P908">model<text:tab/><text:tab/>: 165</text:p>
      <text:p text:style-name="P909">model name<text:tab/>: Intel(R) Core(TM) i7-10700 CPU @ 2.90GHz</text:p>
      <text:p text:style-name="P910">stepping<text:tab/>: 5</text:p>
      <text:p text:style-name="P911">microcode<text:tab/>: 0xf0</text:p>
      <text:p text:style-name="P912">cpu MHz<text:tab/><text:tab/>: 4484.972</text:p>
      <text:p text:style-name="P913">cache size<text:tab/>: 16384 KB</text:p>
      <text:p text:style-name="P914">physical id<text:tab/>: 0</text:p>
      <text:p text:style-name="P915">siblings<text:tab/>: 16</text:p>
      <text:p text:style-name="P916">core id<text:tab/><text:tab/>: 4</text:p>
      <text:p text:style-name="P917">cpu cores<text:tab/>: 8</text:p>
      <text:p text:style-name="P918">apicid<text:tab/><text:tab/>: 9</text:p>
      <text:p text:style-name="P919">initial apicid<text:tab/>: 9</text:p>
      <text:p text:style-name="P920">fpu<text:tab/><text:tab/>: yes</text:p>
      <text:p text:style-name="P921">fpu_exception<text:tab/>: yes</text:p>
      <text:p text:style-name="P922">cpuid level<text:tab/>: 22</text:p>
      <text:p text:style-name="P923">wp<text:tab/><text:tab/>: yes</text:p>
      <text:p text:style-name="P924">flags<text:tab/><text:tab/>: fpu vme de pse tsc msr pae mce cx8 apic sep mtrr pge mca cmov pat pse36 clflush dts acpi mmx fxsr<text:s/>sse sse2 ss ht tm pbe syscall nx pdpe1gb rdtscp lm constant_tsc art arch_perfmon pebs bts rep_good nopl xtopology nonstop_tsc cpuid aperfmperf pni pclmulqdq dtes64 monitor ds_cpl vmx smx est tm2 ssse3 sdbg fma cx16 xtpr pdcm pcid sse4_1 sse4_2 x2apic movbe<text:s/>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 arch_capabilities</text:p>
      <text:p text:style-name="P925">vmx flags<text:tab/>: vnmi preemption_timer posted_intr invvpid ept_x_only ept_ad ept_1gb flexpriority apicv tsc_offset vtpr mtf vapic ept vpid unrestricted_guest vapic_reg vid ple shadow_vmcs pml ept_mode_based_exec</text:p>
      <text:p text:style-name="P926">bugs<text:tab/><text:tab/>: spectre_v1 spectre_v2 spec_store_bypass swapgs itlb_multihit srbds mmio_stale_data retbleed eibrs_pbrsb</text:p>
      <text:p text:style-name="P927">bogomips<text:tab/>: 5799.77</text:p>
      <text:p text:style-name="P928">clflush<text:s/>size<text:tab/>: 64</text:p>
      <text:p text:style-name="P929">cache_alignment<text:tab/>: 64</text:p>
      <text:p text:style-name="P930">address sizes<text:tab/>: 39 bits physical, 48 bits virtual</text:p>
      <text:p text:style-name="P931">power management:</text:p>
      <text:p text:style-name="P932"/>
      <text:p text:style-name="P933">processor<text:tab/>: 13</text:p>
      <text:p text:style-name="P934">vendor_id<text:tab/>: GenuineIntel</text:p>
      <text:p text:style-name="P935">cpu family<text:tab/>: 6</text:p>
      <text:p text:style-name="P936">model<text:tab/><text:tab/>: 165</text:p>
      <text:p text:style-name="P937">model name<text:tab/>: Intel(R) Core(TM) i7-10700 CPU @ 2.90GHz</text:p>
      <text:p text:style-name="P938">stepping<text:tab/>: 5</text:p>
      <text:p text:style-name="P939">microcode<text:tab/>: 0xf0</text:p>
      <text:p text:style-name="P940">cpu<text:s/>MHz<text:tab/><text:tab/>: 2900.000</text:p>
      <text:p text:style-name="P941">cache size<text:tab/>: 16384 KB</text:p>
      <text:p text:style-name="P942">physical id<text:tab/>: 0</text:p>
      <text:p text:style-name="P943">siblings<text:tab/>: 16</text:p>
      <text:p text:style-name="P944">core id<text:tab/><text:tab/>: 5</text:p>
      <text:p text:style-name="P945">cpu cores<text:tab/>: 8</text:p>
      <text:p text:style-name="P946">apicid<text:tab/><text:tab/>: 11</text:p>
      <text:p text:style-name="P947">initial apicid<text:tab/>: 11</text:p>
      <text:p text:style-name="P948">fpu<text:tab/><text:tab/>: yes</text:p>
      <text:p text:style-name="P949">fpu_exception<text:tab/>: yes</text:p>
      <text:p text:style-name="P950">cpuid level<text:tab/>: 22</text:p>
      <text:p text:style-name="P951">wp<text:tab/><text:tab/>: yes</text:p>
      <text:p text:style-name="P952">flags<text:tab/><text:tab/>: fpu vme de pse tsc msr pae mce cx8 apic sep mtrr pge mca<text:s/>cmov pat pse36 clflush dts acpi mmx fxsr sse sse2 ss ht tm pbe syscall nx pdpe1gb rdtscp lm constant_tsc art arch_perfmon pebs bts rep_good nopl xtopology nonstop_tsc cpuid aperfmperf pni pclmulqdq dtes64 monitor ds_cpl vmx smx est tm2 ssse3 sdbg fma cx16<text:s/>xtpr pdcm pcid sse4_1 sse4_2 x2apic movbe popcnt tsc_deadline_timer aes xsave avx f16c rdrand lahf_lm abm 3dnowprefetch cpuid_fault epb invpcid_single ssbd ibrs ibpb stibp ibrs_enhanced tpr_shadow vnmi flexpriority ept vpid ept_ad fsgsbase tsc_adjust bmi1<text:s/>avx2 smep bmi2 erms invpcid mpx rdseed adx smap clflushopt intel_pt xsaveopt xsavec xgetbv1 xsaves dtherm ida arat pln pts hwp hwp_notify hwp_act_window hwp_epp pku ospke md_clear flush_l1d arch_capabilities</text:p>
      <text:p text:style-name="P953">vmx flags<text:tab/>: vnmi preemption_timer posted_intr invvpid ept_x_only ept_ad ept_1gb flexpriority apicv tsc_offset vtpr mtf vapic ept vpid unrestricted_guest vapic_reg vid ple shadow_vmcs pml ept_mode_based_exec</text:p>
      <text:p text:style-name="P954">bugs<text:tab/><text:tab/>: spectre_v1 spectre_v2 spec_store_bypass swapgs itlb_multihit srbds mmio_stale_data retbleed eibrs_pbrsb</text:p>
      <text:p text:style-name="P955">bogomips<text:tab/>: 5799.77</text:p>
      <text:p text:style-name="P956">clflush size<text:tab/>: 64</text:p>
      <text:p text:style-name="P957">cache_alignment<text:tab/>: 64</text:p>
      <text:p text:style-name="P958">address sizes<text:tab/>: 39 bits physical, 48 bits virtual</text:p>
      <text:p text:style-name="P959">power management:</text:p>
      <text:p text:style-name="P960"/>
      <text:p text:style-name="P961">processor<text:tab/>: 14</text:p>
      <text:p text:style-name="P962">vendor_id<text:tab/>: GenuineIntel</text:p>
      <text:p text:style-name="P963">cpu family<text:tab/>: 6</text:p>
      <text:p text:style-name="P964">model<text:tab/><text:tab/>: 165</text:p>
      <text:p text:style-name="P965">model name<text:tab/>: Intel(R) Core(TM) i7-10700 CPU @<text:s/>2.90GHz</text:p>
      <text:p text:style-name="P966">stepping<text:tab/>: 5</text:p>
      <text:p text:style-name="P967">microcode<text:tab/>: 0xf0</text:p>
      <text:p text:style-name="P968">cpu MHz<text:tab/><text:tab/>: 2900.000</text:p>
      <text:p text:style-name="P969">cache size<text:tab/>: 16384 KB</text:p>
      <text:p text:style-name="P970">physical id<text:tab/>: 0</text:p>
      <text:p text:style-name="P971">siblings<text:tab/>: 16</text:p>
      <text:p text:style-name="P972">core id<text:tab/><text:tab/>: 6</text:p>
      <text:p text:style-name="P973">cpu cores<text:tab/>: 8</text:p>
      <text:p text:style-name="P974">apicid<text:tab/><text:tab/>: 13</text:p>
      <text:p text:style-name="P975">initial apicid<text:tab/>: 13</text:p>
      <text:p text:style-name="P976">fpu<text:tab/><text:tab/>: yes</text:p>
      <text:p text:style-name="P977">fpu_exception<text:tab/>: yes</text:p>
      <text:p text:style-name="P978">cpuid level<text:tab/>: 22</text:p>
      <text:p text:style-name="P979">wp<text:tab/><text:tab/>: yes</text:p>
      <text:p text:style-name="P980">flags<text:tab/><text:tab/>: fpu vme de pse<text:s/>tsc msr pae mce cx8 apic sep mtrr pge mca cmov pat pse36 clflush dts acpi 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text:s/>ept vpid ept_ad fsgsbase tsc_adjust bmi1 avx2 smep bmi2 erms invpcid mpx rdseed adx smap clflushopt intel_pt xsaveopt xsavec xgetbv1 xsaves dtherm ida arat pln pts hwp hwp_notify hwp_act_window hwp_epp pku ospke md_clear flush_l1d arch_capabilities</text:p>
      <text:p text:style-name="P981">vmx flags<text:tab/>: vnmi preemption_timer posted_intr invvpid ept_x_only ept_ad ept_1gb flexpriority apicv tsc_offset vtpr mtf vapic ept vpid unrestricted_guest vapic_reg vid ple shadow_vmcs pml ept_mode_based_exec</text:p>
      <text:p text:style-name="P982">bugs<text:tab/><text:tab/>: spectre_v1 spectre_v2 spec_store_bypass swapgs<text:s/>itlb_multihit srbds mmio_stale_data retbleed eibrs_pbrsb</text:p>
      <text:p text:style-name="P983">bogomips<text:tab/>: 5799.77</text:p>
      <text:p text:style-name="P984">clflush size<text:tab/>: 64</text:p>
      <text:p text:style-name="P985">cache_alignment<text:tab/>: 64</text:p>
      <text:p text:style-name="P986">address sizes<text:tab/>: 39 bits physical, 48 bits virtual</text:p>
      <text:p text:style-name="P987">power management:</text:p>
      <text:p text:style-name="P988"/>
      <text:p text:style-name="P989">processor<text:tab/>: 15</text:p>
      <text:p text:style-name="P990">vendor_id<text:tab/>: GenuineIntel</text:p>
      <text:p text:style-name="P991">cpu family<text:tab/>: 6</text:p>
      <text:p text:style-name="P992">model<text:tab/><text:tab/>: 165</text:p>
      <text:p text:style-name="P993">model name<text:tab/>: Intel(R) Core(TM) i7-10700 CPU @ 2.90GHz</text:p>
      <text:p text:style-name="P994">stepping<text:tab/>: 5</text:p>
      <text:p text:style-name="P995">microcode<text:tab/>: 0xf0</text:p>
      <text:p text:style-name="P996">cpu MHz<text:tab/><text:tab/>: 2900.000</text:p>
      <text:p text:style-name="P997">cache size<text:tab/>: 16384 KB</text:p>
      <text:p text:style-name="P998">physical id<text:tab/>: 0</text:p>
      <text:p text:style-name="P999">siblings<text:tab/>: 16</text:p>
      <text:p text:style-name="P1000">core id<text:tab/><text:tab/>: 7</text:p>
      <text:p text:style-name="P1001">cpu cores<text:tab/>: 8</text:p>
      <text:p text:style-name="P1002">apicid<text:tab/><text:tab/>: 15</text:p>
      <text:p text:style-name="P1003">initial apicid<text:tab/>: 15</text:p>
      <text:p text:style-name="P1004">fpu<text:tab/><text:tab/>: yes</text:p>
      <text:p text:style-name="P1005">fpu_exception<text:tab/>: yes</text:p>
      <text:p text:style-name="P1006">cpuid level<text:tab/>: 22</text:p>
      <text:p text:style-name="P1007">wp<text:tab/><text:tab/>: yes</text:p>
      <text:p text:style-name="P1008">flags<text:tab/><text:tab/>: fpu vme de pse tsc msr pae mce cx8 apic sep mtrr pge mca cmov pat pse36 clflush dts acpi mmx fxsr sse sse2 ss ht tm pbe syscall nx pdpe1gb rdtscp lm constant_tsc art arch_perfmon pebs bts rep_good nopl xtopology nonstop_tsc cpuid aperfmperf pni pclmulqdq dtes64 monitor ds_cpl vmx smx est tm2 ssse3 sdbg fma cx16 xtpr pdcm pcid sse4_1 sse4_2 x2apic movbe popcnt tsc_deadline_timer aes xsave avx f16c rdrand lahf_lm abm 3dnowprefetch cpuid_fault epb invpcid_single ssbd ibrs ibpb stibp ibrs_enhanced tpr_shadow vnmi flexpriority ept vpid ept_ad fsgsbase tsc_adjust bmi1 avx2 smep bmi2 erms invpcid mpx rdseed adx smap clflushopt intel_pt xsaveopt xsavec xgetbv1 xsaves dtherm ida arat pln pts hwp hwp_notify hwp_act_window hwp_epp pku ospke md_clear flush_l1d arch_capabilities</text:p>
      <text:p text:style-name="P1009">vmx flags<text:tab/>: vnmi preemption_timer posted_intr invvpid ept_x_only ept_ad ept_1gb flexpriority apicv tsc_offset vtpr mtf vapic ept vpid unrestricted_guest vapic_reg vid ple shadow_vmcs pml ept_mode_based_exec</text:p>
      <text:p text:style-name="P1010">bugs<text:tab/><text:tab/>: spectre_v1 spectre_v2 spec_store_bypass swapgs itlb_multihit srbds mmio_stale_data retbleed eibrs_pbrsb</text:p>
      <text:p text:style-name="P1011">bogomips<text:tab/>: 5799.77</text:p>
      <text:p text:style-name="P1012">clflush size<text:tab/>: 64</text:p>
      <text:p text:style-name="P1013">cache_alignment<text:tab/>: 64</text:p>
      <text:p text:style-name="P1014">address sizes<text:tab/>: 39 bits physical, 48 bits virtual</text:p>
      <text:p text:style-name="P1015">power management:</text:p>
      <text:p text:style-name="P1016"/>
      <text:p text:style-name="P1017">show memory info</text:p>
      <text:p text:style-name="P1018">MemTotal: <text:s text:c="7"/>7910716 kB</text:p>
      <text:p text:style-name="P1019">MemFree: <text:s text:c="8"/>3977164 kB</text:p>
      <text:p text:style-name="P1020">MemAvailable: <text:s text:c="3"/>5671192 kB</text:p>
      <text:p text:style-name="P1021">Buffers: <text:s text:c="10"/>91848 kB</text:p>
      <text:p text:style-name="P1022">Cached: <text:s text:c="9"/>2264904 kB</text:p>
      <text:p text:style-name="P1023">SwapCached: <text:s text:c="11"/>0 kB</text:p>
      <text:p text:style-name="P1024">Active: <text:s text:c="10"/>474476 kB</text:p>
      <text:p text:style-name="P1025">Inactive: <text:s text:c="7"/>2645228 kB</text:p>
      <text:p text:style-name="P1026">Active(anon): <text:s text:c="6"/>1888 kB</text:p>
      <text:p text:style-name="P1027">Inactive(anon): <text:s/>1246452 kB</text:p>
      <text:p text:style-name="P1028">Active(file): <text:s text:c="4"/>472588 kB</text:p>
      <text:p text:style-name="P1029">Inactive(file): <text:s/>1398776 kB</text:p>
      <text:p text:style-name="P1030">Unevictable: <text:s text:c="5"/>463492 kB</text:p>
      <text:p text:style-name="P1031">Mlocked: <text:s text:c="14"/>0 kB</text:p>
      <text:p text:style-name="P1032">SwapTotal: <text:s text:c="5"/>13149180 kB</text:p>
      <text:p text:style-name="P1033">SwapFree: <text:s text:c="6"/>13149180 kB</text:p>
      <text:p text:style-name="P1034">Dirty: <text:s text:c="16"/>0 kB</text:p>
      <text:p text:style-name="P1035">Writeback: <text:s text:c="12"/>0 kB</text:p>
      <text:p text:style-name="P1036">AnonPages: <text:s text:c="6"/>1226756 kB</text:p>
      <text:p text:style-name="P1037">Mapped: <text:s text:c="10"/>582596 kB</text:p>
      <text:p text:style-name="P1038">Shmem: <text:s text:c="11"/>488960 kB</text:p>
      <text:p text:style-name="P1039">KReclaimable: <text:s text:c="5"/>83656 kB</text:p>
      <text:p text:style-name="P1040">Slab: <text:s text:c="12"/>198448 kB</text:p>
      <text:p text:style-name="P1041">SReclaimable: <text:s text:c="5"/>83656 kB</text:p>
      <text:p text:style-name="P1042">SUnreclaim: <text:s text:c="6"/>114792 kB</text:p>
      <text:p text:style-name="P1043">KernelStack: <text:s text:c="6"/>14512 kB</text:p>
      <text:p text:style-name="P1044">PageTables: <text:s text:c="7"/>23496 kB</text:p>
      <text:p text:style-name="P1045">NFS_Unstable: <text:s text:c="9"/>0 kB</text:p>
      <text:p text:style-name="P1046">Bounce: <text:s text:c="15"/>0 kB</text:p>
      <text:p text:style-name="P1047">WritebackTmp: <text:s text:c="9"/>0 kB</text:p>
      <text:p text:style-name="P1048">CommitLimit: <text:s text:c="3"/>17104536 kB</text:p>
      <text:p text:style-name="P1049">Committed_AS: <text:s text:c="3"/>6525636 kB</text:p>
      <text:p text:style-name="P1050">VmallocTotal: <text:s text:c="2"/>34359738367 kB</text:p>
      <text:p text:style-name="P1051">VmallocUsed: <text:s text:c="6"/>40028 kB</text:p>
      <text:p text:style-name="P1052">VmallocChunk: <text:s text:c="9"/>0 kB</text:p>
      <text:p text:style-name="P1053">Percpu: <text:s text:c="11"/>13184 kB</text:p>
      <text:p text:style-name="P1054">HardwareCorrupted: <text:s text:c="4"/>0 kB</text:p>
      <text:p text:style-name="P1055">AnonHugePages: <text:s text:c="8"/>0 kB</text:p>
      <text:p text:style-name="P1056">ShmemHugePages: <text:s text:c="7"/>0 kB</text:p>
      <text:p text:style-name="P1057">ShmemPmdMapped: <text:s text:c="7"/>0 kB</text:p>
      <text:p text:style-name="P1058">FileHugePages: <text:s text:c="8"/>0 kB</text:p>
      <text:p text:style-name="P1059">FilePmdMapped: <text:s text:c="8"/>0 kB</text:p>
      <text:p text:style-name="P1060">HugePages_Total: <text:s text:c="6"/>0</text:p>
      <text:p text:style-name="P1061">HugePages_Free: <text:s text:c="7"/>0</text:p>
      <text:p text:style-name="P1062">HugePages_Rsvd: <text:s text:c="7"/>0</text:p>
      <text:p text:style-name="P1063">HugePages_Surp: <text:s text:c="7"/>0</text:p>
      <text:p text:style-name="P1064">Hugepagesize: <text:s text:c="6"/>2048 kB</text:p>
      <text:p text:style-name="P1065">Hugetlb: <text:s text:c="14"/>0 kB</text:p>
      <text:p text:style-name="P1066">DirectMap4k: <text:s text:c="5"/>277096 kB</text:p>
      <text:p text:style-name="P1067">DirectMap2M: <text:s text:c="4"/>5785600 kB</text:p>
      <text:p text:style-name="P1068">DirectMap1G: <text:s text:c="4"/>2097152 kB</text:p>
      <text:p text:style-name="P1069">show hardisk info</text:p>
      <text:p text:style-name="P1070">[sudo] password for student:</text:p>
      <text:p text:style-name="P1071"><text:s text:c="2"/>*-namespace <text:s text:c="14"/></text:p>
      <text:p text:style-name="P1072"><text:s text:c="7"/>description: NVMe namespace</text:p>
      <text:p text:style-name="P1073"><text:s text:c="7"/>physical id: 1</text:p>
      <text:p text:style-name="P1074"><text:s text:c="7"/>logical name: /dev/nvme0n1</text:p>
      <text:p text:style-name="P1075"><text:s text:c="7"/>size: 476GiB (512GB)</text:p>
      <text:p text:style-name="P1076"><text:s text:c="7"/>capabilities: gpt-1.00 partitioned partitioned:gpt</text:p>
      <text:p text:style-name="P1077"><text:s text:c="7"/>configuration: guid=5f87ed6f-fcb9-4c1a-b8c6-7dedeb4d177e logicalsectorsize=512 sectorsize=512</text:p>
      <text:p text:style-name="P1078">student@ITP-CC2-38:~/20csr103$</text:p>
      <text:p text:style-name="P1079"/>
      <text:p text:style-name="P1080"><text:s/>CODE:</text:p>
      <text:p text:style-name="P1081">echo "about os and version,release number,kernal version"</text:p>
      <text:p text:style-name="P1082">uname -a</text:p>
      <text:p text:style-name="P1083">echo "show all available shells"</text:p>
      <text:p text:style-name="P1084">cat /etc/shells</text:p>
      <text:p text:style-name="P1085">echo "show mouse settings"</text:p>
      <text:p text:style-name="P1086">xev</text:p>
      <text:p text:style-name="P1087">echo "show cpu information"</text:p>
      <text:p text:style-name="P1088">cat /proc/cpuinfo</text:p>
      <text:p text:style-name="P1089">echo "show<text:s/>memory info"</text:p>
      <text:p text:style-name="P1090">cat /proc/meminfo</text:p>
      <text:p text:style-name="P1091">echo "show hardisk info"</text:p>
      <text:p text:style-name="Standard"><text:span text:style-name="T1092">sudo lshw -class disk</text:span></text:p>
      <text:p text:style-name="P10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 Kowsalya</dc:creator>
    <meta:creation-date>2023-02-21T14:47:00Z</meta:creation-date>
    <dc:date>2023-05-19T16:40:00Z</dc:date>
    <meta:template xlink:href="Normal" xlink:type="simple"/>
    <meta:editing-cycles>5</meta:editing-cycles>
    <meta:editing-duration>PT3060S</meta:editing-duration>
    <meta:document-statistic meta:page-count="1" meta:paragraph-count="101" meta:word-count="7615" meta:character-count="50924" meta:row-count="361" meta:non-whitespace-character-count="43410"/>
  </office:meta>
</office:document-meta>
</file>